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CM - Cell 4" table:style-name="ta1">
        <table:shapes>
          <draw:frame draw:z-index="0" draw:style-name="gr1" draw:text-style-name="P1" svg:width="6.298in" svg:height="3.5453in" svg:x="7.3063in" svg:y="0.3969in">
            <draw:object draw:notify-on-update-of-ranges="'NCM - Cell 4'.B6:'NCM - Cell 4'.B13 'NCM - Cell 4'.C5:'NCM - Cell 4'.C5 'NCM - Cell 4'.C6:'NCM - Cell 4'.C13 'NCM - Cell 4'.B6:'NCM - Cell 4'.B13 'NCM - Cell 4'.D5:'NCM - Cell 4'.D5 'NCM - Cell 4'.D6:'NCM - Cell 4'.D13 'NCM - Cell 4'.B6:'NCM - Cell 4'.B13 'NCM - Cell 4'.E5:'NCM - Cell 4'.E5 'NCM - Cell 4'.E6:'NCM - Cell 4'.E13 'NCM - Cell 4'.B6:'NCM - Cell 4'.B13 'NCM - Cell 4'.F5:'NCM - Cell 4'.F5 'NCM - Cell 4'.F6:'NCM - Cell 4'.F13 'NCM - Cell 4'.B6:'NCM - Cell 4'.B13 'NCM - Cell 4'.G5:'NCM - Cell 4'.G5 'NCM - Cell 4'.G6:'NCM - Cell 4'.G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53in" svg:x="13.9839in" svg:y="0.398in">
            <draw:object draw:notify-on-update-of-ranges="'NCM - Cell 4'.B17:'NCM - Cell 4'.B24 'NCM - Cell 4'.C16:'NCM - Cell 4'.C16 'NCM - Cell 4'.C17:'NCM - Cell 4'.C24 'NCM - Cell 4'.B17:'NCM - Cell 4'.B24 'NCM - Cell 4'.D16:'NCM - Cell 4'.D16 'NCM - Cell 4'.D17:'NCM - Cell 4'.D24 'NCM - Cell 4'.B17:'NCM - Cell 4'.B24 'NCM - Cell 4'.E16:'NCM - Cell 4'.E16 'NCM - Cell 4'.E17:'NCM - Cell 4'.E24 'NCM - Cell 4'.B17:'NCM - Cell 4'.B24 'NCM - Cell 4'.F16:'NCM - Cell 4'.F16 'NCM - Cell 4'.F17:'NCM - Cell 4'.F24 'NCM - Cell 4'.B17:'NCM - Cell 4'.B24 'NCM - Cell 4'.G16:'NCM - Cell 4'.G16 'NCM - Cell 4'.G17:'NCM - Cell 4'.G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in" svg:height="3.5449in" svg:x="7.1654in" svg:y="4.2146in">
            <draw:object draw:notify-on-update-of-ranges="'NCM - Cell 4'.B28:'NCM - Cell 4'.B35 'NCM - Cell 4'.C27:'NCM - Cell 4'.C27 'NCM - Cell 4'.C28:'NCM - Cell 4'.C35 'NCM - Cell 4'.B28:'NCM - Cell 4'.B35 'NCM - Cell 4'.D27:'NCM - Cell 4'.D27 'NCM - Cell 4'.D28:'NCM - Cell 4'.D35 'NCM - Cell 4'.B28:'NCM - Cell 4'.B35 'NCM - Cell 4'.E27:'NCM - Cell 4'.E27 'NCM - Cell 4'.E28:'NCM - Cell 4'.E35 'NCM - Cell 4'.B28:'NCM - Cell 4'.B35 'NCM - Cell 4'.F27:'NCM - Cell 4'.F27 'NCM - Cell 4'.F28:'NCM - Cell 4'.F35 'NCM - Cell 4'.B28:'NCM - Cell 4'.B35 'NCM - Cell 4'.G27:'NCM - Cell 4'.G27 'NCM - Cell 4'.G28:'NCM - Cell 4'.G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6.298in" svg:height="3.5453in" svg:x="14.0378in" svg:y="4.2874in">
            <draw:object draw:notify-on-update-of-ranges="'NCM - Cell 4'.B39:'NCM - Cell 4'.B46 'NCM - Cell 4'.C38:'NCM - Cell 4'.C38 'NCM - Cell 4'.C39:'NCM - Cell 4'.C46 'NCM - Cell 4'.B39:'NCM - Cell 4'.B46 'NCM - Cell 4'.D38:'NCM - Cell 4'.D38 'NCM - Cell 4'.D39:'NCM - Cell 4'.D46 'NCM - Cell 4'.B39:'NCM - Cell 4'.B46 'NCM - Cell 4'.E38:'NCM - Cell 4'.E38 'NCM - Cell 4'.E39:'NCM - Cell 4'.E46 'NCM - Cell 4'.B39:'NCM - Cell 4'.B46 'NCM - Cell 4'.F38:'NCM - Cell 4'.F38 'NCM - Cell 4'.F39:'NCM - Cell 4'.F46 'NCM - Cell 4'.B39:'NCM - Cell 4'.B46 'NCM - Cell 4'.G38:'NCM - Cell 4'.G38 'NCM - Cell 4'.G39:'NCM - Cell 4'.G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4.7654in" svg:y="17.4051in">
            <draw:object draw:notify-on-update-of-ranges="'NCM - Cell 4'.B88:'NCM - Cell 4'.B95 'NCM - Cell 4'.C87:'NCM - Cell 4'.C87 'NCM - Cell 4'.C88:'NCM - Cell 4'.C95 'NCM - Cell 4'.B88:'NCM - Cell 4'.B95 'NCM - Cell 4'.D87:'NCM - Cell 4'.D87 'NCM - Cell 4'.D88:'NCM - Cell 4'.D95 'NCM - Cell 4'.B88:'NCM - Cell 4'.B95 'NCM - Cell 4'.E87:'NCM - Cell 4'.E87 'NCM - Cell 4'.E88:'NCM - Cell 4'.E95 'NCM - Cell 4'.B88:'NCM - Cell 4'.B95 'NCM - Cell 4'.F87:'NCM - Cell 4'.F87 'NCM - Cell 4'.F88:'NCM - Cell 4'.F95 'NCM - Cell 4'.B88:'NCM - Cell 4'.B95 'NCM - Cell 4'.G87:'NCM - Cell 4'.G87 'NCM - Cell 4'.G88:'NCM - Cell 4'.G95 'NCM - Cell 4'.B88:'NCM - Cell 4'.B95 'NCM - Cell 4'.H87:'NCM - Cell 4'.H87 'NCM - Cell 4'.H88:'NCM - Cell 4'.H95 'NCM - Cell 4'.B88:'NCM - Cell 4'.B95 'NCM - Cell 4'.I87:'NCM - Cell 4'.I87 'NCM - Cell 4'.I88:'NCM - Cell 4'.I95 'NCM - Cell 4'.B88:'NCM - Cell 4'.B95 'NCM - Cell 4'.J87:'NCM - Cell 4'.J87 'NCM - Cell 4'.J88:'NCM - Cell 4'.J95 'NCM - Cell 4'.B88:'NCM - Cell 4'.B95 'NCM - Cell 4'.K87:'NCM - Cell 4'.K87 'NCM - Cell 4'.K88:'NCM - Cell 4'.K95 'NCM - Cell 4'.B88:'NCM - Cell 4'.B95 'NCM - Cell 4'.L87:'NCM - Cell 4'.L87 'NCM - Cell 4'.L88:'NCM - Cell 4'.L9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6.2984in" svg:height="3.5449in" svg:x="6.7098in" svg:y="8.3764in">
            <draw:object draw:notify-on-update-of-ranges="'NCM - Cell 4'.B53:'NCM - Cell 4'.B58 'NCM - Cell 4'.D53:'NCM - Cell 4'.D58 'NCM - Cell 4'.B53:'NCM - Cell 4'.B58 'NCM - Cell 4'.E53:'NCM - Cell 4'.E5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6.2937in" svg:height="3.5406in" svg:x="10.2083in" svg:y="17.452in">
            <draw:object draw:notify-on-update-of-ranges="'NCM - Cell 4'.B101:'NCM - Cell 4'.B105 'NCM - Cell 4'.C101:'NCM - Cell 4'.C105 'NCM - Cell 4'.B101:'NCM - Cell 4'.B105 'NCM - Cell 4'.D101:'NCM - Cell 4'.D10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/>
          <table:table-cell office:value-type="string" calcext:value-type="string">
            <text:p>###########################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Resistances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#################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_inpt:</text:p>
          </table:table-cell>
          <table:table-cell office:value-type="float" office:value="0.25" calcext:value-type="float">
            <text:p>0.2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:5</text:p>
          </table:table-cell>
          <table:table-cell office:value-type="string" calcext:value-type="string">
            <text:p>T:10</text:p>
          </table:table-cell>
          <table:table-cell office:value-type="string" calcext:value-type="string">
            <text:p>T:20</text:p>
          </table:table-cell>
          <table:table-cell office:value-type="string" calcext:value-type="string">
            <text:p>T:30</text:p>
          </table:table-cell>
          <table:table-cell office:value-type="string" calcext:value-type="string">
            <text:p>T:5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456" calcext:value-type="float">
            <text:p>1.456</text:p>
          </table:table-cell>
          <table:table-cell office:value-type="float" office:value="0.132705" calcext:value-type="float">
            <text:p>0.132705</text:p>
          </table:table-cell>
          <table:table-cell office:value-type="float" office:value="0.101736" calcext:value-type="float">
            <text:p>0.101736</text:p>
          </table:table-cell>
          <table:table-cell office:value-type="float" office:value="0.066305" calcext:value-type="float">
            <text:p>0.066305</text:p>
          </table:table-cell>
          <table:table-cell office:value-type="float" office:value="0.05033" calcext:value-type="float">
            <text:p>0.05033</text:p>
          </table:table-cell>
          <table:table-cell office:value-type="float" office:value="0.031923" calcext:value-type="float">
            <text:p>0.03192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.865" calcext:value-type="float">
            <text:p>2.865</text:p>
          </table:table-cell>
          <table:table-cell office:value-type="float" office:value="0.120366" calcext:value-type="float">
            <text:p>0.120366</text:p>
          </table:table-cell>
          <table:table-cell office:value-type="float" office:value="0.098254" calcext:value-type="float">
            <text:p>0.098254</text:p>
          </table:table-cell>
          <table:table-cell office:value-type="float" office:value="0.067782" calcext:value-type="float">
            <text:p>0.067782</text:p>
          </table:table-cell>
          <table:table-cell office:value-type="float" office:value="0.048611" calcext:value-type="float">
            <text:p>0.048611</text:p>
          </table:table-cell>
          <table:table-cell office:value-type="float" office:value="0.033391" calcext:value-type="float">
            <text:p>0.0333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9431" calcext:value-type="float">
            <text:p>0.089431</text:p>
          </table:table-cell>
          <table:table-cell office:value-type="float" office:value="0.066013" calcext:value-type="float">
            <text:p>0.066013</text:p>
          </table:table-cell>
          <table:table-cell office:value-type="float" office:value="0.045927" calcext:value-type="float">
            <text:p>0.045927</text:p>
          </table:table-cell>
          <table:table-cell office:value-type="float" office:value="0.031676" calcext:value-type="float">
            <text:p>0.0316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.615" calcext:value-type="float">
            <text:p>5.615</text:p>
          </table:table-cell>
          <table:table-cell office:value-type="float" office:value="0.114427" calcext:value-type="float">
            <text:p>0.114427</text:p>
          </table:table-cell>
          <table:table-cell office:value-type="float" office:value="0.092826" calcext:value-type="float">
            <text:p>0.092826</text:p>
          </table:table-cell>
          <table:table-cell office:value-type="float" office:value="0.064859" calcext:value-type="float">
            <text:p>0.064859</text:p>
          </table:table-cell>
          <table:table-cell office:value-type="float" office:value="0.046562" calcext:value-type="float">
            <text:p>0.046562</text:p>
          </table:table-cell>
          <table:table-cell office:value-type="float" office:value="0.030938" calcext:value-type="float">
            <text:p>0.03093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.99" calcext:value-type="float">
            <text:p>6.99</text:p>
          </table:table-cell>
          <table:table-cell office:value-type="float" office:value="0.121832" calcext:value-type="float">
            <text:p>0.121832</text:p>
          </table:table-cell>
          <table:table-cell office:value-type="float" office:value="0.089874" calcext:value-type="float">
            <text:p>0.089874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0.04508" calcext:value-type="float">
            <text:p>0.04508</text:p>
          </table:table-cell>
          <table:table-cell office:value-type="float" office:value="0.030452" calcext:value-type="float">
            <text:p>0.0304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.364" calcext:value-type="float">
            <text:p>8.364</text:p>
          </table:table-cell>
          <table:table-cell office:value-type="float" office:value="0.116416" calcext:value-type="float">
            <text:p>0.116416</text:p>
          </table:table-cell>
          <table:table-cell office:value-type="float" office:value="0.102678" calcext:value-type="float">
            <text:p>0.102678</text:p>
          </table:table-cell>
          <table:table-cell office:value-type="float" office:value="0.078069" calcext:value-type="float">
            <text:p>0.078069</text:p>
          </table:table-cell>
          <table:table-cell office:value-type="float" office:value="0.052333" calcext:value-type="float">
            <text:p>0.052333</text:p>
          </table:table-cell>
          <table:table-cell office:value-type="float" office:value="0.031916" calcext:value-type="float">
            <text:p>0.03191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.64" calcext:value-type="float">
            <text:p>9.64</text:p>
          </table:table-cell>
          <table:table-cell office:value-type="float" office:value="0.130516" calcext:value-type="float">
            <text:p>0.130516</text:p>
          </table:table-cell>
          <table:table-cell office:value-type="float" office:value="0.102887" calcext:value-type="float">
            <text:p>0.102887</text:p>
          </table:table-cell>
          <table:table-cell office:value-type="float" office:value="0.06979" calcext:value-type="float">
            <text:p>0.06979</text:p>
          </table:table-cell>
          <table:table-cell office:value-type="float" office:value="0.060443" calcext:value-type="float">
            <text:p>0.060443</text:p>
          </table:table-cell>
          <table:table-cell office:value-type="float" office:value="0.037426" calcext:value-type="float">
            <text:p>0.03742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.174" calcext:value-type="float">
            <text:p>10.174</text:p>
          </table:table-cell>
          <table:table-cell office:value-type="float" office:value="0.133289" calcext:value-type="float">
            <text:p>0.133289</text:p>
          </table:table-cell>
          <table:table-cell office:value-type="float" office:value="0.105671" calcext:value-type="float">
            <text:p>0.105671</text:p>
          </table:table-cell>
          <table:table-cell office:value-type="float" office:value="0.083043" calcext:value-type="float">
            <text:p>0.083043</text:p>
          </table:table-cell>
          <table:table-cell office:value-type="float" office:value="0.070722" calcext:value-type="float">
            <text:p>0.070722</text:p>
          </table:table-cell>
          <table:table-cell office:value-type="float" office:value="0.056459" calcext:value-type="float">
            <text:p>0.05645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#################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_inpt: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:5</text:p>
          </table:table-cell>
          <table:table-cell office:value-type="string" calcext:value-type="string">
            <text:p>T:10</text:p>
          </table:table-cell>
          <table:table-cell office:value-type="string" calcext:value-type="string">
            <text:p>T:20</text:p>
          </table:table-cell>
          <table:table-cell office:value-type="string" calcext:value-type="string">
            <text:p>T:30</text:p>
          </table:table-cell>
          <table:table-cell office:value-type="string" calcext:value-type="string">
            <text:p>T:5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456" calcext:value-type="float">
            <text:p>1.456</text:p>
          </table:table-cell>
          <table:table-cell office:value-type="float" office:value="0.221649" calcext:value-type="float">
            <text:p>0.221649</text:p>
          </table:table-cell>
          <table:table-cell office:value-type="float" office:value="0.16144" calcext:value-type="float">
            <text:p>0.16144</text:p>
          </table:table-cell>
          <table:table-cell office:value-type="float" office:value="0.086449" calcext:value-type="float">
            <text:p>0.086449</text:p>
          </table:table-cell>
          <table:table-cell office:value-type="float" office:value="0.056487" calcext:value-type="float">
            <text:p>0.056487</text:p>
          </table:table-cell>
          <table:table-cell office:value-type="float" office:value="0.033155" calcext:value-type="float">
            <text:p>0.0331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.865" calcext:value-type="float">
            <text:p>2.865</text:p>
          </table:table-cell>
          <table:table-cell office:value-type="float" office:value="0.188487" calcext:value-type="float">
            <text:p>0.188487</text:p>
          </table:table-cell>
          <table:table-cell office:value-type="float" office:value="0.143199" calcext:value-type="float">
            <text:p>0.143199</text:p>
          </table:table-cell>
          <table:table-cell office:value-type="float" office:value="0.085456" calcext:value-type="float">
            <text:p>0.085456</text:p>
          </table:table-cell>
          <table:table-cell office:value-type="float" office:value="0.054515" calcext:value-type="float">
            <text:p>0.054515</text:p>
          </table:table-cell>
          <table:table-cell office:value-type="float" office:value="0.033892" calcext:value-type="float">
            <text:p>0.0338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office:value-type="float" office:value="0.172662" calcext:value-type="float">
            <text:p>0.172662</text:p>
          </table:table-cell>
          <table:table-cell office:value-type="float" office:value="0.126526" calcext:value-type="float">
            <text:p>0.126526</text:p>
          </table:table-cell>
          <table:table-cell office:value-type="float" office:value="0.079571" calcext:value-type="float">
            <text:p>0.079571</text:p>
          </table:table-cell>
          <table:table-cell office:value-type="float" office:value="0.049368" calcext:value-type="float">
            <text:p>0.049368</text:p>
          </table:table-cell>
          <table:table-cell office:value-type="float" office:value="0.032703" calcext:value-type="float">
            <text:p>0.0327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.615" calcext:value-type="float">
            <text:p>5.615</text:p>
          </table:table-cell>
          <table:table-cell office:value-type="float" office:value="0.167291" calcext:value-type="float">
            <text:p>0.167291</text:p>
          </table:table-cell>
          <table:table-cell office:value-type="float" office:value="0.128234" calcext:value-type="float">
            <text:p>0.128234</text:p>
          </table:table-cell>
          <table:table-cell office:value-type="float" office:value="0.078701" calcext:value-type="float">
            <text:p>0.078701</text:p>
          </table:table-cell>
          <table:table-cell office:value-type="float" office:value="0.050109" calcext:value-type="float">
            <text:p>0.050109</text:p>
          </table:table-cell>
          <table:table-cell office:value-type="float" office:value="0.035352" calcext:value-type="float">
            <text:p>0.0353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.99" calcext:value-type="float">
            <text:p>6.99</text:p>
          </table:table-cell>
          <table:table-cell office:value-type="float" office:value="0.178823" calcext:value-type="float">
            <text:p>0.178823</text:p>
          </table:table-cell>
          <table:table-cell office:value-type="float" office:value="0.129752" calcext:value-type="float">
            <text:p>0.129752</text:p>
          </table:table-cell>
          <table:table-cell office:value-type="float" office:value="0.088409" calcext:value-type="float">
            <text:p>0.088409</text:p>
          </table:table-cell>
          <table:table-cell office:value-type="float" office:value="0.050822" calcext:value-type="float">
            <text:p>0.050822</text:p>
          </table:table-cell>
          <table:table-cell office:value-type="float" office:value="0.030953" calcext:value-type="float">
            <text:p>0.03095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.364" calcext:value-type="float">
            <text:p>8.364</text:p>
          </table:table-cell>
          <table:table-cell office:value-type="float" office:value="0.188608" calcext:value-type="float">
            <text:p>0.188608</text:p>
          </table:table-cell>
          <table:table-cell office:value-type="float" office:value="0.156489" calcext:value-type="float">
            <text:p>0.156489</text:p>
          </table:table-cell>
          <table:table-cell office:value-type="float" office:value="0.105924" calcext:value-type="float">
            <text:p>0.105924</text:p>
          </table:table-cell>
          <table:table-cell office:value-type="float" office:value="0.063337" calcext:value-type="float">
            <text:p>0.063337</text:p>
          </table:table-cell>
          <table:table-cell office:value-type="float" office:value="0.033881" calcext:value-type="float">
            <text:p>0.0338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.64" calcext:value-type="float">
            <text:p>9.64</text:p>
          </table:table-cell>
          <table:table-cell office:value-type="float" office:value="0.217305" calcext:value-type="float">
            <text:p>0.217305</text:p>
          </table:table-cell>
          <table:table-cell office:value-type="float" office:value="0.179658" calcext:value-type="float">
            <text:p>0.179658</text:p>
          </table:table-cell>
          <table:table-cell office:value-type="float" office:value="0.123247" calcext:value-type="float">
            <text:p>0.123247</text:p>
          </table:table-cell>
          <table:table-cell office:value-type="float" office:value="0.082562" calcext:value-type="float">
            <text:p>0.082562</text:p>
          </table:table-cell>
          <table:table-cell office:value-type="float" office:value="0.041256" calcext:value-type="float">
            <text:p>0.04125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.174" calcext:value-type="float">
            <text:p>10.174</text:p>
          </table:table-cell>
          <table:table-cell office:value-type="float" office:value="0.226642" calcext:value-type="float">
            <text:p>0.226642</text:p>
          </table:table-cell>
          <table:table-cell office:value-type="float" office:value="0.191989" calcext:value-type="float">
            <text:p>0.191989</text:p>
          </table:table-cell>
          <table:table-cell office:value-type="float" office:value="0.148781" calcext:value-type="float">
            <text:p>0.148781</text:p>
          </table:table-cell>
          <table:table-cell office:value-type="float" office:value="0.115402" calcext:value-type="float">
            <text:p>0.115402</text:p>
          </table:table-cell>
          <table:table-cell office:value-type="float" office:value="0.074857" calcext:value-type="float">
            <text:p>0.0748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#################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_inpt: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:5</text:p>
          </table:table-cell>
          <table:table-cell office:value-type="string" calcext:value-type="string">
            <text:p>T:10</text:p>
          </table:table-cell>
          <table:table-cell office:value-type="string" calcext:value-type="string">
            <text:p>T:20</text:p>
          </table:table-cell>
          <table:table-cell office:value-type="string" calcext:value-type="string">
            <text:p>T:30</text:p>
          </table:table-cell>
          <table:table-cell office:value-type="string" calcext:value-type="string">
            <text:p>T:5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456" calcext:value-type="float">
            <text:p>1.456</text:p>
          </table:table-cell>
          <table:table-cell office:value-type="float" office:value="0.27555" calcext:value-type="float">
            <text:p>0.27555</text:p>
          </table:table-cell>
          <table:table-cell office:value-type="float" office:value="0.181222" calcext:value-type="float">
            <text:p>0.181222</text:p>
          </table:table-cell>
          <table:table-cell office:value-type="float" office:value="0.093549" calcext:value-type="float">
            <text:p>0.093549</text:p>
          </table:table-cell>
          <table:table-cell office:value-type="float" office:value="0.060377" calcext:value-type="float">
            <text:p>0.060377</text:p>
          </table:table-cell>
          <table:table-cell office:value-type="float" office:value="0.033894" calcext:value-type="float">
            <text:p>0.0338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.865" calcext:value-type="float">
            <text:p>2.865</text:p>
          </table:table-cell>
          <table:table-cell office:value-type="float" office:value="0.226567" calcext:value-type="float">
            <text:p>0.226567</text:p>
          </table:table-cell>
          <table:table-cell office:value-type="float" office:value="0.162037" calcext:value-type="float">
            <text:p>0.162037</text:p>
          </table:table-cell>
          <table:table-cell office:value-type="float" office:value="0.090768" calcext:value-type="float">
            <text:p>0.090768</text:p>
          </table:table-cell>
          <table:table-cell office:value-type="float" office:value="0.055974" calcext:value-type="float">
            <text:p>0.055974</text:p>
          </table:table-cell>
          <table:table-cell office:value-type="float" office:value="0.035365" calcext:value-type="float">
            <text:p>0.0353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office:value-type="float" office:value="0.197579" calcext:value-type="float">
            <text:p>0.197579</text:p>
          </table:table-cell>
          <table:table-cell office:value-type="float" office:value="0.141756" calcext:value-type="float">
            <text:p>0.141756</text:p>
          </table:table-cell>
          <table:table-cell office:value-type="float" office:value="0.08281" calcext:value-type="float">
            <text:p>0.08281</text:p>
          </table:table-cell>
          <table:table-cell office:value-type="float" office:value="0.053046" calcext:value-type="float">
            <text:p>0.053046</text:p>
          </table:table-cell>
          <table:table-cell office:value-type="float" office:value="0.03477" calcext:value-type="float">
            <text:p>0.0347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.615" calcext:value-type="float">
            <text:p>5.615</text:p>
          </table:table-cell>
          <table:table-cell office:value-type="float" office:value="0.192588" calcext:value-type="float">
            <text:p>0.192588</text:p>
          </table:table-cell>
          <table:table-cell office:value-type="float" office:value="0.143005" calcext:value-type="float">
            <text:p>0.143005</text:p>
          </table:table-cell>
          <table:table-cell office:value-type="float" office:value="0.081809" calcext:value-type="float">
            <text:p>0.081809</text:p>
          </table:table-cell>
          <table:table-cell office:value-type="float" office:value="0.051573" calcext:value-type="float">
            <text:p>0.051573</text:p>
          </table:table-cell>
          <table:table-cell office:value-type="float" office:value="0.035367" calcext:value-type="float">
            <text:p>0.0353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.99" calcext:value-type="float">
            <text:p>6.99</text:p>
          </table:table-cell>
          <table:table-cell office:value-type="float" office:value="0.210658" calcext:value-type="float">
            <text:p>0.210658</text:p>
          </table:table-cell>
          <table:table-cell office:value-type="float" office:value="0.15056" calcext:value-type="float">
            <text:p>0.15056</text:p>
          </table:table-cell>
          <table:table-cell office:value-type="float" office:value="0.092826" calcext:value-type="float">
            <text:p>0.092826</text:p>
          </table:table-cell>
          <table:table-cell office:value-type="float" office:value="0.050101" calcext:value-type="float">
            <text:p>0.050101</text:p>
          </table:table-cell>
          <table:table-cell office:value-type="float" office:value="0.032651" calcext:value-type="float">
            <text:p>0.03265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.364" calcext:value-type="float">
            <text:p>8.364</text:p>
          </table:table-cell>
          <table:table-cell office:value-type="float" office:value="0.243055" calcext:value-type="float">
            <text:p>0.243055</text:p>
          </table:table-cell>
          <table:table-cell office:value-type="float" office:value="0.188885" calcext:value-type="float">
            <text:p>0.188885</text:p>
          </table:table-cell>
          <table:table-cell office:value-type="float" office:value="0.113939" calcext:value-type="float">
            <text:p>0.113939</text:p>
          </table:table-cell>
          <table:table-cell office:value-type="float" office:value="0.062375" calcext:value-type="float">
            <text:p>0.062375</text:p>
          </table:table-cell>
          <table:table-cell office:value-type="float" office:value="0.035365" calcext:value-type="float">
            <text:p>0.0353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.64" calcext:value-type="float">
            <text:p>9.64</text:p>
          </table:table-cell>
          <table:table-cell office:value-type="float" office:value="0.29536" calcext:value-type="float">
            <text:p>0.29536</text:p>
          </table:table-cell>
          <table:table-cell office:value-type="float" office:value="0.240599" calcext:value-type="float">
            <text:p>0.240599</text:p>
          </table:table-cell>
          <table:table-cell office:value-type="float" office:value="0.15673" calcext:value-type="float">
            <text:p>0.15673</text:p>
          </table:table-cell>
          <table:table-cell office:value-type="float" office:value="0.094087" calcext:value-type="float">
            <text:p>0.094087</text:p>
          </table:table-cell>
          <table:table-cell office:value-type="float" office:value="0.041745" calcext:value-type="float">
            <text:p>0.0417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.174" calcext:value-type="float">
            <text:p>10.174</text:p>
          </table:table-cell>
          <table:table-cell office:value-type="float" office:value="0.313746" calcext:value-type="float">
            <text:p>0.313746</text:p>
          </table:table-cell>
          <table:table-cell office:value-type="float" office:value="0.268908" calcext:value-type="float">
            <text:p>0.268908</text:p>
          </table:table-cell>
          <table:table-cell office:value-type="float" office:value="0.204145" calcext:value-type="float">
            <text:p>0.204145</text:p>
          </table:table-cell>
          <table:table-cell office:value-type="float" office:value="0.144432" calcext:value-type="float">
            <text:p>0.144432</text:p>
          </table:table-cell>
          <table:table-cell office:value-type="float" office:value="0.088387" calcext:value-type="float">
            <text:p>0.08838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#################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_inpt: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:5</text:p>
          </table:table-cell>
          <table:table-cell office:value-type="string" calcext:value-type="string">
            <text:p>T:10</text:p>
          </table:table-cell>
          <table:table-cell office:value-type="string" calcext:value-type="string">
            <text:p>T:20</text:p>
          </table:table-cell>
          <table:table-cell office:value-type="string" calcext:value-type="string">
            <text:p>T:30</text:p>
          </table:table-cell>
          <table:table-cell office:value-type="string" calcext:value-type="string">
            <text:p>T:5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.456" calcext:value-type="float">
            <text:p>1.456</text:p>
          </table:table-cell>
          <table:table-cell office:value-type="float" office:value="0.323751" calcext:value-type="float">
            <text:p>0.323751</text:p>
          </table:table-cell>
          <table:table-cell office:value-type="float" office:value="0.197141" calcext:value-type="float">
            <text:p>0.197141</text:p>
          </table:table-cell>
          <table:table-cell office:value-type="float" office:value="0.097318" calcext:value-type="float">
            <text:p>0.097318</text:p>
          </table:table-cell>
          <table:table-cell office:value-type="float" office:value="0.060696" calcext:value-type="float">
            <text:p>0.060696</text:p>
          </table:table-cell>
          <table:table-cell office:value-type="float" office:value="0.036841" calcext:value-type="float">
            <text:p>0.03684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.865" calcext:value-type="float">
            <text:p>2.865</text:p>
          </table:table-cell>
          <table:table-cell office:value-type="float" office:value="0.259364" calcext:value-type="float">
            <text:p>0.259364</text:p>
          </table:table-cell>
          <table:table-cell office:value-type="float" office:value="0.176293" calcext:value-type="float">
            <text:p>0.176293</text:p>
          </table:table-cell>
          <table:table-cell office:value-type="float" office:value="0.094801" calcext:value-type="float">
            <text:p>0.094801</text:p>
          </table:table-cell>
          <table:table-cell office:value-type="float" office:value="0.058946" calcext:value-type="float">
            <text:p>0.058946</text:p>
          </table:table-cell>
          <table:table-cell office:value-type="float" office:value="0.037574" calcext:value-type="float">
            <text:p>0.0375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office:value-type="float" office:value="0.223242" calcext:value-type="float">
            <text:p>0.223242</text:p>
          </table:table-cell>
          <table:table-cell office:value-type="float" office:value="0.155048" calcext:value-type="float">
            <text:p>0.155048</text:p>
          </table:table-cell>
          <table:table-cell office:value-type="float" office:value="0.089871" calcext:value-type="float">
            <text:p>0.089871</text:p>
          </table:table-cell>
          <table:table-cell office:value-type="float" office:value="0.055994" calcext:value-type="float">
            <text:p>0.055994</text:p>
          </table:table-cell>
          <table:table-cell office:value-type="float" office:value="0.037578" calcext:value-type="float">
            <text:p>0.0375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.615" calcext:value-type="float">
            <text:p>5.615</text:p>
          </table:table-cell>
          <table:table-cell office:value-type="float" office:value="0.21289" calcext:value-type="float">
            <text:p>0.21289</text:p>
          </table:table-cell>
          <table:table-cell office:value-type="float" office:value="0.15234" calcext:value-type="float">
            <text:p>0.15234</text:p>
          </table:table-cell>
          <table:table-cell office:value-type="float" office:value="0.088996" calcext:value-type="float">
            <text:p>0.088996</text:p>
          </table:table-cell>
          <table:table-cell office:value-type="float" office:value="0.054521" calcext:value-type="float">
            <text:p>0.054521</text:p>
          </table:table-cell>
          <table:table-cell office:value-type="float" office:value="0.036344" calcext:value-type="float">
            <text:p>0.0363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.99" calcext:value-type="float">
            <text:p>6.99</text:p>
          </table:table-cell>
          <table:table-cell office:value-type="float" office:value="0.244089" calcext:value-type="float">
            <text:p>0.244089</text:p>
          </table:table-cell>
          <table:table-cell office:value-type="float" office:value="0.163319" calcext:value-type="float">
            <text:p>0.163319</text:p>
          </table:table-cell>
          <table:table-cell office:value-type="float" office:value="0.095799" calcext:value-type="float">
            <text:p>0.095799</text:p>
          </table:table-cell>
          <table:table-cell office:value-type="float" office:value="0.053047" calcext:value-type="float">
            <text:p>0.053047</text:p>
          </table:table-cell>
          <table:table-cell office:value-type="float" office:value="0.035104" calcext:value-type="float">
            <text:p>0.0351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.364" calcext:value-type="float">
            <text:p>8.364</text:p>
          </table:table-cell>
          <table:table-cell office:value-type="float" office:value="0.307986" calcext:value-type="float">
            <text:p>0.307986</text:p>
          </table:table-cell>
          <table:table-cell office:value-type="float" office:value="0.221765" calcext:value-type="float">
            <text:p>0.221765</text:p>
          </table:table-cell>
          <table:table-cell office:value-type="float" office:value="0.123364" calcext:value-type="float">
            <text:p>0.123364</text:p>
          </table:table-cell>
          <table:table-cell office:value-type="float" office:value="0.065325" calcext:value-type="float">
            <text:p>0.065325</text:p>
          </table:table-cell>
          <table:table-cell office:value-type="float" office:value="0.038303" calcext:value-type="float">
            <text:p>0.0383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.64" calcext:value-type="float">
            <text:p>9.64</text:p>
          </table:table-cell>
          <table:table-cell office:value-type="float" office:value="0.437108" calcext:value-type="float">
            <text:p>0.437108</text:p>
          </table:table-cell>
          <table:table-cell office:value-type="float" office:value="0.339238" calcext:value-type="float">
            <text:p>0.339238</text:p>
          </table:table-cell>
          <table:table-cell office:value-type="float" office:value="0.200632" calcext:value-type="float">
            <text:p>0.200632</text:p>
          </table:table-cell>
          <table:table-cell office:value-type="float" office:value="0.103641" calcext:value-type="float">
            <text:p>0.103641</text:p>
          </table:table-cell>
          <table:table-cell office:value-type="float" office:value="0.045682" calcext:value-type="float">
            <text:p>0.04568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.174" calcext:value-type="float">
            <text:p>10.174</text:p>
          </table:table-cell>
          <table:table-cell office:value-type="float" office:value="0.503126" calcext:value-type="float">
            <text:p>0.503126</text:p>
          </table:table-cell>
          <table:table-cell office:value-type="float" office:value="0.418767" calcext:value-type="float">
            <text:p>0.418767</text:p>
          </table:table-cell>
          <table:table-cell office:value-type="float" office:value="0.303873" calcext:value-type="float">
            <text:p>0.303873</text:p>
          </table:table-cell>
          <table:table-cell office:value-type="float" office:value="0.192737" calcext:value-type="float">
            <text:p>0.192737</text:p>
          </table:table-cell>
          <table:table-cell office:value-type="float" office:value="0.116401" calcext:value-type="float">
            <text:p>0.116401</text:p>
          </table:table-cell>
          <table:table-cell table:number-columns-repeated="23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Ro</text:p>
          </table:table-cell>
          <table:table-cell office:value-type="string" calcext:value-type="string">
            <text:p>Rke</text:p>
          </table:table-cell>
          <table:table-cell office:value-type="string" calcext:value-type="string">
            <text:p>Ea_ke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0.005" calcext:value-type="float">
            <text:p>0.005</text:p>
          </table:table-cell>
          <table:table-cell office:value-type="float" office:value="0.03" calcext:value-type="float">
            <text:p>0.03</text:p>
          </table:table-cell>
          <table:table-cell office:value-type="float" office:value="-15000" calcext:value-type="float">
            <text:p>-1500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73.15" calcext:value-type="float">
            <text:p>273.1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53]+[.$C$52]" office:value-type="float" office:value="278.15" calcext:value-type="float">
            <text:p>278.15</text:p>
          </table:table-cell>
          <table:table-cell office:value-type="float" office:value="0.114427" calcext:value-type="float">
            <text:p>0.114427</text:p>
          </table:table-cell>
          <table:table-cell table:formula="of:=[.$D$51]+[.$E$51]*EXP([.$F$51]/8.314*(1/298.15-1/[.C53]))" office:value-type="float" office:value="0.0513539111025685" calcext:value-type="float">
            <text:p>0.051353911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54]+[.$C$52]" office:value-type="float" office:value="283.15" calcext:value-type="float">
            <text:p>283.15</text:p>
          </table:table-cell>
          <table:table-cell office:value-type="float" office:value="0.092826" calcext:value-type="float">
            <text:p>0.092826</text:p>
          </table:table-cell>
          <table:table-cell table:formula="of:=[.$D$51]+[.$E$51]*EXP([.$F$51]/8.314*(1/298.15-1/[.C54]))" office:value-type="float" office:value="0.0463373348584864" calcext:value-type="float">
            <text:p>0.046337334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55]+[.$C$52]" office:value-type="float" office:value="293.15" calcext:value-type="float">
            <text:p>293.15</text:p>
          </table:table-cell>
          <table:table-cell office:value-type="float" office:value="0.064859" calcext:value-type="float">
            <text:p>0.064859</text:p>
          </table:table-cell>
          <table:table-cell table:formula="of:=[.$D$51]+[.$E$51]*EXP([.$F$51]/8.314*(1/298.15-1/[.C55]))" office:value-type="float" office:value="0.0382617640722163" calcext:value-type="float">
            <text:p>0.038261764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56]+[.$C$52]" office:value-type="float" office:value="303.15" calcext:value-type="float">
            <text:p>303.15</text:p>
          </table:table-cell>
          <table:table-cell office:value-type="float" office:value="0.046562" calcext:value-type="float">
            <text:p>0.046562</text:p>
          </table:table-cell>
          <table:table-cell table:formula="of:=[.$D$51]+[.$E$51]*EXP([.$F$51]/8.314*(1/298.15-1/[.C56]))" office:value-type="float" office:value="0.0321503754377738" calcext:value-type="float">
            <text:p>0.032150375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7]+[.$C$52]" office:value-type="float" office:value="323.15" calcext:value-type="float">
            <text:p>323.15</text:p>
          </table:table-cell>
          <table:table-cell office:value-type="float" office:value="0.030938" calcext:value-type="float">
            <text:p>0.030938</text:p>
          </table:table-cell>
          <table:table-cell table:formula="of:=[.$D$51]+[.$E$51]*EXP([.$F$51]/8.314*(1/298.15-1/[.C57]))" office:value-type="float" office:value="0.0237848435484172" calcext:value-type="float">
            <text:p>0.023784843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58]+[.$C$52]" office:value-type="float" office:value="343.15" calcext:value-type="float">
            <text:p>343.15</text:p>
          </table:table-cell>
          <table:table-cell/>
          <table:table-cell table:formula="of:=[.$D$51]+[.$E$51]*EXP([.$F$51]/8.314*(1/298.15-1/[.C58]))" office:value-type="float" office:value="0.0185670792200686" calcext:value-type="float">
            <text:p>0.0185670792</text:p>
          </table:table-cell>
          <table:table-cell table:number-columns-repeated="25"/>
        </table:table-row>
        <table:table-row table:style-name="ro1" table:number-rows-repeated="10">
          <table:table-cell table:number-columns-repeated="30"/>
        </table:table-row>
        <table:table-row table:style-name="ro1">
          <table:table-cell table:number-columns-repeated="15"/>
          <table:table-cell office:value-type="string" calcext:value-type="string">
            <text:p>Ro</text:p>
          </table:table-cell>
          <table:table-cell office:value-type="string" calcext:value-type="string">
            <text:p>Rke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/>
          <table:table-cell table:formula="of:=[.R73]/[.E145]" office:value-type="float" office:value="6.66636665083537" calcext:value-type="float">
            <text:p>6.6663666508</text:p>
          </table:table-cell>
          <table:table-cell table:formula="of:=[.S73]/[.F145]" office:value-type="float" office:value="2.81808366996376" calcext:value-type="float">
            <text:p>2.81808367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float" office:value="298.15" calcext:value-type="float">
            <text:p>298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#################</text:p>
          </table:table-cell>
          <table:table-cell table:number-columns-repeated="13"/>
          <table:table-cell office:value-type="string" calcext:value-type="string">
            <text:p>E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_inpt: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000" calcext:value-type="float">
            <text:p>-20000</text:p>
          </table:table-cell>
          <table:table-cell office:value-type="float" office:value="-60000" calcext:value-type="float">
            <text:p>-60000</text:p>
          </table:table-cell>
          <table:table-cell office:value-type="float" office:value="-50000" calcext:value-type="float">
            <text:p>-500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:5</text:p>
          </table:table-cell>
          <table:table-cell office:value-type="string" calcext:value-type="string">
            <text:p>T:10</text:p>
          </table:table-cell>
          <table:table-cell office:value-type="string" calcext:value-type="string">
            <text:p>T:20</text:p>
          </table:table-cell>
          <table:table-cell office:value-type="string" calcext:value-type="string">
            <text:p>T:30</text:p>
          </table:table-cell>
          <table:table-cell office:value-type="string" calcext:value-type="string">
            <text:p>T:50</text:p>
          </table:table-cell>
          <table:table-cell office:value-type="string" calcext:value-type="string">
            <text:p>an_stoich</text:p>
          </table:table-cell>
          <table:table-cell office:value-type="string" calcext:value-type="string">
            <text:p>cat_stoich</text:p>
          </table:table-cell>
          <table:table-cell table:formula="of:=273.15+[.J75]" office:value-type="float" office:value="278.15" calcext:value-type="float">
            <text:p>278.15</text:p>
          </table:table-cell>
          <table:table-cell table:formula="of:=273.15+[.K75]" office:value-type="float" office:value="283.15" calcext:value-type="float">
            <text:p>283.15</text:p>
          </table:table-cell>
          <table:table-cell table:formula="of:=273.15+[.L75]" office:value-type="float" office:value="293.15" calcext:value-type="float">
            <text:p>293.15</text:p>
          </table:table-cell>
          <table:table-cell table:formula="of:=273.15+[.M75]" office:value-type="float" office:value="303.15" calcext:value-type="float">
            <text:p>303.15</text:p>
          </table:table-cell>
          <table:table-cell table:formula="of:=273.15+[.N75]" office:value-type="float" office:value="323.15" calcext:value-type="float">
            <text:p>323.15</text:p>
          </table:table-cell>
          <table:table-cell/>
          <table:table-cell office:value-type="string" calcext:value-type="string">
            <text:p>Ro</text:p>
          </table:table-cell>
          <table:table-cell office:value-type="string" calcext:value-type="string">
            <text:p>Rke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Riop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56" calcext:value-type="float">
            <text:p>1.456</text:p>
          </table:table-cell>
          <table:table-cell office:value-type="float" office:value="0.221649" calcext:value-type="float">
            <text:p>0.221649</text:p>
          </table:table-cell>
          <table:table-cell office:value-type="float" office:value="0.16144" calcext:value-type="float">
            <text:p>0.16144</text:p>
          </table:table-cell>
          <table:table-cell office:value-type="float" office:value="0.086449" calcext:value-type="float">
            <text:p>0.086449</text:p>
          </table:table-cell>
          <table:table-cell office:value-type="float" office:value="0.056487" calcext:value-type="float">
            <text:p>0.056487</text:p>
          </table:table-cell>
          <table:table-cell office:value-type="float" office:value="0.033155" calcext:value-type="float">
            <text:p>0.033155</text:p>
          </table:table-cell>
          <table:table-cell office:value-type="float" office:value="0.753" calcext:value-type="float">
            <text:p>0.753</text:p>
          </table:table-cell>
          <table:table-cell office:value-type="float" office:value="0.41" calcext:value-type="float">
            <text:p>0.41</text:p>
          </table:table-cell>
          <table:table-cell table:formula="of:=[.$P77]*EXP([.$P$75]/8.314*(1/298.15-1/[.J$76])) +[.$Q77]*EXP([.$Q$75]/8.314*(1/298.15-1/[.J$76])) + [.$R77]*EXP([.$R$75]/8.314*(1/298.15-1/[.J$76])) + [.$S77]*EXP([.$S$75]/8.314*(1/298.15-1/[.J$76]))" office:value-type="float" office:value="0.169681594674134" calcext:value-type="float">
            <text:p>0.1696815947</text:p>
          </table:table-cell>
          <table:table-cell table:formula="of:=[.$P77]*EXP([.$P$75]/8.314*(1/298.15-1/[.K$76])) +[.$Q77]*EXP([.$Q$75]/8.314*(1/298.15-1/[.K$76])) + [.$R77]*EXP([.$R$75]/8.314*(1/298.15-1/[.K$76])) + [.$S77]*EXP([.$S$75]/8.314*(1/298.15-1/[.K$76]))" office:value-type="float" office:value="0.125581474119987" calcext:value-type="float">
            <text:p>0.1255814741</text:p>
          </table:table-cell>
          <table:table-cell table:formula="of:=[.$P77]*EXP([.$P$75]/8.314*(1/298.15-1/[.L$76])) +[.$Q77]*EXP([.$Q$75]/8.314*(1/298.15-1/[.L$76])) + [.$R77]*EXP([.$R$75]/8.314*(1/298.15-1/[.L$76])) + [.$S77]*EXP([.$S$75]/8.314*(1/298.15-1/[.L$76]))" office:value-type="float" office:value="0.0758030526676306" calcext:value-type="float">
            <text:p>0.0758030527</text:p>
          </table:table-cell>
          <table:table-cell table:formula="of:=[.$P77]*EXP([.$P$75]/8.314*(1/298.15-1/[.M$76])) +[.$Q77]*EXP([.$Q$75]/8.314*(1/298.15-1/[.M$76])) + [.$R77]*EXP([.$R$75]/8.314*(1/298.15-1/[.M$76])) + [.$S77]*EXP([.$S$75]/8.314*(1/298.15-1/[.M$76]))" office:value-type="float" office:value="0.0512449609204145" calcext:value-type="float">
            <text:p>0.0512449609</text:p>
          </table:table-cell>
          <table:table-cell table:formula="of:=[.$P77]*EXP([.$P$75]/8.314*(1/298.15-1/[.N$76])) +[.$Q77]*EXP([.$Q$75]/8.314*(1/298.15-1/[.N$76])) + [.$R77]*EXP([.$R$75]/8.314*(1/298.15-1/[.N$76])) + [.$S77]*EXP([.$S$75]/8.314*(1/298.15-1/[.N$76]))" office:value-type="float" office:value="0.0300350004116279" calcext:value-type="float">
            <text:p>0.0300350004</text:p>
          </table:table-cell>
          <table:table-cell/>
          <table:table-cell table:formula="of:=[.$P$70]" office:value-type="float" office:value="0.01" calcext:value-type="float">
            <text:p>0.01</text:p>
          </table:table-cell>
          <table:table-cell table:formula="of:=[.$Q$70]" office:value-type="float" office:value="0.03" calcext:value-type="float">
            <text:p>0.03</text:p>
          </table:table-cell>
          <table:table-cell table:formula="of:=8.314*298.15/96487/([.R$73]*([.H77]^0.5)*((1-[.H77])^0.5))" office:value-type="float" office:value="0.00992838969945155" calcext:value-type="float">
            <text:p>0.0099283897</text:p>
          </table:table-cell>
          <table:table-cell table:formula="of:=8.314*298.15/96487/([.S$73]*[.I77]^0.5*(1-[.I77])^0.5)" office:value-type="float" office:value="0.0116076841561926" calcext:value-type="float">
            <text:p>0.01160768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865" calcext:value-type="float">
            <text:p>2.865</text:p>
          </table:table-cell>
          <table:table-cell office:value-type="float" office:value="0.188487" calcext:value-type="float">
            <text:p>0.188487</text:p>
          </table:table-cell>
          <table:table-cell office:value-type="float" office:value="0.143199" calcext:value-type="float">
            <text:p>0.143199</text:p>
          </table:table-cell>
          <table:table-cell office:value-type="float" office:value="0.085456" calcext:value-type="float">
            <text:p>0.085456</text:p>
          </table:table-cell>
          <table:table-cell office:value-type="float" office:value="0.054515" calcext:value-type="float">
            <text:p>0.054515</text:p>
          </table:table-cell>
          <table:table-cell office:value-type="float" office:value="0.033892" calcext:value-type="float">
            <text:p>0.033892</text:p>
          </table:table-cell>
          <table:table-cell office:value-type="float" office:value="0.642" calcext:value-type="float">
            <text:p>0.642</text:p>
          </table:table-cell>
          <table:table-cell office:value-type="float" office:value="0.5" calcext:value-type="float">
            <text:p>0.5</text:p>
          </table:table-cell>
          <table:table-cell table:formula="of:=[.$P78]*EXP([.$P$75]/8.314*(1/298.15-1/[.J$76])) +[.$Q78]*EXP([.$Q$75]/8.314*(1/298.15-1/[.J$76])) + [.$R78]*EXP([.$R$75]/8.314*(1/298.15-1/[.J$76])) + [.$S78]*EXP([.$S$75]/8.314*(1/298.15-1/[.J$76]))" office:value-type="float" office:value="0.163189949339612" calcext:value-type="float">
            <text:p>0.1631899493</text:p>
          </table:table-cell>
          <table:table-cell table:formula="of:=[.$P78]*EXP([.$P$75]/8.314*(1/298.15-1/[.K$76])) +[.$Q78]*EXP([.$Q$75]/8.314*(1/298.15-1/[.K$76])) + [.$R78]*EXP([.$R$75]/8.314*(1/298.15-1/[.K$76])) + [.$S78]*EXP([.$S$75]/8.314*(1/298.15-1/[.K$76]))" office:value-type="float" office:value="0.121435273299005" calcext:value-type="float">
            <text:p>0.1214352733</text:p>
          </table:table-cell>
          <table:table-cell table:formula="of:=[.$P78]*EXP([.$P$75]/8.314*(1/298.15-1/[.L$76])) +[.$Q78]*EXP([.$Q$75]/8.314*(1/298.15-1/[.L$76])) + [.$R78]*EXP([.$R$75]/8.314*(1/298.15-1/[.L$76])) + [.$S78]*EXP([.$S$75]/8.314*(1/298.15-1/[.L$76]))" office:value-type="float" office:value="0.0740289282919776" calcext:value-type="float">
            <text:p>0.0740289283</text:p>
          </table:table-cell>
          <table:table-cell table:formula="of:=[.$P78]*EXP([.$P$75]/8.314*(1/298.15-1/[.M$76])) +[.$Q78]*EXP([.$Q$75]/8.314*(1/298.15-1/[.M$76])) + [.$R78]*EXP([.$R$75]/8.314*(1/298.15-1/[.M$76])) + [.$S78]*EXP([.$S$75]/8.314*(1/298.15-1/[.M$76]))" office:value-type="float" office:value="0.0504401521953816" calcext:value-type="float">
            <text:p>0.0504401522</text:p>
          </table:table-cell>
          <table:table-cell table:formula="of:=[.$P78]*EXP([.$P$75]/8.314*(1/298.15-1/[.N$76])) +[.$Q78]*EXP([.$Q$75]/8.314*(1/298.15-1/[.N$76])) + [.$R78]*EXP([.$R$75]/8.314*(1/298.15-1/[.N$76])) + [.$S78]*EXP([.$S$75]/8.314*(1/298.15-1/[.N$76]))" office:value-type="float" office:value="0.0298419051400636" calcext:value-type="float">
            <text:p>0.0298419051</text:p>
          </table:table-cell>
          <table:table-cell/>
          <table:table-cell table:formula="of:=[.$P$70]" office:value-type="float" office:value="0.01" calcext:value-type="float">
            <text:p>0.01</text:p>
          </table:table-cell>
          <table:table-cell table:formula="of:=[.$Q$70]" office:value-type="float" office:value="0.03" calcext:value-type="float">
            <text:p>0.03</text:p>
          </table:table-cell>
          <table:table-cell table:formula="of:=8.314*298.15/96487/([.R$73]*([.H78]^0.5)*((1-[.H78])^0.5))" office:value-type="float" office:value="0.00893132211270516" calcext:value-type="float">
            <text:p>0.0089313221</text:p>
          </table:table-cell>
          <table:table-cell table:formula="of:=8.314*298.15/96487/([.S$73]*[.I78]^0.5*(1-[.I78])^0.5)" office:value-type="float" office:value="0.0114180913260623" calcext:value-type="float">
            <text:p>0.01141809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24" calcext:value-type="float">
            <text:p>4.24</text:p>
          </table:table-cell>
          <table:table-cell office:value-type="float" office:value="0.172662" calcext:value-type="float">
            <text:p>0.172662</text:p>
          </table:table-cell>
          <table:table-cell office:value-type="float" office:value="0.126526" calcext:value-type="float">
            <text:p>0.126526</text:p>
          </table:table-cell>
          <table:table-cell office:value-type="float" office:value="0.079571" calcext:value-type="float">
            <text:p>0.079571</text:p>
          </table:table-cell>
          <table:table-cell office:value-type="float" office:value="0.049368" calcext:value-type="float">
            <text:p>0.049368</text:p>
          </table:table-cell>
          <table:table-cell office:value-type="float" office:value="0.032703" calcext:value-type="float">
            <text:p>0.03270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8" calcext:value-type="float">
            <text:p>0.58</text:p>
          </table:table-cell>
          <table:table-cell table:formula="of:=[.$P79]*EXP([.$P$75]/8.314*(1/298.15-1/[.J$76])) +[.$Q79]*EXP([.$Q$75]/8.314*(1/298.15-1/[.J$76])) + [.$R79]*EXP([.$R$75]/8.314*(1/298.15-1/[.J$76])) + [.$S79]*EXP([.$S$75]/8.314*(1/298.15-1/[.J$76]))" office:value-type="float" office:value="0.161829609502489" calcext:value-type="float">
            <text:p>0.1618296095</text:p>
          </table:table-cell>
          <table:table-cell table:formula="of:=[.$P79]*EXP([.$P$75]/8.314*(1/298.15-1/[.K$76])) +[.$Q79]*EXP([.$Q$75]/8.314*(1/298.15-1/[.K$76])) + [.$R79]*EXP([.$R$75]/8.314*(1/298.15-1/[.K$76])) + [.$S79]*EXP([.$S$75]/8.314*(1/298.15-1/[.K$76]))" office:value-type="float" office:value="0.120606823402749" calcext:value-type="float">
            <text:p>0.1206068234</text:p>
          </table:table-cell>
          <table:table-cell table:formula="of:=[.$P79]*EXP([.$P$75]/8.314*(1/298.15-1/[.L$76])) +[.$Q79]*EXP([.$Q$75]/8.314*(1/298.15-1/[.L$76])) + [.$R79]*EXP([.$R$75]/8.314*(1/298.15-1/[.L$76])) + [.$S79]*EXP([.$S$75]/8.314*(1/298.15-1/[.L$76]))" office:value-type="float" office:value="0.0737100066236787" calcext:value-type="float">
            <text:p>0.0737100066</text:p>
          </table:table-cell>
          <table:table-cell table:formula="of:=[.$P79]*EXP([.$P$75]/8.314*(1/298.15-1/[.M$76])) +[.$Q79]*EXP([.$Q$75]/8.314*(1/298.15-1/[.M$76])) + [.$R79]*EXP([.$R$75]/8.314*(1/298.15-1/[.M$76])) + [.$S79]*EXP([.$S$75]/8.314*(1/298.15-1/[.M$76]))" office:value-type="float" office:value="0.0503120958833805" calcext:value-type="float">
            <text:p>0.0503120959</text:p>
          </table:table-cell>
          <table:table-cell table:formula="of:=[.$P79]*EXP([.$P$75]/8.314*(1/298.15-1/[.N$76])) +[.$Q79]*EXP([.$Q$75]/8.314*(1/298.15-1/[.N$76])) + [.$R79]*EXP([.$R$75]/8.314*(1/298.15-1/[.N$76])) + [.$S79]*EXP([.$S$75]/8.314*(1/298.15-1/[.N$76]))" office:value-type="float" office:value="0.0298193753894516" calcext:value-type="float">
            <text:p>0.0298193754</text:p>
          </table:table-cell>
          <table:table-cell/>
          <table:table-cell table:formula="of:=[.$P$70]" office:value-type="float" office:value="0.01" calcext:value-type="float">
            <text:p>0.01</text:p>
          </table:table-cell>
          <table:table-cell table:formula="of:=[.$Q$70]" office:value-type="float" office:value="0.03" calcext:value-type="float">
            <text:p>0.03</text:p>
          </table:table-cell>
          <table:table-cell table:formula="of:=8.314*298.15/96487/([.R$73]*([.H79]^0.5)*((1-[.H79])^0.5))" office:value-type="float" office:value="0.00858116074470075" calcext:value-type="float">
            <text:p>0.0085811607</text:p>
          </table:table-cell>
          <table:table-cell table:formula="of:=8.314*298.15/96487/([.S$73]*[.I79]^0.5*(1-[.I79])^0.5)" office:value-type="float" office:value="0.0115671102414275" calcext:value-type="float">
            <text:p>0.01156711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615" calcext:value-type="float">
            <text:p>5.615</text:p>
          </table:table-cell>
          <table:table-cell office:value-type="float" office:value="0.167291" calcext:value-type="float">
            <text:p>0.167291</text:p>
          </table:table-cell>
          <table:table-cell office:value-type="float" office:value="0.128234" calcext:value-type="float">
            <text:p>0.128234</text:p>
          </table:table-cell>
          <table:table-cell office:value-type="float" office:value="0.078701" calcext:value-type="float">
            <text:p>0.078701</text:p>
          </table:table-cell>
          <table:table-cell office:value-type="float" office:value="0.050109" calcext:value-type="float">
            <text:p>0.050109</text:p>
          </table:table-cell>
          <table:table-cell office:value-type="float" office:value="0.035352" calcext:value-type="float">
            <text:p>0.035352</text:p>
          </table:table-cell>
          <table:table-cell office:value-type="float" office:value="0.422" calcext:value-type="float">
            <text:p>0.422</text:p>
          </table:table-cell>
          <table:table-cell office:value-type="float" office:value="0.657" calcext:value-type="float">
            <text:p>0.657</text:p>
          </table:table-cell>
          <table:table-cell table:formula="of:=[.$P80]*EXP([.$P$75]/8.314*(1/298.15-1/[.J$76])) +[.$Q80]*EXP([.$Q$75]/8.314*(1/298.15-1/[.J$76])) + [.$R80]*EXP([.$R$75]/8.314*(1/298.15-1/[.J$76])) + [.$S80]*EXP([.$S$75]/8.314*(1/298.15-1/[.J$76]))" office:value-type="float" office:value="0.164292821539928" calcext:value-type="float">
            <text:p>0.1642928215</text:p>
          </table:table-cell>
          <table:table-cell table:formula="of:=[.$P80]*EXP([.$P$75]/8.314*(1/298.15-1/[.K$76])) +[.$Q80]*EXP([.$Q$75]/8.314*(1/298.15-1/[.K$76])) + [.$R80]*EXP([.$R$75]/8.314*(1/298.15-1/[.K$76])) + [.$S80]*EXP([.$S$75]/8.314*(1/298.15-1/[.K$76]))" office:value-type="float" office:value="0.122262962468517" calcext:value-type="float">
            <text:p>0.1222629625</text:p>
          </table:table-cell>
          <table:table-cell table:formula="of:=[.$P80]*EXP([.$P$75]/8.314*(1/298.15-1/[.L$76])) +[.$Q80]*EXP([.$Q$75]/8.314*(1/298.15-1/[.L$76])) + [.$R80]*EXP([.$R$75]/8.314*(1/298.15-1/[.L$76])) + [.$S80]*EXP([.$S$75]/8.314*(1/298.15-1/[.L$76]))" office:value-type="float" office:value="0.0744916314534701" calcext:value-type="float">
            <text:p>0.0744916315</text:p>
          </table:table-cell>
          <table:table-cell table:formula="of:=[.$P80]*EXP([.$P$75]/8.314*(1/298.15-1/[.M$76])) +[.$Q80]*EXP([.$Q$75]/8.314*(1/298.15-1/[.M$76])) + [.$R80]*EXP([.$R$75]/8.314*(1/298.15-1/[.M$76])) + [.$S80]*EXP([.$S$75]/8.314*(1/298.15-1/[.M$76]))" office:value-type="float" office:value="0.0507007696887517" calcext:value-type="float">
            <text:p>0.0507007697</text:p>
          </table:table-cell>
          <table:table-cell table:formula="of:=[.$P80]*EXP([.$P$75]/8.314*(1/298.15-1/[.N$76])) +[.$Q80]*EXP([.$Q$75]/8.314*(1/298.15-1/[.N$76])) + [.$R80]*EXP([.$R$75]/8.314*(1/298.15-1/[.N$76])) + [.$S80]*EXP([.$S$75]/8.314*(1/298.15-1/[.N$76]))" office:value-type="float" office:value="0.0299294430117441" calcext:value-type="float">
            <text:p>0.029929443</text:p>
          </table:table-cell>
          <table:table-cell/>
          <table:table-cell table:formula="of:=[.$P$70]" office:value-type="float" office:value="0.01" calcext:value-type="float">
            <text:p>0.01</text:p>
          </table:table-cell>
          <table:table-cell table:formula="of:=[.$Q$70]" office:value-type="float" office:value="0.03" calcext:value-type="float">
            <text:p>0.03</text:p>
          </table:table-cell>
          <table:table-cell table:formula="of:=8.314*298.15/96487/([.R$73]*([.H80]^0.5)*((1-[.H80])^0.5))" office:value-type="float" office:value="0.00866971129175095" calcext:value-type="float">
            <text:p>0.0086697113</text:p>
          </table:table-cell>
          <table:table-cell table:formula="of:=8.314*298.15/96487/([.S$73]*[.I80]^0.5*(1-[.I80])^0.5)" office:value-type="float" office:value="0.0120263481447345" calcext:value-type="float">
            <text:p>0.01202634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99" calcext:value-type="float">
            <text:p>6.99</text:p>
          </table:table-cell>
          <table:table-cell office:value-type="float" office:value="0.178823" calcext:value-type="float">
            <text:p>0.178823</text:p>
          </table:table-cell>
          <table:table-cell office:value-type="float" office:value="0.129752" calcext:value-type="float">
            <text:p>0.129752</text:p>
          </table:table-cell>
          <table:table-cell office:value-type="float" office:value="0.088409" calcext:value-type="float">
            <text:p>0.088409</text:p>
          </table:table-cell>
          <table:table-cell office:value-type="float" office:value="0.050822" calcext:value-type="float">
            <text:p>0.050822</text:p>
          </table:table-cell>
          <table:table-cell office:value-type="float" office:value="0.030953" calcext:value-type="float">
            <text:p>0.030953</text:p>
          </table:table-cell>
          <table:table-cell office:value-type="float" office:value="0.317" calcext:value-type="float">
            <text:p>0.317</text:p>
          </table:table-cell>
          <table:table-cell office:value-type="float" office:value="0.73" calcext:value-type="float">
            <text:p>0.73</text:p>
          </table:table-cell>
          <table:table-cell table:formula="of:=[.$P81]*EXP([.$P$75]/8.314*(1/298.15-1/[.J$76])) +[.$Q81]*EXP([.$Q$75]/8.314*(1/298.15-1/[.J$76])) + [.$R81]*EXP([.$R$75]/8.314*(1/298.15-1/[.J$76])) + [.$S81]*EXP([.$S$75]/8.314*(1/298.15-1/[.J$76]))" office:value-type="float" office:value="0.170879691495655" calcext:value-type="float">
            <text:p>0.1708796915</text:p>
          </table:table-cell>
          <table:table-cell table:formula="of:=[.$P81]*EXP([.$P$75]/8.314*(1/298.15-1/[.K$76])) +[.$Q81]*EXP([.$Q$75]/8.314*(1/298.15-1/[.K$76])) + [.$R81]*EXP([.$R$75]/8.314*(1/298.15-1/[.K$76])) + [.$S81]*EXP([.$S$75]/8.314*(1/298.15-1/[.K$76]))" office:value-type="float" office:value="0.126607099333322" calcext:value-type="float">
            <text:p>0.1266070993</text:p>
          </table:table-cell>
          <table:table-cell table:formula="of:=[.$P81]*EXP([.$P$75]/8.314*(1/298.15-1/[.L$76])) +[.$Q81]*EXP([.$Q$75]/8.314*(1/298.15-1/[.L$76])) + [.$R81]*EXP([.$R$75]/8.314*(1/298.15-1/[.L$76])) + [.$S81]*EXP([.$S$75]/8.314*(1/298.15-1/[.L$76]))" office:value-type="float" office:value="0.0764711683194994" calcext:value-type="float">
            <text:p>0.0764711683</text:p>
          </table:table-cell>
          <table:table-cell table:formula="of:=[.$P81]*EXP([.$P$75]/8.314*(1/298.15-1/[.M$76])) +[.$Q81]*EXP([.$Q$75]/8.314*(1/298.15-1/[.M$76])) + [.$R81]*EXP([.$R$75]/8.314*(1/298.15-1/[.M$76])) + [.$S81]*EXP([.$S$75]/8.314*(1/298.15-1/[.M$76]))" office:value-type="float" office:value="0.0516551684638537" calcext:value-type="float">
            <text:p>0.0516551685</text:p>
          </table:table-cell>
          <table:table-cell table:formula="of:=[.$P81]*EXP([.$P$75]/8.314*(1/298.15-1/[.N$76])) +[.$Q81]*EXP([.$Q$75]/8.314*(1/298.15-1/[.N$76])) + [.$R81]*EXP([.$R$75]/8.314*(1/298.15-1/[.N$76])) + [.$S81]*EXP([.$S$75]/8.314*(1/298.15-1/[.N$76]))" office:value-type="float" office:value="0.0301862429652426" calcext:value-type="float">
            <text:p>0.030186243</text:p>
          </table:table-cell>
          <table:table-cell/>
          <table:table-cell table:formula="of:=[.$P$70]" office:value-type="float" office:value="0.01" calcext:value-type="float">
            <text:p>0.01</text:p>
          </table:table-cell>
          <table:table-cell table:formula="of:=[.$Q$70]" office:value-type="float" office:value="0.03" calcext:value-type="float">
            <text:p>0.03</text:p>
          </table:table-cell>
          <table:table-cell table:formula="of:=8.314*298.15/96487/([.R$73]*([.H81]^0.5)*((1-[.H81])^0.5))" office:value-type="float" office:value="0.00920205441574786" calcext:value-type="float">
            <text:p>0.0092020544</text:p>
          </table:table-cell>
          <table:table-cell table:formula="of:=8.314*298.15/96487/([.S$73]*[.I81]^0.5*(1-[.I81])^0.5)" office:value-type="float" office:value="0.0128593851649988" calcext:value-type="float">
            <text:p>0.01285938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.364" calcext:value-type="float">
            <text:p>8.364</text:p>
          </table:table-cell>
          <table:table-cell office:value-type="float" office:value="0.188608" calcext:value-type="float">
            <text:p>0.188608</text:p>
          </table:table-cell>
          <table:table-cell office:value-type="float" office:value="0.156489" calcext:value-type="float">
            <text:p>0.156489</text:p>
          </table:table-cell>
          <table:table-cell office:value-type="float" office:value="0.105924" calcext:value-type="float">
            <text:p>0.105924</text:p>
          </table:table-cell>
          <table:table-cell office:value-type="float" office:value="0.063337" calcext:value-type="float">
            <text:p>0.063337</text:p>
          </table:table-cell>
          <table:table-cell office:value-type="float" office:value="0.033881" calcext:value-type="float">
            <text:p>0.033881</text:p>
          </table:table-cell>
          <table:table-cell office:value-type="float" office:value="0.207" calcext:value-type="float">
            <text:p>0.207</text:p>
          </table:table-cell>
          <table:table-cell office:value-type="float" office:value="0.81" calcext:value-type="float">
            <text:p>0.81</text:p>
          </table:table-cell>
          <table:table-cell table:formula="of:=[.$P82]*EXP([.$P$75]/8.314*(1/298.15-1/[.J$76])) +[.$Q82]*EXP([.$Q$75]/8.314*(1/298.15-1/[.J$76])) + [.$R82]*EXP([.$R$75]/8.314*(1/298.15-1/[.J$76])) + [.$S82]*EXP([.$S$75]/8.314*(1/298.15-1/[.J$76]))" office:value-type="float" office:value="0.185888231520372" calcext:value-type="float">
            <text:p>0.1858882315</text:p>
          </table:table-cell>
          <table:table-cell table:formula="of:=[.$P82]*EXP([.$P$75]/8.314*(1/298.15-1/[.K$76])) +[.$Q82]*EXP([.$Q$75]/8.314*(1/298.15-1/[.K$76])) + [.$R82]*EXP([.$R$75]/8.314*(1/298.15-1/[.K$76])) + [.$S82]*EXP([.$S$75]/8.314*(1/298.15-1/[.K$76]))" office:value-type="float" office:value="0.13646162214023" calcext:value-type="float">
            <text:p>0.1364616221</text:p>
          </table:table-cell>
          <table:table-cell table:formula="of:=[.$P82]*EXP([.$P$75]/8.314*(1/298.15-1/[.L$76])) +[.$Q82]*EXP([.$Q$75]/8.314*(1/298.15-1/[.L$76])) + [.$R82]*EXP([.$R$75]/8.314*(1/298.15-1/[.L$76])) + [.$S82]*EXP([.$S$75]/8.314*(1/298.15-1/[.L$76]))" office:value-type="float" office:value="0.0809243099615187" calcext:value-type="float">
            <text:p>0.08092431</text:p>
          </table:table-cell>
          <table:table-cell table:formula="of:=[.$P82]*EXP([.$P$75]/8.314*(1/298.15-1/[.M$76])) +[.$Q82]*EXP([.$Q$75]/8.314*(1/298.15-1/[.M$76])) + [.$R82]*EXP([.$R$75]/8.314*(1/298.15-1/[.M$76])) + [.$S82]*EXP([.$S$75]/8.314*(1/298.15-1/[.M$76]))" office:value-type="float" office:value="0.0537857758133222" calcext:value-type="float">
            <text:p>0.0537857758</text:p>
          </table:table-cell>
          <table:table-cell table:formula="of:=[.$P82]*EXP([.$P$75]/8.314*(1/298.15-1/[.N$76])) +[.$Q82]*EXP([.$Q$75]/8.314*(1/298.15-1/[.N$76])) + [.$R82]*EXP([.$R$75]/8.314*(1/298.15-1/[.N$76])) + [.$S82]*EXP([.$S$75]/8.314*(1/298.15-1/[.N$76]))" office:value-type="float" office:value="0.0307519181434172" calcext:value-type="float">
            <text:p>0.0307519181</text:p>
          </table:table-cell>
          <table:table-cell/>
          <table:table-cell table:formula="of:=[.$P$70]" office:value-type="float" office:value="0.01" calcext:value-type="float">
            <text:p>0.01</text:p>
          </table:table-cell>
          <table:table-cell table:formula="of:=[.$Q$70]" office:value-type="float" office:value="0.03" calcext:value-type="float">
            <text:p>0.03</text:p>
          </table:table-cell>
          <table:table-cell table:formula="of:=8.314*298.15/96487/([.R$73]*([.H82]^0.5)*((1-[.H82])^0.5))" office:value-type="float" office:value="0.0105682484274255" calcext:value-type="float">
            <text:p>0.0105682484</text:p>
          </table:table-cell>
          <table:table-cell table:formula="of:=8.314*298.15/96487/([.S$73]*[.I82]^0.5*(1-[.I82])^0.5)" office:value-type="float" office:value="0.0145527211164983" calcext:value-type="float">
            <text:p>0.01455272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64" calcext:value-type="float">
            <text:p>9.64</text:p>
          </table:table-cell>
          <table:table-cell office:value-type="float" office:value="0.217305" calcext:value-type="float">
            <text:p>0.217305</text:p>
          </table:table-cell>
          <table:table-cell office:value-type="float" office:value="0.179658" calcext:value-type="float">
            <text:p>0.179658</text:p>
          </table:table-cell>
          <table:table-cell office:value-type="float" office:value="0.123247" calcext:value-type="float">
            <text:p>0.123247</text:p>
          </table:table-cell>
          <table:table-cell office:value-type="float" office:value="0.082562" calcext:value-type="float">
            <text:p>0.082562</text:p>
          </table:table-cell>
          <table:table-cell office:value-type="float" office:value="0.041256" calcext:value-type="float">
            <text:p>0.0412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88" calcext:value-type="float">
            <text:p>0.88</text:p>
          </table:table-cell>
          <table:table-cell table:formula="of:=[.$P83]*EXP([.$P$75]/8.314*(1/298.15-1/[.J$76])) +[.$Q83]*EXP([.$Q$75]/8.314*(1/298.15-1/[.J$76])) + [.$R83]*EXP([.$R$75]/8.314*(1/298.15-1/[.J$76])) + [.$S83]*EXP([.$S$75]/8.314*(1/298.15-1/[.J$76]))" office:value-type="float" office:value="0.218461209439661" calcext:value-type="float">
            <text:p>0.2184612094</text:p>
          </table:table-cell>
          <table:table-cell table:formula="of:=[.$P83]*EXP([.$P$75]/8.314*(1/298.15-1/[.K$76])) +[.$Q83]*EXP([.$Q$75]/8.314*(1/298.15-1/[.K$76])) + [.$R83]*EXP([.$R$75]/8.314*(1/298.15-1/[.K$76])) + [.$S83]*EXP([.$S$75]/8.314*(1/298.15-1/[.K$76]))" office:value-type="float" office:value="0.157707732032213" calcext:value-type="float">
            <text:p>0.157707732</text:p>
          </table:table-cell>
          <table:table-cell table:formula="of:=[.$P83]*EXP([.$P$75]/8.314*(1/298.15-1/[.L$76])) +[.$Q83]*EXP([.$Q$75]/8.314*(1/298.15-1/[.L$76])) + [.$R83]*EXP([.$R$75]/8.314*(1/298.15-1/[.L$76])) + [.$S83]*EXP([.$S$75]/8.314*(1/298.15-1/[.L$76]))" office:value-type="float" office:value="0.0904043151803684" calcext:value-type="float">
            <text:p>0.0904043152</text:p>
          </table:table-cell>
          <table:table-cell table:formula="of:=[.$P83]*EXP([.$P$75]/8.314*(1/298.15-1/[.M$76])) +[.$Q83]*EXP([.$Q$75]/8.314*(1/298.15-1/[.M$76])) + [.$R83]*EXP([.$R$75]/8.314*(1/298.15-1/[.M$76])) + [.$S83]*EXP([.$S$75]/8.314*(1/298.15-1/[.M$76]))" office:value-type="float" office:value="0.0582680133276113" calcext:value-type="float">
            <text:p>0.0582680133</text:p>
          </table:table-cell>
          <table:table-cell table:formula="of:=[.$P83]*EXP([.$P$75]/8.314*(1/298.15-1/[.N$76])) +[.$Q83]*EXP([.$Q$75]/8.314*(1/298.15-1/[.N$76])) + [.$R83]*EXP([.$R$75]/8.314*(1/298.15-1/[.N$76])) + [.$S83]*EXP([.$S$75]/8.314*(1/298.15-1/[.N$76]))" office:value-type="float" office:value="0.0319169494928804" calcext:value-type="float">
            <text:p>0.0319169495</text:p>
          </table:table-cell>
          <table:table-cell/>
          <table:table-cell table:formula="of:=[.$P$70]" office:value-type="float" office:value="0.01" calcext:value-type="float">
            <text:p>0.01</text:p>
          </table:table-cell>
          <table:table-cell table:formula="of:=[.$Q$70]" office:value-type="float" office:value="0.03" calcext:value-type="float">
            <text:p>0.03</text:p>
          </table:table-cell>
          <table:table-cell table:formula="of:=8.314*298.15/96487/([.R$73]*([.H83]^0.5)*((1-[.H83])^0.5))" office:value-type="float" office:value="0.0140266546891608" calcext:value-type="float">
            <text:p>0.0140266547</text:p>
          </table:table-cell>
          <table:table-cell table:formula="of:=8.314*298.15/96487/([.S$73]*[.I83]^0.5*(1-[.I83])^0.5)" office:value-type="float" office:value="0.01756837356829" calcext:value-type="float">
            <text:p>0.01756837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174" calcext:value-type="float">
            <text:p>10.174</text:p>
          </table:table-cell>
          <table:table-cell office:value-type="float" office:value="0.226642" calcext:value-type="float">
            <text:p>0.226642</text:p>
          </table:table-cell>
          <table:table-cell office:value-type="float" office:value="0.191989" calcext:value-type="float">
            <text:p>0.191989</text:p>
          </table:table-cell>
          <table:table-cell office:value-type="float" office:value="0.148781" calcext:value-type="float">
            <text:p>0.148781</text:p>
          </table:table-cell>
          <table:table-cell office:value-type="float" office:value="0.115402" calcext:value-type="float">
            <text:p>0.115402</text:p>
          </table:table-cell>
          <table:table-cell office:value-type="float" office:value="0.074857" calcext:value-type="float">
            <text:p>0.0748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907" calcext:value-type="float">
            <text:p>0.907</text:p>
          </table:table-cell>
          <table:table-cell table:formula="of:=[.$P84]*EXP([.$P$75]/8.314*(1/298.15-1/[.J$76])) +[.$Q84]*EXP([.$Q$75]/8.314*(1/298.15-1/[.J$76])) + [.$R84]*EXP([.$R$75]/8.314*(1/298.15-1/[.J$76])) + [.$S84]*EXP([.$S$75]/8.314*(1/298.15-1/[.J$76]))" office:value-type="float" office:value="0.246416587345353" calcext:value-type="float">
            <text:p>0.2464165873</text:p>
          </table:table-cell>
          <table:table-cell table:formula="of:=[.$P84]*EXP([.$P$75]/8.314*(1/298.15-1/[.K$76])) +[.$Q84]*EXP([.$Q$75]/8.314*(1/298.15-1/[.K$76])) + [.$R84]*EXP([.$R$75]/8.314*(1/298.15-1/[.K$76])) + [.$S84]*EXP([.$S$75]/8.314*(1/298.15-1/[.K$76]))" office:value-type="float" office:value="0.175835060054156" calcext:value-type="float">
            <text:p>0.1758350601</text:p>
          </table:table-cell>
          <table:table-cell table:formula="of:=[.$P84]*EXP([.$P$75]/8.314*(1/298.15-1/[.L$76])) +[.$Q84]*EXP([.$Q$75]/8.314*(1/298.15-1/[.L$76])) + [.$R84]*EXP([.$R$75]/8.314*(1/298.15-1/[.L$76])) + [.$S84]*EXP([.$S$75]/8.314*(1/298.15-1/[.L$76]))" office:value-type="float" office:value="0.0984005654945851" calcext:value-type="float">
            <text:p>0.0984005655</text:p>
          </table:table-cell>
          <table:table-cell table:formula="of:=[.$P84]*EXP([.$P$75]/8.314*(1/298.15-1/[.M$76])) +[.$Q84]*EXP([.$Q$75]/8.314*(1/298.15-1/[.M$76])) + [.$R84]*EXP([.$R$75]/8.314*(1/298.15-1/[.M$76])) + [.$S84]*EXP([.$S$75]/8.314*(1/298.15-1/[.M$76]))" office:value-type="float" office:value="0.0620074227113571" calcext:value-type="float">
            <text:p>0.0620074227</text:p>
          </table:table-cell>
          <table:table-cell table:formula="of:=[.$P84]*EXP([.$P$75]/8.314*(1/298.15-1/[.N$76])) +[.$Q84]*EXP([.$Q$75]/8.314*(1/298.15-1/[.N$76])) + [.$R84]*EXP([.$R$75]/8.314*(1/298.15-1/[.N$76])) + [.$S84]*EXP([.$S$75]/8.314*(1/298.15-1/[.N$76]))" office:value-type="float" office:value="0.0328693672570339" calcext:value-type="float">
            <text:p>0.0328693673</text:p>
          </table:table-cell>
          <table:table-cell/>
          <table:table-cell table:formula="of:=[.$P$70]" office:value-type="float" office:value="0.01" calcext:value-type="float">
            <text:p>0.01</text:p>
          </table:table-cell>
          <table:table-cell table:formula="of:=[.$Q$70]" office:value-type="float" office:value="0.03" calcext:value-type="float">
            <text:p>0.03</text:p>
          </table:table-cell>
          <table:table-cell table:formula="of:=8.314*298.15/96487/([.R$73]*([.H84]^0.5)*((1-[.H84])^0.5))" office:value-type="float" office:value="0.0173684993326854" calcext:value-type="float">
            <text:p>0.0173684993</text:p>
          </table:table-cell>
          <table:table-cell table:formula="of:=8.314*298.15/96487/([.S$73]*[.I84]^0.5*(1-[.I84])^0.5)" office:value-type="float" office:value="0.0196570525580019" calcext:value-type="float">
            <text:p>0.0196570526</text:p>
          </table:table-cell>
          <table:table-cell table:number-columns-repeated="11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Model Errors</text:p>
          </table:table-cell>
          <table:table-cell office:value-type="string" calcext:value-type="string">
            <text:p>Rmod - Rreal</text:p>
          </table:table-cell>
          <table:table-cell table:number-columns-repeated="4"/>
          <table:table-cell office:value-type="string" calcext:value-type="string">
            <text:p>Rion</text:p>
          </table:table-cell>
          <table:table-cell table:number-columns-repeated="5"/>
          <table:table-cell office:value-type="string" calcext:value-type="string">
            <text:p>Rio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:5</text:p>
          </table:table-cell>
          <table:table-cell office:value-type="string" calcext:value-type="string">
            <text:p>T:10</text:p>
          </table:table-cell>
          <table:table-cell office:value-type="string" calcext:value-type="string">
            <text:p>T:20</text:p>
          </table:table-cell>
          <table:table-cell office:value-type="string" calcext:value-type="string">
            <text:p>T:30</text:p>
          </table:table-cell>
          <table:table-cell office:value-type="string" calcext:value-type="string">
            <text:p>T:50</text:p>
          </table:table-cell>
          <table:table-cell office:value-type="string" calcext:value-type="string">
            <text:p>T:5_mod</text:p>
          </table:table-cell>
          <table:table-cell office:value-type="string" calcext:value-type="string">
            <text:p>T:10_mod</text:p>
          </table:table-cell>
          <table:table-cell office:value-type="string" calcext:value-type="string">
            <text:p>T:20_mod</text:p>
          </table:table-cell>
          <table:table-cell office:value-type="string" calcext:value-type="string">
            <text:p>T:30_mod</text:p>
          </table:table-cell>
          <table:table-cell office:value-type="string" calcext:value-type="string">
            <text:p>T:50_mod</text:p>
          </table:table-cell>
          <table:table-cell table:number-columns-repeated="18"/>
        </table:table-row>
        <table:table-row table:style-name="ro1">
          <table:table-cell/>
          <table:table-cell table:formula="of:=[.B77]" office:value-type="float" office:value="1.456" calcext:value-type="float">
            <text:p>1.456</text:p>
          </table:table-cell>
          <table:table-cell table:formula="of:=[.C77]" office:value-type="float" office:value="0.221649" calcext:value-type="float">
            <text:p>0.221649</text:p>
          </table:table-cell>
          <table:table-cell table:formula="of:=[.D77]" office:value-type="float" office:value="0.16144" calcext:value-type="float">
            <text:p>0.16144</text:p>
          </table:table-cell>
          <table:table-cell table:formula="of:=[.E77]" office:value-type="float" office:value="0.086449" calcext:value-type="float">
            <text:p>0.086449</text:p>
          </table:table-cell>
          <table:table-cell table:formula="of:=[.F77]" office:value-type="float" office:value="0.056487" calcext:value-type="float">
            <text:p>0.056487</text:p>
          </table:table-cell>
          <table:table-cell table:formula="of:=[.G77]" office:value-type="float" office:value="0.033155" calcext:value-type="float">
            <text:p>0.033155</text:p>
          </table:table-cell>
          <table:table-cell table:formula="of:=[.J77]" office:value-type="float" office:value="0.169681594674134" calcext:value-type="float">
            <text:p>0.1696815947</text:p>
          </table:table-cell>
          <table:table-cell table:formula="of:=[.K77]" office:value-type="float" office:value="0.125581474119987" calcext:value-type="float">
            <text:p>0.1255814741</text:p>
          </table:table-cell>
          <table:table-cell table:formula="of:=[.L77]" office:value-type="float" office:value="0.0758030526676306" calcext:value-type="float">
            <text:p>0.0758030527</text:p>
          </table:table-cell>
          <table:table-cell table:formula="of:=[.M77]" office:value-type="float" office:value="0.0512449609204145" calcext:value-type="float">
            <text:p>0.0512449609</text:p>
          </table:table-cell>
          <table:table-cell table:formula="of:=[.N77]" office:value-type="float" office:value="0.0300350004116279" calcext:value-type="float">
            <text:p>0.0300350004</text:p>
          </table:table-cell>
          <table:table-cell/>
          <table:table-cell table:formula="of:=[.H88]-[.C88]" office:value-type="float" office:value="-0.0519674053258656" calcext:value-type="float">
            <text:p>-0.0519674053</text:p>
          </table:table-cell>
          <table:table-cell table:formula="of:=[.I88]-[.D88]" office:value-type="float" office:value="-0.0358585258800133" calcext:value-type="float">
            <text:p>-0.0358585259</text:p>
          </table:table-cell>
          <table:table-cell table:formula="of:=[.J88]-[.E88]" office:value-type="float" office:value="-0.0106459473323694" calcext:value-type="float">
            <text:p>-0.0106459473</text:p>
          </table:table-cell>
          <table:table-cell table:formula="of:=[.K88]-[.F88]" office:value-type="float" office:value="-0.0052420390795855" calcext:value-type="float">
            <text:p>-0.0052420391</text:p>
          </table:table-cell>
          <table:table-cell table:formula="of:=[.L88]-[.G88]" office:value-type="float" office:value="-0.00311999958837211" calcext:value-type="float">
            <text:p>-0.0031199996</text:p>
          </table:table-cell>
          <table:table-cell/>
          <table:table-cell table:formula="of:=[.$R77]*EXP([.$R$75]/8.314*(1/298.15-1/[.J$76]))" office:value-type="float" office:value="0.0565899526585176" calcext:value-type="float">
            <text:p>0.0565899527</text:p>
          </table:table-cell>
          <table:table-cell table:formula="of:=[.$R77]*EXP([.$R$75]/8.314*(1/298.15-1/[.K$76]))" office:value-type="float" office:value="0.0357901639773714" calcext:value-type="float">
            <text:p>0.035790164</text:p>
          </table:table-cell>
          <table:table-cell table:formula="of:=[.$R77]*EXP([.$R$75]/8.314*(1/298.15-1/[.L$76]))" office:value-type="float" office:value="0.015002889530062" calcext:value-type="float">
            <text:p>0.0150028895</text:p>
          </table:table-cell>
          <table:table-cell table:formula="of:=[.$R77]*EXP([.$R$75]/8.314*(1/298.15-1/[.M$76]))" office:value-type="float" office:value="0.00666035156901948" calcext:value-type="float">
            <text:p>0.0066603516</text:p>
          </table:table-cell>
          <table:table-cell table:formula="of:=[.$R77]*EXP([.$R$75]/8.314*(1/298.15-1/[.N$76]))" office:value-type="float" office:value="0.00152624454888256" calcext:value-type="float">
            <text:p>0.0015262445</text:p>
          </table:table-cell>
          <table:table-cell/>
          <table:table-cell table:formula="of:=[.$R77]*EXP([.$R$75]/8.314*(1/298.15-1/[.J$76]))" office:value-type="float" office:value="0.0565899526585176" calcext:value-type="float">
            <text:p>0.0565899527</text:p>
          </table:table-cell>
          <table:table-cell table:formula="of:=[.$R77]*EXP([.$R$75]/8.314*(1/298.15-1/[.K$76]))" office:value-type="float" office:value="0.0357901639773714" calcext:value-type="float">
            <text:p>0.035790164</text:p>
          </table:table-cell>
          <table:table-cell table:formula="of:=[.$R77]*EXP([.$R$75]/8.314*(1/298.15-1/[.L$76]))" office:value-type="float" office:value="0.015002889530062" calcext:value-type="float">
            <text:p>0.0150028895</text:p>
          </table:table-cell>
          <table:table-cell table:formula="of:=[.$R77]*EXP([.$R$75]/8.314*(1/298.15-1/[.M$76]))" office:value-type="float" office:value="0.00666035156901948" calcext:value-type="float">
            <text:p>0.0066603516</text:p>
          </table:table-cell>
          <table:table-cell table:formula="of:=[.$R77]*EXP([.$R$75]/8.314*(1/298.15-1/[.N$76]))" office:value-type="float" office:value="0.00152624454888256" calcext:value-type="float">
            <text:p>0.0015262445</text:p>
          </table:table-cell>
        </table:table-row>
        <table:table-row table:style-name="ro1">
          <table:table-cell/>
          <table:table-cell table:formula="of:=[.B78]" office:value-type="float" office:value="2.865" calcext:value-type="float">
            <text:p>2.865</text:p>
          </table:table-cell>
          <table:table-cell table:formula="of:=[.C78]" office:value-type="float" office:value="0.188487" calcext:value-type="float">
            <text:p>0.188487</text:p>
          </table:table-cell>
          <table:table-cell table:formula="of:=[.D78]" office:value-type="float" office:value="0.143199" calcext:value-type="float">
            <text:p>0.143199</text:p>
          </table:table-cell>
          <table:table-cell table:formula="of:=[.E78]" office:value-type="float" office:value="0.085456" calcext:value-type="float">
            <text:p>0.085456</text:p>
          </table:table-cell>
          <table:table-cell table:formula="of:=[.F78]" office:value-type="float" office:value="0.054515" calcext:value-type="float">
            <text:p>0.054515</text:p>
          </table:table-cell>
          <table:table-cell table:formula="of:=[.G78]" office:value-type="float" office:value="0.033892" calcext:value-type="float">
            <text:p>0.033892</text:p>
          </table:table-cell>
          <table:table-cell table:formula="of:=[.J78]" office:value-type="float" office:value="0.163189949339612" calcext:value-type="float">
            <text:p>0.1631899493</text:p>
          </table:table-cell>
          <table:table-cell table:formula="of:=[.K78]" office:value-type="float" office:value="0.121435273299005" calcext:value-type="float">
            <text:p>0.1214352733</text:p>
          </table:table-cell>
          <table:table-cell table:formula="of:=[.L78]" office:value-type="float" office:value="0.0740289282919776" calcext:value-type="float">
            <text:p>0.0740289283</text:p>
          </table:table-cell>
          <table:table-cell table:formula="of:=[.M78]" office:value-type="float" office:value="0.0504401521953816" calcext:value-type="float">
            <text:p>0.0504401522</text:p>
          </table:table-cell>
          <table:table-cell table:formula="of:=[.N78]" office:value-type="float" office:value="0.0298419051400636" calcext:value-type="float">
            <text:p>0.0298419051</text:p>
          </table:table-cell>
          <table:table-cell/>
          <table:table-cell table:formula="of:=[.H89]-[.C89]" office:value-type="float" office:value="-0.025297050660388" calcext:value-type="float">
            <text:p>-0.0252970507</text:p>
          </table:table-cell>
          <table:table-cell table:formula="of:=[.I89]-[.D89]" office:value-type="float" office:value="-0.0217637267009954" calcext:value-type="float">
            <text:p>-0.0217637267</text:p>
          </table:table-cell>
          <table:table-cell table:formula="of:=[.J89]-[.E89]" office:value-type="float" office:value="-0.0114270717080224" calcext:value-type="float">
            <text:p>-0.0114270717</text:p>
          </table:table-cell>
          <table:table-cell table:formula="of:=[.K89]-[.F89]" office:value-type="float" office:value="-0.00407484780461843" calcext:value-type="float">
            <text:p>-0.0040748478</text:p>
          </table:table-cell>
          <table:table-cell table:formula="of:=[.L89]-[.G89]" office:value-type="float" office:value="-0.00405009485993637" calcext:value-type="float">
            <text:p>-0.0040500949</text:p>
          </table:table-cell>
          <table:table-cell/>
          <table:table-cell table:formula="of:=[.$R78]*EXP([.$R$75]/8.314*(1/298.15-1/[.J$76]))" office:value-type="float" office:value="0.0509068550727694" calcext:value-type="float">
            <text:p>0.0509068551</text:p>
          </table:table-cell>
          <table:table-cell table:formula="of:=[.$R78]*EXP([.$R$75]/8.314*(1/298.15-1/[.K$76]))" office:value-type="float" office:value="0.0321959041319761" calcext:value-type="float">
            <text:p>0.0321959041</text:p>
          </table:table-cell>
          <table:table-cell table:formula="of:=[.$R78]*EXP([.$R$75]/8.314*(1/298.15-1/[.L$76]))" office:value-type="float" office:value="0.013496210671678" calcext:value-type="float">
            <text:p>0.0134962107</text:p>
          </table:table-cell>
          <table:table-cell table:formula="of:=[.$R78]*EXP([.$R$75]/8.314*(1/298.15-1/[.M$76]))" office:value-type="float" office:value="0.00599147969081635" calcext:value-type="float">
            <text:p>0.0059914797</text:p>
          </table:table-cell>
          <table:table-cell table:formula="of:=[.$R78]*EXP([.$R$75]/8.314*(1/298.15-1/[.N$76]))" office:value-type="float" office:value="0.00137297004866595" calcext:value-type="float">
            <text:p>0.00137297</text:p>
          </table:table-cell>
          <table:table-cell/>
          <table:table-cell table:formula="of:=[.$R78]*EXP([.$R$75]/8.314*(1/298.15-1/[.J$76]))" office:value-type="float" office:value="0.0509068550727694" calcext:value-type="float">
            <text:p>0.0509068551</text:p>
          </table:table-cell>
          <table:table-cell table:formula="of:=[.$R78]*EXP([.$R$75]/8.314*(1/298.15-1/[.K$76]))" office:value-type="float" office:value="0.0321959041319761" calcext:value-type="float">
            <text:p>0.0321959041</text:p>
          </table:table-cell>
          <table:table-cell table:formula="of:=[.$R78]*EXP([.$R$75]/8.314*(1/298.15-1/[.L$76]))" office:value-type="float" office:value="0.013496210671678" calcext:value-type="float">
            <text:p>0.0134962107</text:p>
          </table:table-cell>
          <table:table-cell table:formula="of:=[.$R78]*EXP([.$R$75]/8.314*(1/298.15-1/[.M$76]))" office:value-type="float" office:value="0.00599147969081635" calcext:value-type="float">
            <text:p>0.0059914797</text:p>
          </table:table-cell>
          <table:table-cell table:formula="of:=[.$R78]*EXP([.$R$75]/8.314*(1/298.15-1/[.N$76]))" office:value-type="float" office:value="0.00137297004866595" calcext:value-type="float">
            <text:p>0.00137297</text:p>
          </table:table-cell>
        </table:table-row>
        <table:table-row table:style-name="ro1">
          <table:table-cell/>
          <table:table-cell table:formula="of:=[.B79]" office:value-type="float" office:value="4.24" calcext:value-type="float">
            <text:p>4.24</text:p>
          </table:table-cell>
          <table:table-cell table:formula="of:=[.C79]" office:value-type="float" office:value="0.172662" calcext:value-type="float">
            <text:p>0.172662</text:p>
          </table:table-cell>
          <table:table-cell table:formula="of:=[.D79]" office:value-type="float" office:value="0.126526" calcext:value-type="float">
            <text:p>0.126526</text:p>
          </table:table-cell>
          <table:table-cell table:formula="of:=[.E79]" office:value-type="float" office:value="0.079571" calcext:value-type="float">
            <text:p>0.079571</text:p>
          </table:table-cell>
          <table:table-cell table:formula="of:=[.F79]" office:value-type="float" office:value="0.049368" calcext:value-type="float">
            <text:p>0.049368</text:p>
          </table:table-cell>
          <table:table-cell table:formula="of:=[.G79]" office:value-type="float" office:value="0.032703" calcext:value-type="float">
            <text:p>0.032703</text:p>
          </table:table-cell>
          <table:table-cell table:formula="of:=[.J79]" office:value-type="float" office:value="0.161829609502489" calcext:value-type="float">
            <text:p>0.1618296095</text:p>
          </table:table-cell>
          <table:table-cell table:formula="of:=[.K79]" office:value-type="float" office:value="0.120606823402749" calcext:value-type="float">
            <text:p>0.1206068234</text:p>
          </table:table-cell>
          <table:table-cell table:formula="of:=[.L79]" office:value-type="float" office:value="0.0737100066236787" calcext:value-type="float">
            <text:p>0.0737100066</text:p>
          </table:table-cell>
          <table:table-cell table:formula="of:=[.M79]" office:value-type="float" office:value="0.0503120958833805" calcext:value-type="float">
            <text:p>0.0503120959</text:p>
          </table:table-cell>
          <table:table-cell table:formula="of:=[.N79]" office:value-type="float" office:value="0.0298193753894516" calcext:value-type="float">
            <text:p>0.0298193754</text:p>
          </table:table-cell>
          <table:table-cell/>
          <table:table-cell table:formula="of:=[.H90]-[.C90]" office:value-type="float" office:value="-0.0108323904975112" calcext:value-type="float">
            <text:p>-0.0108323905</text:p>
          </table:table-cell>
          <table:table-cell table:formula="of:=[.I90]-[.D90]" office:value-type="float" office:value="-0.00591917659725098" calcext:value-type="float">
            <text:p>-0.0059191766</text:p>
          </table:table-cell>
          <table:table-cell table:formula="of:=[.J90]-[.E90]" office:value-type="float" office:value="-0.00586099337632134" calcext:value-type="float">
            <text:p>-0.0058609934</text:p>
          </table:table-cell>
          <table:table-cell table:formula="of:=[.K90]-[.F90]" office:value-type="float" office:value="0.0009440958833805" calcext:value-type="float">
            <text:p>0.0009440959</text:p>
          </table:table-cell>
          <table:table-cell table:formula="of:=[.L90]-[.G90]" office:value-type="float" office:value="-0.00288362461054839" calcext:value-type="float">
            <text:p>-0.0028836246</text:p>
          </table:table-cell>
          <table:table-cell/>
          <table:table-cell table:formula="of:=[.$R79]*EXP([.$R$75]/8.314*(1/298.15-1/[.J$76]))" office:value-type="float" office:value="0.0489110011792315" calcext:value-type="float">
            <text:p>0.0489110012</text:p>
          </table:table-cell>
          <table:table-cell table:formula="of:=[.$R79]*EXP([.$R$75]/8.314*(1/298.15-1/[.K$76]))" office:value-type="float" office:value="0.0309336316830904" calcext:value-type="float">
            <text:p>0.0309336317</text:p>
          </table:table-cell>
          <table:table-cell table:formula="of:=[.$R79]*EXP([.$R$75]/8.314*(1/298.15-1/[.L$76]))" office:value-type="float" office:value="0.012967078306723" calcext:value-type="float">
            <text:p>0.0129670783</text:p>
          </table:table-cell>
          <table:table-cell table:formula="of:=[.$R79]*EXP([.$R$75]/8.314*(1/298.15-1/[.M$76]))" office:value-type="float" office:value="0.00575657776941746" calcext:value-type="float">
            <text:p>0.0057565778</text:p>
          </table:table-cell>
          <table:table-cell table:formula="of:=[.$R79]*EXP([.$R$75]/8.314*(1/298.15-1/[.N$76]))" office:value-type="float" office:value="0.00131914139212405" calcext:value-type="float">
            <text:p>0.0013191414</text:p>
          </table:table-cell>
          <table:table-cell/>
          <table:table-cell table:formula="of:=[.$R79]*EXP([.$R$75]/8.314*(1/298.15-1/[.J$76]))" office:value-type="float" office:value="0.0489110011792315" calcext:value-type="float">
            <text:p>0.0489110012</text:p>
          </table:table-cell>
          <table:table-cell table:formula="of:=[.$R79]*EXP([.$R$75]/8.314*(1/298.15-1/[.K$76]))" office:value-type="float" office:value="0.0309336316830904" calcext:value-type="float">
            <text:p>0.0309336317</text:p>
          </table:table-cell>
          <table:table-cell table:formula="of:=[.$R79]*EXP([.$R$75]/8.314*(1/298.15-1/[.L$76]))" office:value-type="float" office:value="0.012967078306723" calcext:value-type="float">
            <text:p>0.0129670783</text:p>
          </table:table-cell>
          <table:table-cell table:formula="of:=[.$R79]*EXP([.$R$75]/8.314*(1/298.15-1/[.M$76]))" office:value-type="float" office:value="0.00575657776941746" calcext:value-type="float">
            <text:p>0.0057565778</text:p>
          </table:table-cell>
          <table:table-cell table:formula="of:=[.$R79]*EXP([.$R$75]/8.314*(1/298.15-1/[.N$76]))" office:value-type="float" office:value="0.00131914139212405" calcext:value-type="float">
            <text:p>0.0013191414</text:p>
          </table:table-cell>
        </table:table-row>
        <table:table-row table:style-name="ro1">
          <table:table-cell/>
          <table:table-cell table:formula="of:=[.B80]" office:value-type="float" office:value="5.615" calcext:value-type="float">
            <text:p>5.615</text:p>
          </table:table-cell>
          <table:table-cell table:formula="of:=[.C80]" office:value-type="float" office:value="0.167291" calcext:value-type="float">
            <text:p>0.167291</text:p>
          </table:table-cell>
          <table:table-cell table:formula="of:=[.D80]" office:value-type="float" office:value="0.128234" calcext:value-type="float">
            <text:p>0.128234</text:p>
          </table:table-cell>
          <table:table-cell table:formula="of:=[.E80]" office:value-type="float" office:value="0.078701" calcext:value-type="float">
            <text:p>0.078701</text:p>
          </table:table-cell>
          <table:table-cell table:formula="of:=[.F80]" office:value-type="float" office:value="0.050109" calcext:value-type="float">
            <text:p>0.050109</text:p>
          </table:table-cell>
          <table:table-cell table:formula="of:=[.G80]" office:value-type="float" office:value="0.035352" calcext:value-type="float">
            <text:p>0.035352</text:p>
          </table:table-cell>
          <table:table-cell table:formula="of:=[.J80]" office:value-type="float" office:value="0.164292821539928" calcext:value-type="float">
            <text:p>0.1642928215</text:p>
          </table:table-cell>
          <table:table-cell table:formula="of:=[.K80]" office:value-type="float" office:value="0.122262962468517" calcext:value-type="float">
            <text:p>0.1222629625</text:p>
          </table:table-cell>
          <table:table-cell table:formula="of:=[.L80]" office:value-type="float" office:value="0.0744916314534701" calcext:value-type="float">
            <text:p>0.0744916315</text:p>
          </table:table-cell>
          <table:table-cell table:formula="of:=[.M80]" office:value-type="float" office:value="0.0507007696887517" calcext:value-type="float">
            <text:p>0.0507007697</text:p>
          </table:table-cell>
          <table:table-cell table:formula="of:=[.N80]" office:value-type="float" office:value="0.0299294430117441" calcext:value-type="float">
            <text:p>0.029929443</text:p>
          </table:table-cell>
          <table:table-cell/>
          <table:table-cell table:formula="of:=[.H91]-[.C91]" office:value-type="float" office:value="-0.00299817846007205" calcext:value-type="float">
            <text:p>-0.0029981785</text:p>
          </table:table-cell>
          <table:table-cell table:formula="of:=[.I91]-[.D91]" office:value-type="float" office:value="-0.00597103753148279" calcext:value-type="float">
            <text:p>-0.0059710375</text:p>
          </table:table-cell>
          <table:table-cell table:formula="of:=[.J91]-[.E91]" office:value-type="float" office:value="-0.00420936854652988" calcext:value-type="float">
            <text:p>-0.0042093685</text:p>
          </table:table-cell>
          <table:table-cell table:formula="of:=[.K91]-[.F91]" office:value-type="float" office:value="0.000591769688751687" calcext:value-type="float">
            <text:p>0.0005917697</text:p>
          </table:table-cell>
          <table:table-cell table:formula="of:=[.L91]-[.G91]" office:value-type="float" office:value="-0.00542255698825592" calcext:value-type="float">
            <text:p>-0.005422557</text:p>
          </table:table-cell>
          <table:table-cell/>
          <table:table-cell table:formula="of:=[.$R80]*EXP([.$R$75]/8.314*(1/298.15-1/[.J$76]))" office:value-type="float" office:value="0.0494157226312645" calcext:value-type="float">
            <text:p>0.0494157226</text:p>
          </table:table-cell>
          <table:table-cell table:formula="of:=[.$R80]*EXP([.$R$75]/8.314*(1/298.15-1/[.K$76]))" office:value-type="float" office:value="0.0312528414134848" calcext:value-type="float">
            <text:p>0.0312528414</text:p>
          </table:table-cell>
          <table:table-cell table:formula="of:=[.$R80]*EXP([.$R$75]/8.314*(1/298.15-1/[.L$76]))" office:value-type="float" office:value="0.0131008879289716" calcext:value-type="float">
            <text:p>0.0131008879</text:p>
          </table:table-cell>
          <table:table-cell table:formula="of:=[.$R80]*EXP([.$R$75]/8.314*(1/298.15-1/[.M$76]))" office:value-type="float" office:value="0.00581598093476822" calcext:value-type="float">
            <text:p>0.0058159809</text:p>
          </table:table-cell>
          <table:table-cell table:formula="of:=[.$R80]*EXP([.$R$75]/8.314*(1/298.15-1/[.N$76]))" office:value-type="float" office:value="0.0013327538503199" calcext:value-type="float">
            <text:p>0.0013327539</text:p>
          </table:table-cell>
          <table:table-cell/>
          <table:table-cell table:formula="of:=[.$R80]*EXP([.$R$75]/8.314*(1/298.15-1/[.J$76]))" office:value-type="float" office:value="0.0494157226312645" calcext:value-type="float">
            <text:p>0.0494157226</text:p>
          </table:table-cell>
          <table:table-cell table:formula="of:=[.$R80]*EXP([.$R$75]/8.314*(1/298.15-1/[.K$76]))" office:value-type="float" office:value="0.0312528414134848" calcext:value-type="float">
            <text:p>0.0312528414</text:p>
          </table:table-cell>
          <table:table-cell table:formula="of:=[.$R80]*EXP([.$R$75]/8.314*(1/298.15-1/[.L$76]))" office:value-type="float" office:value="0.0131008879289716" calcext:value-type="float">
            <text:p>0.0131008879</text:p>
          </table:table-cell>
          <table:table-cell table:formula="of:=[.$R80]*EXP([.$R$75]/8.314*(1/298.15-1/[.M$76]))" office:value-type="float" office:value="0.00581598093476822" calcext:value-type="float">
            <text:p>0.0058159809</text:p>
          </table:table-cell>
          <table:table-cell table:formula="of:=[.$R80]*EXP([.$R$75]/8.314*(1/298.15-1/[.N$76]))" office:value-type="float" office:value="0.0013327538503199" calcext:value-type="float">
            <text:p>0.0013327539</text:p>
          </table:table-cell>
        </table:table-row>
        <table:table-row table:style-name="ro1">
          <table:table-cell/>
          <table:table-cell table:formula="of:=[.B81]" office:value-type="float" office:value="6.99" calcext:value-type="float">
            <text:p>6.99</text:p>
          </table:table-cell>
          <table:table-cell table:formula="of:=[.C81]" office:value-type="float" office:value="0.178823" calcext:value-type="float">
            <text:p>0.178823</text:p>
          </table:table-cell>
          <table:table-cell table:formula="of:=[.D81]" office:value-type="float" office:value="0.129752" calcext:value-type="float">
            <text:p>0.129752</text:p>
          </table:table-cell>
          <table:table-cell table:formula="of:=[.E81]" office:value-type="float" office:value="0.088409" calcext:value-type="float">
            <text:p>0.088409</text:p>
          </table:table-cell>
          <table:table-cell table:formula="of:=[.F81]" office:value-type="float" office:value="0.050822" calcext:value-type="float">
            <text:p>0.050822</text:p>
          </table:table-cell>
          <table:table-cell table:formula="of:=[.G81]" office:value-type="float" office:value="0.030953" calcext:value-type="float">
            <text:p>0.030953</text:p>
          </table:table-cell>
          <table:table-cell table:formula="of:=[.J81]" office:value-type="float" office:value="0.170879691495655" calcext:value-type="float">
            <text:p>0.1708796915</text:p>
          </table:table-cell>
          <table:table-cell table:formula="of:=[.K81]" office:value-type="float" office:value="0.126607099333322" calcext:value-type="float">
            <text:p>0.1266070993</text:p>
          </table:table-cell>
          <table:table-cell table:formula="of:=[.L81]" office:value-type="float" office:value="0.0764711683194994" calcext:value-type="float">
            <text:p>0.0764711683</text:p>
          </table:table-cell>
          <table:table-cell table:formula="of:=[.M81]" office:value-type="float" office:value="0.0516551684638537" calcext:value-type="float">
            <text:p>0.0516551685</text:p>
          </table:table-cell>
          <table:table-cell table:formula="of:=[.N81]" office:value-type="float" office:value="0.0301862429652426" calcext:value-type="float">
            <text:p>0.030186243</text:p>
          </table:table-cell>
          <table:table-cell/>
          <table:table-cell table:formula="of:=[.H92]-[.C92]" office:value-type="float" office:value="-0.00794330850434524" calcext:value-type="float">
            <text:p>-0.0079433085</text:p>
          </table:table-cell>
          <table:table-cell table:formula="of:=[.I92]-[.D92]" office:value-type="float" office:value="-0.00314490066667841" calcext:value-type="float">
            <text:p>-0.0031449007</text:p>
          </table:table-cell>
          <table:table-cell table:formula="of:=[.J92]-[.E92]" office:value-type="float" office:value="-0.0119378316805006" calcext:value-type="float">
            <text:p>-0.0119378317</text:p>
          </table:table-cell>
          <table:table-cell table:formula="of:=[.K92]-[.F92]" office:value-type="float" office:value="0.000833168463853715" calcext:value-type="float">
            <text:p>0.0008331685</text:p>
          </table:table-cell>
          <table:table-cell table:formula="of:=[.L92]-[.G92]" office:value-type="float" office:value="-0.000766757034757363" calcext:value-type="float">
            <text:p>-0.000766757</text:p>
          </table:table-cell>
          <table:table-cell/>
          <table:table-cell table:formula="of:=[.$R81]*EXP([.$R$75]/8.314*(1/298.15-1/[.J$76]))" office:value-type="float" office:value="0.0524499782454188" calcext:value-type="float">
            <text:p>0.0524499782</text:p>
          </table:table-cell>
          <table:table-cell table:formula="of:=[.$R81]*EXP([.$R$75]/8.314*(1/298.15-1/[.K$76]))" office:value-type="float" office:value="0.0331718482491178" calcext:value-type="float">
            <text:p>0.0331718482</text:p>
          </table:table-cell>
          <table:table-cell table:formula="of:=[.$R81]*EXP([.$R$75]/8.314*(1/298.15-1/[.L$76]))" office:value-type="float" office:value="0.013905316977708" calcext:value-type="float">
            <text:p>0.013905317</text:p>
          </table:table-cell>
          <table:table-cell table:formula="of:=[.$R81]*EXP([.$R$75]/8.314*(1/298.15-1/[.M$76]))" office:value-type="float" office:value="0.00617309749329386" calcext:value-type="float">
            <text:p>0.0061730975</text:p>
          </table:table-cell>
          <table:table-cell table:formula="of:=[.$R81]*EXP([.$R$75]/8.314*(1/298.15-1/[.N$76]))" office:value-type="float" office:value="0.00141458844945739" calcext:value-type="float">
            <text:p>0.0014145884</text:p>
          </table:table-cell>
          <table:table-cell/>
          <table:table-cell table:formula="of:=[.$R81]*EXP([.$R$75]/8.314*(1/298.15-1/[.J$76]))" office:value-type="float" office:value="0.0524499782454188" calcext:value-type="float">
            <text:p>0.0524499782</text:p>
          </table:table-cell>
          <table:table-cell table:formula="of:=[.$R81]*EXP([.$R$75]/8.314*(1/298.15-1/[.K$76]))" office:value-type="float" office:value="0.0331718482491178" calcext:value-type="float">
            <text:p>0.0331718482</text:p>
          </table:table-cell>
          <table:table-cell table:formula="of:=[.$R81]*EXP([.$R$75]/8.314*(1/298.15-1/[.L$76]))" office:value-type="float" office:value="0.013905316977708" calcext:value-type="float">
            <text:p>0.013905317</text:p>
          </table:table-cell>
          <table:table-cell table:formula="of:=[.$R81]*EXP([.$R$75]/8.314*(1/298.15-1/[.M$76]))" office:value-type="float" office:value="0.00617309749329386" calcext:value-type="float">
            <text:p>0.0061730975</text:p>
          </table:table-cell>
          <table:table-cell table:formula="of:=[.$R81]*EXP([.$R$75]/8.314*(1/298.15-1/[.N$76]))" office:value-type="float" office:value="0.00141458844945739" calcext:value-type="float">
            <text:p>0.0014145884</text:p>
          </table:table-cell>
        </table:table-row>
        <table:table-row table:style-name="ro1">
          <table:table-cell/>
          <table:table-cell table:formula="of:=[.B82]" office:value-type="float" office:value="8.364" calcext:value-type="float">
            <text:p>8.364</text:p>
          </table:table-cell>
          <table:table-cell table:formula="of:=[.C82]" office:value-type="float" office:value="0.188608" calcext:value-type="float">
            <text:p>0.188608</text:p>
          </table:table-cell>
          <table:table-cell table:formula="of:=[.D82]" office:value-type="float" office:value="0.156489" calcext:value-type="float">
            <text:p>0.156489</text:p>
          </table:table-cell>
          <table:table-cell table:formula="of:=[.E82]" office:value-type="float" office:value="0.105924" calcext:value-type="float">
            <text:p>0.105924</text:p>
          </table:table-cell>
          <table:table-cell table:formula="of:=[.F82]" office:value-type="float" office:value="0.063337" calcext:value-type="float">
            <text:p>0.063337</text:p>
          </table:table-cell>
          <table:table-cell table:formula="of:=[.G82]" office:value-type="float" office:value="0.033881" calcext:value-type="float">
            <text:p>0.033881</text:p>
          </table:table-cell>
          <table:table-cell table:formula="of:=[.J82]" office:value-type="float" office:value="0.185888231520372" calcext:value-type="float">
            <text:p>0.1858882315</text:p>
          </table:table-cell>
          <table:table-cell table:formula="of:=[.K82]" office:value-type="float" office:value="0.13646162214023" calcext:value-type="float">
            <text:p>0.1364616221</text:p>
          </table:table-cell>
          <table:table-cell table:formula="of:=[.L82]" office:value-type="float" office:value="0.0809243099615187" calcext:value-type="float">
            <text:p>0.08092431</text:p>
          </table:table-cell>
          <table:table-cell table:formula="of:=[.M82]" office:value-type="float" office:value="0.0537857758133222" calcext:value-type="float">
            <text:p>0.0537857758</text:p>
          </table:table-cell>
          <table:table-cell table:formula="of:=[.N82]" office:value-type="float" office:value="0.0307519181434172" calcext:value-type="float">
            <text:p>0.0307519181</text:p>
          </table:table-cell>
          <table:table-cell/>
          <table:table-cell table:formula="of:=[.H93]-[.C93]" office:value-type="float" office:value="-0.00271976847962771" calcext:value-type="float">
            <text:p>-0.0027197685</text:p>
          </table:table-cell>
          <table:table-cell table:formula="of:=[.I93]-[.D93]" office:value-type="float" office:value="-0.0200273778597698" calcext:value-type="float">
            <text:p>-0.0200273779</text:p>
          </table:table-cell>
          <table:table-cell table:formula="of:=[.J93]-[.E93]" office:value-type="float" office:value="-0.0249996900384813" calcext:value-type="float">
            <text:p>-0.02499969</text:p>
          </table:table-cell>
          <table:table-cell table:formula="of:=[.K93]-[.F93]" office:value-type="float" office:value="-0.00955122418667778" calcext:value-type="float">
            <text:p>-0.0095512242</text:p>
          </table:table-cell>
          <table:table-cell table:formula="of:=[.L93]-[.G93]" office:value-type="float" office:value="-0.00312908185658278" calcext:value-type="float">
            <text:p>-0.0031290819</text:p>
          </table:table-cell>
          <table:table-cell/>
          <table:table-cell table:formula="of:=[.$R82]*EXP([.$R$75]/8.314*(1/298.15-1/[.J$76]))" office:value-type="float" office:value="0.0602370269797626" calcext:value-type="float">
            <text:p>0.060237027</text:p>
          </table:table-cell>
          <table:table-cell table:formula="of:=[.$R82]*EXP([.$R$75]/8.314*(1/298.15-1/[.K$76]))" office:value-type="float" office:value="0.0380967463628114" calcext:value-type="float">
            <text:p>0.0380967464</text:p>
          </table:table-cell>
          <table:table-cell table:formula="of:=[.$R82]*EXP([.$R$75]/8.314*(1/298.15-1/[.L$76]))" office:value-type="float" office:value="0.015969786489311" calcext:value-type="float">
            <text:p>0.0159697865</text:p>
          </table:table-cell>
          <table:table-cell table:formula="of:=[.$R82]*EXP([.$R$75]/8.314*(1/298.15-1/[.M$76]))" office:value-type="float" office:value="0.00708959379377294" calcext:value-type="float">
            <text:p>0.0070895938</text:p>
          </table:table-cell>
          <table:table-cell table:formula="of:=[.$R82]*EXP([.$R$75]/8.314*(1/298.15-1/[.N$76]))" office:value-type="float" office:value="0.00162460701502136" calcext:value-type="float">
            <text:p>0.001624607</text:p>
          </table:table-cell>
          <table:table-cell/>
          <table:table-cell table:formula="of:=[.$R82]*EXP([.$R$75]/8.314*(1/298.15-1/[.J$76]))" office:value-type="float" office:value="0.0602370269797626" calcext:value-type="float">
            <text:p>0.060237027</text:p>
          </table:table-cell>
          <table:table-cell table:formula="of:=[.$R82]*EXP([.$R$75]/8.314*(1/298.15-1/[.K$76]))" office:value-type="float" office:value="0.0380967463628114" calcext:value-type="float">
            <text:p>0.0380967464</text:p>
          </table:table-cell>
          <table:table-cell table:formula="of:=[.$R82]*EXP([.$R$75]/8.314*(1/298.15-1/[.L$76]))" office:value-type="float" office:value="0.015969786489311" calcext:value-type="float">
            <text:p>0.0159697865</text:p>
          </table:table-cell>
          <table:table-cell table:formula="of:=[.$R82]*EXP([.$R$75]/8.314*(1/298.15-1/[.M$76]))" office:value-type="float" office:value="0.00708959379377294" calcext:value-type="float">
            <text:p>0.0070895938</text:p>
          </table:table-cell>
          <table:table-cell table:formula="of:=[.$R82]*EXP([.$R$75]/8.314*(1/298.15-1/[.N$76]))" office:value-type="float" office:value="0.00162460701502136" calcext:value-type="float">
            <text:p>0.001624607</text:p>
          </table:table-cell>
        </table:table-row>
        <table:table-row table:style-name="ro1">
          <table:table-cell/>
          <table:table-cell table:formula="of:=[.B83]" office:value-type="float" office:value="9.64" calcext:value-type="float">
            <text:p>9.64</text:p>
          </table:table-cell>
          <table:table-cell table:formula="of:=[.C83]" office:value-type="float" office:value="0.217305" calcext:value-type="float">
            <text:p>0.217305</text:p>
          </table:table-cell>
          <table:table-cell table:formula="of:=[.D83]" office:value-type="float" office:value="0.179658" calcext:value-type="float">
            <text:p>0.179658</text:p>
          </table:table-cell>
          <table:table-cell table:formula="of:=[.E83]" office:value-type="float" office:value="0.123247" calcext:value-type="float">
            <text:p>0.123247</text:p>
          </table:table-cell>
          <table:table-cell table:formula="of:=[.F83]" office:value-type="float" office:value="0.082562" calcext:value-type="float">
            <text:p>0.082562</text:p>
          </table:table-cell>
          <table:table-cell table:formula="of:=[.G83]" office:value-type="float" office:value="0.041256" calcext:value-type="float">
            <text:p>0.041256</text:p>
          </table:table-cell>
          <table:table-cell table:formula="of:=[.J83]" office:value-type="float" office:value="0.218461209439661" calcext:value-type="float">
            <text:p>0.2184612094</text:p>
          </table:table-cell>
          <table:table-cell table:formula="of:=[.K83]" office:value-type="float" office:value="0.157707732032213" calcext:value-type="float">
            <text:p>0.157707732</text:p>
          </table:table-cell>
          <table:table-cell table:formula="of:=[.L83]" office:value-type="float" office:value="0.0904043151803684" calcext:value-type="float">
            <text:p>0.0904043152</text:p>
          </table:table-cell>
          <table:table-cell table:formula="of:=[.M83]" office:value-type="float" office:value="0.0582680133276113" calcext:value-type="float">
            <text:p>0.0582680133</text:p>
          </table:table-cell>
          <table:table-cell table:formula="of:=[.N83]" office:value-type="float" office:value="0.0319169494928804" calcext:value-type="float">
            <text:p>0.0319169495</text:p>
          </table:table-cell>
          <table:table-cell/>
          <table:table-cell table:formula="of:=[.H94]-[.C94]" office:value-type="float" office:value="0.00115620943966149" calcext:value-type="float">
            <text:p>0.0011562094</text:p>
          </table:table-cell>
          <table:table-cell table:formula="of:=[.I94]-[.D94]" office:value-type="float" office:value="-0.0219502679677868" calcext:value-type="float">
            <text:p>-0.021950268</text:p>
          </table:table-cell>
          <table:table-cell table:formula="of:=[.J94]-[.E94]" office:value-type="float" office:value="-0.0328426848196316" calcext:value-type="float">
            <text:p>-0.0328426848</text:p>
          </table:table-cell>
          <table:table-cell table:formula="of:=[.K94]-[.F94]" office:value-type="float" office:value="-0.0242939866723887" calcext:value-type="float">
            <text:p>-0.0242939867</text:p>
          </table:table-cell>
          <table:table-cell table:formula="of:=[.L94]-[.G94]" office:value-type="float" office:value="-0.0093390505071196" calcext:value-type="float">
            <text:p>-0.0093390505</text:p>
          </table:table-cell>
          <table:table-cell/>
          <table:table-cell table:formula="of:=[.$R83]*EXP([.$R$75]/8.314*(1/298.15-1/[.J$76]))" office:value-type="float" office:value="0.0799492917628759" calcext:value-type="float">
            <text:p>0.0799492918</text:p>
          </table:table-cell>
          <table:table-cell table:formula="of:=[.$R83]*EXP([.$R$75]/8.314*(1/298.15-1/[.K$76]))" office:value-type="float" office:value="0.0505637154237371" calcext:value-type="float">
            <text:p>0.0505637154</text:p>
          </table:table-cell>
          <table:table-cell table:formula="of:=[.$R83]*EXP([.$R$75]/8.314*(1/298.15-1/[.L$76]))" office:value-type="float" office:value="0.021195818974494" calcext:value-type="float">
            <text:p>0.021195819</text:p>
          </table:table-cell>
          <table:table-cell table:formula="of:=[.$R83]*EXP([.$R$75]/8.314*(1/298.15-1/[.M$76]))" office:value-type="float" office:value="0.0094096277840713" calcext:value-type="float">
            <text:p>0.0094096278</text:p>
          </table:table-cell>
          <table:table-cell table:formula="of:=[.$R83]*EXP([.$R$75]/8.314*(1/298.15-1/[.N$76]))" office:value-type="float" office:value="0.00215625150769135" calcext:value-type="float">
            <text:p>0.0021562515</text:p>
          </table:table-cell>
          <table:table-cell/>
          <table:table-cell table:formula="of:=[.$R83]*EXP([.$R$75]/8.314*(1/298.15-1/[.J$76]))" office:value-type="float" office:value="0.0799492917628759" calcext:value-type="float">
            <text:p>0.0799492918</text:p>
          </table:table-cell>
          <table:table-cell table:formula="of:=[.$R83]*EXP([.$R$75]/8.314*(1/298.15-1/[.K$76]))" office:value-type="float" office:value="0.0505637154237371" calcext:value-type="float">
            <text:p>0.0505637154</text:p>
          </table:table-cell>
          <table:table-cell table:formula="of:=[.$R83]*EXP([.$R$75]/8.314*(1/298.15-1/[.L$76]))" office:value-type="float" office:value="0.021195818974494" calcext:value-type="float">
            <text:p>0.021195819</text:p>
          </table:table-cell>
          <table:table-cell table:formula="of:=[.$R83]*EXP([.$R$75]/8.314*(1/298.15-1/[.M$76]))" office:value-type="float" office:value="0.0094096277840713" calcext:value-type="float">
            <text:p>0.0094096278</text:p>
          </table:table-cell>
          <table:table-cell table:formula="of:=[.$R83]*EXP([.$R$75]/8.314*(1/298.15-1/[.N$76]))" office:value-type="float" office:value="0.00215625150769135" calcext:value-type="float">
            <text:p>0.0021562515</text:p>
          </table:table-cell>
        </table:table-row>
        <table:table-row table:style-name="ro1">
          <table:table-cell/>
          <table:table-cell table:formula="of:=[.B84]" office:value-type="float" office:value="10.174" calcext:value-type="float">
            <text:p>10.174</text:p>
          </table:table-cell>
          <table:table-cell table:formula="of:=[.C84]" office:value-type="float" office:value="0.226642" calcext:value-type="float">
            <text:p>0.226642</text:p>
          </table:table-cell>
          <table:table-cell table:formula="of:=[.D84]" office:value-type="float" office:value="0.191989" calcext:value-type="float">
            <text:p>0.191989</text:p>
          </table:table-cell>
          <table:table-cell table:formula="of:=[.E84]" office:value-type="float" office:value="0.148781" calcext:value-type="float">
            <text:p>0.148781</text:p>
          </table:table-cell>
          <table:table-cell table:formula="of:=[.F84]" office:value-type="float" office:value="0.115402" calcext:value-type="float">
            <text:p>0.115402</text:p>
          </table:table-cell>
          <table:table-cell table:formula="of:=[.G84]" office:value-type="float" office:value="0.074857" calcext:value-type="float">
            <text:p>0.074857</text:p>
          </table:table-cell>
          <table:table-cell table:formula="of:=[.J84]" office:value-type="float" office:value="0.246416587345353" calcext:value-type="float">
            <text:p>0.2464165873</text:p>
          </table:table-cell>
          <table:table-cell table:formula="of:=[.K84]" office:value-type="float" office:value="0.175835060054156" calcext:value-type="float">
            <text:p>0.1758350601</text:p>
          </table:table-cell>
          <table:table-cell table:formula="of:=[.L84]" office:value-type="float" office:value="0.0984005654945851" calcext:value-type="float">
            <text:p>0.0984005655</text:p>
          </table:table-cell>
          <table:table-cell table:formula="of:=[.M84]" office:value-type="float" office:value="0.0620074227113571" calcext:value-type="float">
            <text:p>0.0620074227</text:p>
          </table:table-cell>
          <table:table-cell table:formula="of:=[.N84]" office:value-type="float" office:value="0.0328693672570339" calcext:value-type="float">
            <text:p>0.0328693673</text:p>
          </table:table-cell>
          <table:table-cell/>
          <table:table-cell table:formula="of:=[.H95]-[.C95]" office:value-type="float" office:value="0.0197745873453533" calcext:value-type="float">
            <text:p>0.0197745873</text:p>
          </table:table-cell>
          <table:table-cell table:formula="of:=[.I95]-[.D95]" office:value-type="float" office:value="-0.0161539399458438" calcext:value-type="float">
            <text:p>-0.0161539399</text:p>
          </table:table-cell>
          <table:table-cell table:formula="of:=[.J95]-[.E95]" office:value-type="float" office:value="-0.0503804345054149" calcext:value-type="float">
            <text:p>-0.0503804345</text:p>
          </table:table-cell>
          <table:table-cell table:formula="of:=[.K95]-[.F95]" office:value-type="float" office:value="-0.0533945772886429" calcext:value-type="float">
            <text:p>-0.0533945773</text:p>
          </table:table-cell>
          <table:table-cell table:formula="of:=[.L95]-[.G95]" office:value-type="float" office:value="-0.0419876327429661" calcext:value-type="float">
            <text:p>-0.0419876327</text:p>
          </table:table-cell>
          <table:table-cell/>
          <table:table-cell table:formula="of:=[.$R84]*EXP([.$R$75]/8.314*(1/298.15-1/[.J$76]))" office:value-type="float" office:value="0.0989971772603221" calcext:value-type="float">
            <text:p>0.0989971773</text:p>
          </table:table-cell>
          <table:table-cell table:formula="of:=[.$R84]*EXP([.$R$75]/8.314*(1/298.15-1/[.K$76]))" office:value-type="float" office:value="0.0626104995850451" calcext:value-type="float">
            <text:p>0.0626104996</text:p>
          </table:table-cell>
          <table:table-cell table:formula="of:=[.$R84]*EXP([.$R$75]/8.314*(1/298.15-1/[.L$76]))" office:value-type="float" office:value="0.0262457140260751" calcext:value-type="float">
            <text:p>0.026245714</text:p>
          </table:table-cell>
          <table:table-cell table:formula="of:=[.$R84]*EXP([.$R$75]/8.314*(1/298.15-1/[.M$76]))" office:value-type="float" office:value="0.0116514676884969" calcext:value-type="float">
            <text:p>0.0116514677</text:p>
          </table:table-cell>
          <table:table-cell table:formula="of:=[.$R84]*EXP([.$R$75]/8.314*(1/298.15-1/[.N$76]))" office:value-type="float" office:value="0.00266997753223223" calcext:value-type="float">
            <text:p>0.0026699775</text:p>
          </table:table-cell>
          <table:table-cell/>
          <table:table-cell table:formula="of:=[.$R84]*EXP([.$R$75]/8.314*(1/298.15-1/[.J$76]))" office:value-type="float" office:value="0.0989971772603221" calcext:value-type="float">
            <text:p>0.0989971773</text:p>
          </table:table-cell>
          <table:table-cell table:formula="of:=[.$R84]*EXP([.$R$75]/8.314*(1/298.15-1/[.K$76]))" office:value-type="float" office:value="0.0626104995850451" calcext:value-type="float">
            <text:p>0.0626104996</text:p>
          </table:table-cell>
          <table:table-cell table:formula="of:=[.$R84]*EXP([.$R$75]/8.314*(1/298.15-1/[.L$76]))" office:value-type="float" office:value="0.0262457140260751" calcext:value-type="float">
            <text:p>0.026245714</text:p>
          </table:table-cell>
          <table:table-cell table:formula="of:=[.$R84]*EXP([.$R$75]/8.314*(1/298.15-1/[.M$76]))" office:value-type="float" office:value="0.0116514676884969" calcext:value-type="float">
            <text:p>0.0116514677</text:p>
          </table:table-cell>
          <table:table-cell table:formula="of:=[.$R84]*EXP([.$R$75]/8.314*(1/298.15-1/[.N$76]))" office:value-type="float" office:value="0.00266997753223223" calcext:value-type="float">
            <text:p>0.0026699775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19"/>
          <table:table-cell office:value-type="string" calcext:value-type="string">
            <text:p>Rion_new</text:p>
          </table:table-cell>
          <table:table-cell table:number-columns-repeated="5"/>
          <table:table-cell office:value-type="string" calcext:value-type="string">
            <text:p>Riop_new</text:p>
          </table:table-cell>
          <table:table-cell table:number-columns-repeated="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9"/>
          <table:table-cell table:formula="of:=[.T88]-[.N88]" office:value-type="float" office:value="0.108557357984383" calcext:value-type="float">
            <text:p>0.108557358</text:p>
          </table:table-cell>
          <table:table-cell table:formula="of:=[.U88]-[.O88]" office:value-type="float" office:value="0.0716486898573848" calcext:value-type="float">
            <text:p>0.0716486899</text:p>
          </table:table-cell>
          <table:table-cell table:formula="of:=[.V88]-[.P88]" office:value-type="float" office:value="0.0256488368624314" calcext:value-type="float">
            <text:p>0.0256488369</text:p>
          </table:table-cell>
          <table:table-cell table:formula="of:=[.W88]-[.Q88]" office:value-type="float" office:value="0.011902390648605" calcext:value-type="float">
            <text:p>0.0119023906</text:p>
          </table:table-cell>
          <table:table-cell table:formula="of:=[.X88]-[.R88]" office:value-type="float" office:value="0.00464624413725468" calcext:value-type="float">
            <text:p>0.0046462441</text:p>
          </table:table-cell>
          <table:table-cell/>
          <table:table-cell table:formula="of:=[.Z88]" office:value-type="float" office:value="0.0565899526585176" calcext:value-type="float">
            <text:p>0.0565899527</text:p>
          </table:table-cell>
          <table:table-cell table:formula="of:=[.AA88]" office:value-type="float" office:value="0.0357901639773714" calcext:value-type="float">
            <text:p>0.035790164</text:p>
          </table:table-cell>
          <table:table-cell table:formula="of:=[.AB88]" office:value-type="float" office:value="0.015002889530062" calcext:value-type="float">
            <text:p>0.0150028895</text:p>
          </table:table-cell>
          <table:table-cell table:formula="of:=[.AC88]" office:value-type="float" office:value="0.00666035156901948" calcext:value-type="float">
            <text:p>0.0066603516</text:p>
          </table:table-cell>
          <table:table-cell table:formula="of:=[.AD88]" office:value-type="float" office:value="0.00152624454888256" calcext:value-type="float">
            <text:p>0.0015262445</text:p>
          </table:table-cell>
        </table:table-row>
        <table:table-row table:style-name="ro1">
          <table:table-cell table:number-columns-repeated="19"/>
          <table:table-cell table:formula="of:=[.T89]-[.N89]" office:value-type="float" office:value="0.0762039057331573" calcext:value-type="float">
            <text:p>0.0762039057</text:p>
          </table:table-cell>
          <table:table-cell table:formula="of:=[.U89]-[.O89]" office:value-type="float" office:value="0.0539596308329716" calcext:value-type="float">
            <text:p>0.0539596308</text:p>
          </table:table-cell>
          <table:table-cell table:formula="of:=[.V89]-[.P89]" office:value-type="float" office:value="0.0249232823797004" calcext:value-type="float">
            <text:p>0.0249232824</text:p>
          </table:table-cell>
          <table:table-cell table:formula="of:=[.W89]-[.Q89]" office:value-type="float" office:value="0.0100663274954348" calcext:value-type="float">
            <text:p>0.0100663275</text:p>
          </table:table-cell>
          <table:table-cell table:formula="of:=[.X89]-[.R89]" office:value-type="float" office:value="0.00542306490860232" calcext:value-type="float">
            <text:p>0.0054230649</text:p>
          </table:table-cell>
          <table:table-cell/>
          <table:table-cell table:formula="of:=[.Z89]" office:value-type="float" office:value="0.0509068550727694" calcext:value-type="float">
            <text:p>0.0509068551</text:p>
          </table:table-cell>
          <table:table-cell table:formula="of:=[.AA89]" office:value-type="float" office:value="0.0321959041319761" calcext:value-type="float">
            <text:p>0.0321959041</text:p>
          </table:table-cell>
          <table:table-cell table:formula="of:=[.AB89]" office:value-type="float" office:value="0.013496210671678" calcext:value-type="float">
            <text:p>0.0134962107</text:p>
          </table:table-cell>
          <table:table-cell table:formula="of:=[.AC89]" office:value-type="float" office:value="0.00599147969081635" calcext:value-type="float">
            <text:p>0.0059914797</text:p>
          </table:table-cell>
          <table:table-cell table:formula="of:=[.AD89]" office:value-type="float" office:value="0.00137297004866595" calcext:value-type="float">
            <text:p>0.00137297</text:p>
          </table:table-cell>
        </table:table-row>
        <table:table-row table:style-name="ro1">
          <table:table-cell/>
          <table:table-cell office:value-type="float" office:value="278.15" calcext:value-type="float">
            <text:p>278.15</text:p>
          </table:table-cell>
          <table:table-cell table:formula="of:=[.C91]" office:value-type="float" office:value="0.167291" calcext:value-type="float">
            <text:p>0.167291</text:p>
          </table:table-cell>
          <table:table-cell table:formula="of:=[.H91]" office:value-type="float" office:value="0.164292821539928" calcext:value-type="float">
            <text:p>0.1642928215</text:p>
          </table:table-cell>
          <table:table-cell table:number-columns-repeated="15"/>
          <table:table-cell table:formula="of:=[.T90]-[.N90]" office:value-type="float" office:value="0.0597433916767427" calcext:value-type="float">
            <text:p>0.0597433917</text:p>
          </table:table-cell>
          <table:table-cell table:formula="of:=[.U90]-[.O90]" office:value-type="float" office:value="0.0368528082803414" calcext:value-type="float">
            <text:p>0.0368528083</text:p>
          </table:table-cell>
          <table:table-cell table:formula="of:=[.V90]-[.P90]" office:value-type="float" office:value="0.0188280716830443" calcext:value-type="float">
            <text:p>0.0188280717</text:p>
          </table:table-cell>
          <table:table-cell table:formula="of:=[.W90]-[.Q90]" office:value-type="float" office:value="0.00481248188603696" calcext:value-type="float">
            <text:p>0.0048124819</text:p>
          </table:table-cell>
          <table:table-cell table:formula="of:=[.X90]-[.R90]" office:value-type="float" office:value="0.00420276600267244" calcext:value-type="float">
            <text:p>0.004202766</text:p>
          </table:table-cell>
          <table:table-cell/>
          <table:table-cell table:formula="of:=[.Z90]" office:value-type="float" office:value="0.0489110011792315" calcext:value-type="float">
            <text:p>0.0489110012</text:p>
          </table:table-cell>
          <table:table-cell table:formula="of:=[.AA90]" office:value-type="float" office:value="0.0309336316830904" calcext:value-type="float">
            <text:p>0.0309336317</text:p>
          </table:table-cell>
          <table:table-cell table:formula="of:=[.AB90]" office:value-type="float" office:value="0.012967078306723" calcext:value-type="float">
            <text:p>0.0129670783</text:p>
          </table:table-cell>
          <table:table-cell table:formula="of:=[.AC90]" office:value-type="float" office:value="0.00575657776941746" calcext:value-type="float">
            <text:p>0.0057565778</text:p>
          </table:table-cell>
          <table:table-cell table:formula="of:=[.AD90]" office:value-type="float" office:value="0.00131914139212405" calcext:value-type="float">
            <text:p>0.0013191414</text:p>
          </table:table-cell>
        </table:table-row>
        <table:table-row table:style-name="ro1">
          <table:table-cell/>
          <table:table-cell office:value-type="float" office:value="283.15" calcext:value-type="float">
            <text:p>283.15</text:p>
          </table:table-cell>
          <table:table-cell table:formula="of:=[.D91]" office:value-type="float" office:value="0.128234" calcext:value-type="float">
            <text:p>0.128234</text:p>
          </table:table-cell>
          <table:table-cell table:formula="of:=[.I91]" office:value-type="float" office:value="0.122262962468517" calcext:value-type="float">
            <text:p>0.1222629625</text:p>
          </table:table-cell>
          <table:table-cell table:number-columns-repeated="15"/>
          <table:table-cell table:formula="of:=[.T91]-[.N91]" office:value-type="float" office:value="0.0524139010913366" calcext:value-type="float">
            <text:p>0.0524139011</text:p>
          </table:table-cell>
          <table:table-cell table:formula="of:=[.U91]-[.O91]" office:value-type="float" office:value="0.0372238789449676" calcext:value-type="float">
            <text:p>0.0372238789</text:p>
          </table:table-cell>
          <table:table-cell table:formula="of:=[.V91]-[.P91]" office:value-type="float" office:value="0.0173102564755015" calcext:value-type="float">
            <text:p>0.0173102565</text:p>
          </table:table-cell>
          <table:table-cell table:formula="of:=[.W91]-[.Q91]" office:value-type="float" office:value="0.00522421124601653" calcext:value-type="float">
            <text:p>0.0052242112</text:p>
          </table:table-cell>
          <table:table-cell table:formula="of:=[.X91]-[.R91]" office:value-type="float" office:value="0.00675531083857582" calcext:value-type="float">
            <text:p>0.0067553108</text:p>
          </table:table-cell>
          <table:table-cell/>
          <table:table-cell table:formula="of:=[.Z91]" office:value-type="float" office:value="0.0494157226312645" calcext:value-type="float">
            <text:p>0.0494157226</text:p>
          </table:table-cell>
          <table:table-cell table:formula="of:=[.AA91]" office:value-type="float" office:value="0.0312528414134848" calcext:value-type="float">
            <text:p>0.0312528414</text:p>
          </table:table-cell>
          <table:table-cell table:formula="of:=[.AB91]" office:value-type="float" office:value="0.0131008879289716" calcext:value-type="float">
            <text:p>0.0131008879</text:p>
          </table:table-cell>
          <table:table-cell table:formula="of:=[.AC91]" office:value-type="float" office:value="0.00581598093476822" calcext:value-type="float">
            <text:p>0.0058159809</text:p>
          </table:table-cell>
          <table:table-cell table:formula="of:=[.AD91]" office:value-type="float" office:value="0.0013327538503199" calcext:value-type="float">
            <text:p>0.0013327539</text:p>
          </table:table-cell>
        </table:table-row>
        <table:table-row table:style-name="ro1">
          <table:table-cell/>
          <table:table-cell office:value-type="float" office:value="293.15" calcext:value-type="float">
            <text:p>293.15</text:p>
          </table:table-cell>
          <table:table-cell table:formula="of:=[.E91]" office:value-type="float" office:value="0.078701" calcext:value-type="float">
            <text:p>0.078701</text:p>
          </table:table-cell>
          <table:table-cell table:formula="of:=[.J91]" office:value-type="float" office:value="0.0744916314534701" calcext:value-type="float">
            <text:p>0.0744916315</text:p>
          </table:table-cell>
          <table:table-cell table:number-columns-repeated="15"/>
          <table:table-cell table:formula="of:=[.T92]" office:value-type="float" office:value="0.0524499782454188" calcext:value-type="float">
            <text:p>0.0524499782</text:p>
          </table:table-cell>
          <table:table-cell table:formula="of:=[.U92]" office:value-type="float" office:value="0.0331718482491178" calcext:value-type="float">
            <text:p>0.0331718482</text:p>
          </table:table-cell>
          <table:table-cell table:formula="of:=[.V92]" office:value-type="float" office:value="0.013905316977708" calcext:value-type="float">
            <text:p>0.013905317</text:p>
          </table:table-cell>
          <table:table-cell table:formula="of:=[.W92]" office:value-type="float" office:value="0.00617309749329386" calcext:value-type="float">
            <text:p>0.0061730975</text:p>
          </table:table-cell>
          <table:table-cell table:formula="of:=[.X92]" office:value-type="float" office:value="0.00141458844945739" calcext:value-type="float">
            <text:p>0.0014145884</text:p>
          </table:table-cell>
          <table:table-cell/>
          <table:table-cell table:formula="of:=[.Z92]-[.N92]" office:value-type="float" office:value="0.0603932867497641" calcext:value-type="float">
            <text:p>0.0603932867</text:p>
          </table:table-cell>
          <table:table-cell table:formula="of:=[.AA92]-[.O92]" office:value-type="float" office:value="0.0363167489157962" calcext:value-type="float">
            <text:p>0.0363167489</text:p>
          </table:table-cell>
          <table:table-cell table:formula="of:=[.AB92]-[.P92]" office:value-type="float" office:value="0.0258431486582086" calcext:value-type="float">
            <text:p>0.0258431487</text:p>
          </table:table-cell>
          <table:table-cell table:formula="of:=[.AC92]-[.Q92]" office:value-type="float" office:value="0.00533992902944015" calcext:value-type="float">
            <text:p>0.005339929</text:p>
          </table:table-cell>
          <table:table-cell table:formula="of:=[.AD92]-[.R92]" office:value-type="float" office:value="0.00218134548421475" calcext:value-type="float">
            <text:p>0.0021813455</text:p>
          </table:table-cell>
        </table:table-row>
        <table:table-row table:style-name="ro1">
          <table:table-cell/>
          <table:table-cell office:value-type="float" office:value="303.15" calcext:value-type="float">
            <text:p>303.15</text:p>
          </table:table-cell>
          <table:table-cell table:formula="of:=[.F91]" office:value-type="float" office:value="0.050109" calcext:value-type="float">
            <text:p>0.050109</text:p>
          </table:table-cell>
          <table:table-cell table:formula="of:=[.K91]" office:value-type="float" office:value="0.0507007696887517" calcext:value-type="float">
            <text:p>0.0507007697</text:p>
          </table:table-cell>
          <table:table-cell table:number-columns-repeated="15"/>
          <table:table-cell table:formula="of:=[.T93]" office:value-type="float" office:value="0.0602370269797626" calcext:value-type="float">
            <text:p>0.060237027</text:p>
          </table:table-cell>
          <table:table-cell table:formula="of:=[.U93]" office:value-type="float" office:value="0.0380967463628114" calcext:value-type="float">
            <text:p>0.0380967464</text:p>
          </table:table-cell>
          <table:table-cell table:formula="of:=[.V93]" office:value-type="float" office:value="0.015969786489311" calcext:value-type="float">
            <text:p>0.0159697865</text:p>
          </table:table-cell>
          <table:table-cell table:formula="of:=[.W93]" office:value-type="float" office:value="0.00708959379377294" calcext:value-type="float">
            <text:p>0.0070895938</text:p>
          </table:table-cell>
          <table:table-cell table:formula="of:=[.X93]" office:value-type="float" office:value="0.00162460701502136" calcext:value-type="float">
            <text:p>0.001624607</text:p>
          </table:table-cell>
          <table:table-cell/>
          <table:table-cell table:formula="of:=[.Z93]-[.N93]" office:value-type="float" office:value="0.0629567954593903" calcext:value-type="float">
            <text:p>0.0629567955</text:p>
          </table:table-cell>
          <table:table-cell table:formula="of:=[.AA93]-[.O93]" office:value-type="float" office:value="0.0581241242225813" calcext:value-type="float">
            <text:p>0.0581241242</text:p>
          </table:table-cell>
          <table:table-cell table:formula="of:=[.AB93]-[.P93]" office:value-type="float" office:value="0.0409694765277923" calcext:value-type="float">
            <text:p>0.0409694765</text:p>
          </table:table-cell>
          <table:table-cell table:formula="of:=[.AC93]-[.Q93]" office:value-type="float" office:value="0.0166408179804507" calcext:value-type="float">
            <text:p>0.016640818</text:p>
          </table:table-cell>
          <table:table-cell table:formula="of:=[.AD93]-[.R93]" office:value-type="float" office:value="0.00475368887160414" calcext:value-type="float">
            <text:p>0.0047536889</text:p>
          </table:table-cell>
        </table:table-row>
        <table:table-row table:style-name="ro1">
          <table:table-cell/>
          <table:table-cell office:value-type="float" office:value="323.15" calcext:value-type="float">
            <text:p>323.15</text:p>
          </table:table-cell>
          <table:table-cell table:formula="of:=[.G91]" office:value-type="float" office:value="0.035352" calcext:value-type="float">
            <text:p>0.035352</text:p>
          </table:table-cell>
          <table:table-cell table:formula="of:=[.L91]" office:value-type="float" office:value="0.0299294430117441" calcext:value-type="float">
            <text:p>0.029929443</text:p>
          </table:table-cell>
          <table:table-cell table:number-columns-repeated="15"/>
          <table:table-cell table:formula="of:=[.T94]" office:value-type="float" office:value="0.0799492917628759" calcext:value-type="float">
            <text:p>0.0799492918</text:p>
          </table:table-cell>
          <table:table-cell table:formula="of:=[.U94]" office:value-type="float" office:value="0.0505637154237371" calcext:value-type="float">
            <text:p>0.0505637154</text:p>
          </table:table-cell>
          <table:table-cell table:formula="of:=[.V94]" office:value-type="float" office:value="0.021195818974494" calcext:value-type="float">
            <text:p>0.021195819</text:p>
          </table:table-cell>
          <table:table-cell table:formula="of:=[.W94]" office:value-type="float" office:value="0.0094096277840713" calcext:value-type="float">
            <text:p>0.0094096278</text:p>
          </table:table-cell>
          <table:table-cell table:formula="of:=[.X94]" office:value-type="float" office:value="0.00215625150769135" calcext:value-type="float">
            <text:p>0.0021562515</text:p>
          </table:table-cell>
          <table:table-cell/>
          <table:table-cell table:formula="of:=[.Z94]-[.N94]" office:value-type="float" office:value="0.0787930823232144" calcext:value-type="float">
            <text:p>0.0787930823</text:p>
          </table:table-cell>
          <table:table-cell table:formula="of:=[.AA94]-[.O94]" office:value-type="float" office:value="0.0725139833915239" calcext:value-type="float">
            <text:p>0.0725139834</text:p>
          </table:table-cell>
          <table:table-cell table:formula="of:=[.AB94]-[.P94]" office:value-type="float" office:value="0.0540385037941257" calcext:value-type="float">
            <text:p>0.0540385038</text:p>
          </table:table-cell>
          <table:table-cell table:formula="of:=[.AC94]-[.Q94]" office:value-type="float" office:value="0.03370361445646" calcext:value-type="float">
            <text:p>0.0337036145</text:p>
          </table:table-cell>
          <table:table-cell table:formula="of:=[.AD94]-[.R94]" office:value-type="float" office:value="0.011495302014811" calcext:value-type="float">
            <text:p>0.011495302</text:p>
          </table:table-cell>
        </table:table-row>
        <table:table-row table:style-name="ro1">
          <table:table-cell table:number-columns-repeated="19"/>
          <table:table-cell table:formula="of:=[.T95]" office:value-type="float" office:value="0.0989971772603221" calcext:value-type="float">
            <text:p>0.0989971773</text:p>
          </table:table-cell>
          <table:table-cell table:formula="of:=[.U95]" office:value-type="float" office:value="0.0626104995850451" calcext:value-type="float">
            <text:p>0.0626104996</text:p>
          </table:table-cell>
          <table:table-cell table:formula="of:=[.V95]" office:value-type="float" office:value="0.0262457140260751" calcext:value-type="float">
            <text:p>0.026245714</text:p>
          </table:table-cell>
          <table:table-cell table:formula="of:=[.W95]" office:value-type="float" office:value="0.0116514676884969" calcext:value-type="float">
            <text:p>0.0116514677</text:p>
          </table:table-cell>
          <table:table-cell table:formula="of:=[.X95]" office:value-type="float" office:value="0.00266997753223223" calcext:value-type="float">
            <text:p>0.0026699775</text:p>
          </table:table-cell>
          <table:table-cell/>
          <table:table-cell table:formula="of:=[.Z95]-[.N95]" office:value-type="float" office:value="0.0792225899149688" calcext:value-type="float">
            <text:p>0.0792225899</text:p>
          </table:table-cell>
          <table:table-cell table:formula="of:=[.AA95]-[.O95]" office:value-type="float" office:value="0.0787644395308889" calcext:value-type="float">
            <text:p>0.0787644395</text:p>
          </table:table-cell>
          <table:table-cell table:formula="of:=[.AB95]-[.P95]" office:value-type="float" office:value="0.07662614853149" calcext:value-type="float">
            <text:p>0.0766261485</text:p>
          </table:table-cell>
          <table:table-cell table:formula="of:=[.AC95]-[.Q95]" office:value-type="float" office:value="0.0650460449771398" calcext:value-type="float">
            <text:p>0.065046045</text:p>
          </table:table-cell>
          <table:table-cell table:formula="of:=[.AD95]-[.R95]" office:value-type="float" office:value="0.0446576102751983" calcext:value-type="float">
            <text:p>0.044657610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19"/>
          <table:table-cell office:value-type="string" calcext:value-type="string">
            <text:p>io_withSOC</text:p>
          </table:table-cell>
          <table:table-cell table:number-columns-repeated="5"/>
          <table:table-cell office:value-type="string" calcext:value-type="string">
            <text:p>iop_withSOC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8.314*298.15/96487/[.T99]" office:value-type="float" office:value="0.23665558890385" calcext:value-type="float">
            <text:p>0.2366555889</text:p>
          </table:table-cell>
          <table:table-cell table:formula="of:=8.314*298.15/96487/[.U99]" office:value-type="float" office:value="0.358564902369842" calcext:value-type="float">
            <text:p>0.3585649024</text:p>
          </table:table-cell>
          <table:table-cell table:formula="of:=8.314*298.15/96487/[.V99]" office:value-type="float" office:value="1.00163237894309" calcext:value-type="float">
            <text:p>1.0016323789</text:p>
          </table:table-cell>
          <table:table-cell table:formula="of:=8.314*298.15/96487/[.W99]" office:value-type="float" office:value="2.15844919244449" calcext:value-type="float">
            <text:p>2.1584491924</text:p>
          </table:table-cell>
          <table:table-cell table:formula="of:=8.314*298.15/96487/[.X99]" office:value-type="float" office:value="5.52934902357932" calcext:value-type="float">
            <text:p>5.5293490236</text:p>
          </table:table-cell>
          <table:table-cell/>
          <table:table-cell table:formula="of:=8.314*298.15/96487/[.Z99]" office:value-type="float" office:value="0.453979978365885" calcext:value-type="float">
            <text:p>0.4539799784</text:p>
          </table:table-cell>
          <table:table-cell table:formula="of:=8.314*298.15/96487/[.AA99]" office:value-type="float" office:value="0.717814690647503" calcext:value-type="float">
            <text:p>0.7178146906</text:p>
          </table:table-cell>
          <table:table-cell table:formula="of:=8.314*298.15/96487/[.AB99]" office:value-type="float" office:value="1.71238383327175" calcext:value-type="float">
            <text:p>1.7123838333</text:p>
          </table:table-cell>
          <table:table-cell table:formula="of:=8.314*298.15/96487/[.AC99]" office:value-type="float" office:value="3.85725966826439" calcext:value-type="float">
            <text:p>3.8572596683</text:p>
          </table:table-cell>
          <table:table-cell table:formula="of:=8.314*298.15/96487/[.AD99]" office:value-type="float" office:value="16.8326271844507" calcext:value-type="float">
            <text:p>16.8326271845</text:p>
          </table:table-cell>
        </table:table-row>
        <table:table-row table:style-name="ro1">
          <table:table-cell table:number-columns-repeated="19"/>
          <table:table-cell table:formula="of:=8.314*298.15/96487/[.T100]" office:value-type="float" office:value="0.33713108582126" calcext:value-type="float">
            <text:p>0.3371310858</text:p>
          </table:table-cell>
          <table:table-cell table:formula="of:=8.314*298.15/96487/[.U100]" office:value-type="float" office:value="0.476109734018829" calcext:value-type="float">
            <text:p>0.476109734</text:p>
          </table:table-cell>
          <table:table-cell table:formula="of:=8.314*298.15/96487/[.V100]" office:value-type="float" office:value="1.03079141391765" calcext:value-type="float">
            <text:p>1.0307914139</text:p>
          </table:table-cell>
          <table:table-cell table:formula="of:=8.314*298.15/96487/[.W100]" office:value-type="float" office:value="2.55214282421185" calcext:value-type="float">
            <text:p>2.5521428242</text:p>
          </table:table-cell>
          <table:table-cell table:formula="of:=8.314*298.15/96487/[.X100]" office:value-type="float" office:value="4.73730370493786" calcext:value-type="float">
            <text:p>4.7373037049</text:p>
          </table:table-cell>
          <table:table-cell/>
          <table:table-cell table:formula="of:=8.314*298.15/96487/[.Z100]" office:value-type="float" office:value="0.50466102152483" calcext:value-type="float">
            <text:p>0.5046610215</text:p>
          </table:table-cell>
          <table:table-cell table:formula="of:=8.314*298.15/96487/[.AA100]" office:value-type="float" office:value="0.797949496256729" calcext:value-type="float">
            <text:p>0.7979494963</text:p>
          </table:table-cell>
          <table:table-cell table:formula="of:=8.314*298.15/96487/[.AB100]" office:value-type="float" office:value="1.90354953020648" calcext:value-type="float">
            <text:p>1.9035495302</text:p>
          </table:table-cell>
          <table:table-cell table:formula="of:=8.314*298.15/96487/[.AC100]" office:value-type="float" office:value="4.2878732482426" calcext:value-type="float">
            <text:p>4.2878732482</text:p>
          </table:table-cell>
          <table:table-cell table:formula="of:=8.314*298.15/96487/[.AD100]" office:value-type="float" office:value="18.7117741633204" calcext:value-type="float">
            <text:p>18.7117741633</text:p>
          </table:table-cell>
        </table:table-row>
        <table:table-row table:style-name="ro1">
          <table:table-cell table:number-columns-repeated="19"/>
          <table:table-cell table:formula="of:=8.314*298.15/96487/[.T101]" office:value-type="float" office:value="0.430017525999304" calcext:value-type="float">
            <text:p>0.430017526</text:p>
          </table:table-cell>
          <table:table-cell table:formula="of:=8.314*298.15/96487/[.U101]" office:value-type="float" office:value="0.697116629164585" calcext:value-type="float">
            <text:p>0.6971166292</text:p>
          </table:table-cell>
          <table:table-cell table:formula="of:=8.314*298.15/96487/[.V101]" office:value-type="float" office:value="1.36448946637356" calcext:value-type="float">
            <text:p>1.3644894664</text:p>
          </table:table-cell>
          <table:table-cell table:formula="of:=8.314*298.15/96487/[.W101]" office:value-type="float" office:value="5.33834850541046" calcext:value-type="float">
            <text:p>5.3383485054</text:p>
          </table:table-cell>
          <table:table-cell table:formula="of:=8.314*298.15/96487/[.X101]" office:value-type="float" office:value="6.11280891377349" calcext:value-type="float">
            <text:p>6.1128089138</text:p>
          </table:table-cell>
          <table:table-cell/>
          <table:table-cell table:formula="of:=8.314*298.15/96487/[.Z101]" office:value-type="float" office:value="0.525254132286071" calcext:value-type="float">
            <text:p>0.5252541323</text:p>
          </table:table-cell>
          <table:table-cell table:formula="of:=8.314*298.15/96487/[.AA101]" office:value-type="float" office:value="0.830510486024953" calcext:value-type="float">
            <text:p>0.830510486</text:p>
          </table:table-cell>
          <table:table-cell table:formula="of:=8.314*298.15/96487/[.AB101]" office:value-type="float" office:value="1.98122544461851" calcext:value-type="float">
            <text:p>1.9812254446</text:p>
          </table:table-cell>
          <table:table-cell table:formula="of:=8.314*298.15/96487/[.AC101]" office:value-type="float" office:value="4.46284346580453" calcext:value-type="float">
            <text:p>4.4628434658</text:p>
          </table:table-cell>
          <table:table-cell table:formula="of:=8.314*298.15/96487/[.AD101]" office:value-type="float" office:value="19.4753235983853" calcext:value-type="float">
            <text:p>19.4753235984</text:p>
          </table:table-cell>
        </table:table-row>
        <table:table-row table:style-name="ro1">
          <table:table-cell table:number-columns-repeated="19"/>
          <table:table-cell table:formula="of:=8.314*298.15/96487/[.T102]" office:value-type="float" office:value="0.490150607925016" calcext:value-type="float">
            <text:p>0.4901506079</text:p>
          </table:table-cell>
          <table:table-cell table:formula="of:=8.314*298.15/96487/[.U102]" office:value-type="float" office:value="0.690167339132546" calcext:value-type="float">
            <text:p>0.6901673391</text:p>
          </table:table-cell>
          <table:table-cell table:formula="of:=8.314*298.15/96487/[.V102]" office:value-type="float" office:value="1.48413199538663" calcext:value-type="float">
            <text:p>1.4841319954</text:p>
          </table:table-cell>
          <table:table-cell table:formula="of:=8.314*298.15/96487/[.W102]" office:value-type="float" office:value="4.91762378545268" calcext:value-type="float">
            <text:p>4.9176237855</text:p>
          </table:table-cell>
          <table:table-cell table:formula="of:=8.314*298.15/96487/[.X102]" office:value-type="float" office:value="3.80303824613591" calcext:value-type="float">
            <text:p>3.8030382461</text:p>
          </table:table-cell>
          <table:table-cell/>
          <table:table-cell table:formula="of:=8.314*298.15/96487/[.Z102]" office:value-type="float" office:value="0.519889300726045" calcext:value-type="float">
            <text:p>0.5198893007</text:p>
          </table:table-cell>
          <table:table-cell table:formula="of:=8.314*298.15/96487/[.AA102]" office:value-type="float" office:value="0.822027832405518" calcext:value-type="float">
            <text:p>0.8220278324</text:p>
          </table:table-cell>
          <table:table-cell table:formula="of:=8.314*298.15/96487/[.AB102]" office:value-type="float" office:value="1.960989638483" calcext:value-type="float">
            <text:p>1.9609896385</text:p>
          </table:table-cell>
          <table:table-cell table:formula="of:=8.314*298.15/96487/[.AC102]" office:value-type="float" office:value="4.41726095250072" calcext:value-type="float">
            <text:p>4.4172609525</text:p>
          </table:table-cell>
          <table:table-cell table:formula="of:=8.314*298.15/96487/[.AD102]" office:value-type="float" office:value="19.2764068754885" calcext:value-type="float">
            <text:p>19.2764068755</text:p>
          </table:table-cell>
        </table:table-row>
        <table:table-row table:style-name="ro1">
          <table:table-cell table:number-columns-repeated="19"/>
          <table:table-cell table:formula="of:=8.314*298.15/96487/[.T103]" office:value-type="float" office:value="0.489813463094891" calcext:value-type="float">
            <text:p>0.4898134631</text:p>
          </table:table-cell>
          <table:table-cell table:formula="of:=8.314*298.15/96487/[.U103]" office:value-type="float" office:value="0.774473140317816" calcext:value-type="float">
            <text:p>0.7744731403</text:p>
          </table:table-cell>
          <table:table-cell table:formula="of:=8.314*298.15/96487/[.V103]" office:value-type="float" office:value="1.84754547665658" calcext:value-type="float">
            <text:p>1.8475454767</text:p>
          </table:table-cell>
          <table:table-cell table:formula="of:=8.314*298.15/96487/[.W103]" office:value-type="float" office:value="4.16172035376881" calcext:value-type="float">
            <text:p>4.1617203538</text:p>
          </table:table-cell>
          <table:table-cell table:formula="of:=8.314*298.15/96487/[.X103]" office:value-type="float" office:value="18.1612577803069" calcext:value-type="float">
            <text:p>18.1612577803</text:p>
          </table:table-cell>
          <table:table-cell/>
          <table:table-cell table:formula="of:=8.314*298.15/96487/[.Z103]" office:value-type="float" office:value="0.425390086651322" calcext:value-type="float">
            <text:p>0.4253900867</text:p>
          </table:table-cell>
          <table:table-cell table:formula="of:=8.314*298.15/96487/[.AA103]" office:value-type="float" office:value="0.707406534191885" calcext:value-type="float">
            <text:p>0.7074065342</text:p>
          </table:table-cell>
          <table:table-cell table:formula="of:=8.314*298.15/96487/[.AB103]" office:value-type="float" office:value="0.994101215119549" calcext:value-type="float">
            <text:p>0.9941012151</text:p>
          </table:table-cell>
          <table:table-cell table:formula="of:=8.314*298.15/96487/[.AC103]" office:value-type="float" office:value="4.81105747698182" calcext:value-type="float">
            <text:p>4.811057477</text:p>
          </table:table-cell>
          <table:table-cell table:formula="of:=8.314*298.15/96487/[.AD103]" office:value-type="float" office:value="11.7774583024791" calcext:value-type="float">
            <text:p>11.7774583025</text:p>
          </table:table-cell>
        </table:table-row>
        <table:table-row table:style-name="ro1">
          <table:table-cell table:number-columns-repeated="19"/>
          <table:table-cell table:formula="of:=8.314*298.15/96487/[.T104]" office:value-type="float" office:value="0.426493583295062" calcext:value-type="float">
            <text:p>0.4264935833</text:p>
          </table:table-cell>
          <table:table-cell table:formula="of:=8.314*298.15/96487/[.U104]" office:value-type="float" office:value="0.674354319893275" calcext:value-type="float">
            <text:p>0.6743543199</text:p>
          </table:table-cell>
          <table:table-cell table:formula="of:=8.314*298.15/96487/[.V104]" office:value-type="float" office:value="1.60870688539485" calcext:value-type="float">
            <text:p>1.6087068854</text:p>
          </table:table-cell>
          <table:table-cell table:formula="of:=8.314*298.15/96487/[.W104]" office:value-type="float" office:value="3.62372037537685" calcext:value-type="float">
            <text:p>3.6237203754</text:p>
          </table:table-cell>
          <table:table-cell table:formula="of:=8.314*298.15/96487/[.X104]" office:value-type="float" office:value="15.8134891983724" calcext:value-type="float">
            <text:p>15.8134891984</text:p>
          </table:table-cell>
          <table:table-cell/>
          <table:table-cell table:formula="of:=8.314*298.15/96487/[.Z104]" office:value-type="float" office:value="0.408068823963758" calcext:value-type="float">
            <text:p>0.408068824</text:p>
          </table:table-cell>
          <table:table-cell table:formula="of:=8.314*298.15/96487/[.AA104]" office:value-type="float" office:value="0.441997291610966" calcext:value-type="float">
            <text:p>0.4419972916</text:p>
          </table:table-cell>
          <table:table-cell table:formula="of:=8.314*298.15/96487/[.AB104]" office:value-type="float" office:value="0.627069410228187" calcext:value-type="float">
            <text:p>0.6270694102</text:p>
          </table:table-cell>
          <table:table-cell table:formula="of:=8.314*298.15/96487/[.AC104]" office:value-type="float" office:value="1.543836698041" calcext:value-type="float">
            <text:p>1.543836698</text:p>
          </table:table-cell>
          <table:table-cell table:formula="of:=8.314*298.15/96487/[.AD104]" office:value-type="float" office:value="5.40437251522751" calcext:value-type="float">
            <text:p>5.4043725152</text:p>
          </table:table-cell>
        </table:table-row>
        <table:table-row table:style-name="ro1">
          <table:table-cell table:number-columns-repeated="19"/>
          <table:table-cell table:formula="of:=8.314*298.15/96487/[.T105]" office:value-type="float" office:value="0.321337499271878" calcext:value-type="float">
            <text:p>0.3213374993</text:p>
          </table:table-cell>
          <table:table-cell table:formula="of:=8.314*298.15/96487/[.U105]" office:value-type="float" office:value="0.508085793702964" calcext:value-type="float">
            <text:p>0.5080857937</text:p>
          </table:table-cell>
          <table:table-cell table:formula="of:=8.314*298.15/96487/[.V105]" office:value-type="float" office:value="1.21206477157383" calcext:value-type="float">
            <text:p>1.2120647716</text:p>
          </table:table-cell>
          <table:table-cell table:formula="of:=8.314*298.15/96487/[.W105]" office:value-type="float" office:value="2.73025735695196" calcext:value-type="float">
            <text:p>2.730257357</text:p>
          </table:table-cell>
          <table:table-cell table:formula="of:=8.314*298.15/96487/[.X105]" office:value-type="float" office:value="11.9145217485073" calcext:value-type="float">
            <text:p>11.9145217485</text:p>
          </table:table-cell>
          <table:table-cell/>
          <table:table-cell table:formula="of:=8.314*298.15/96487/[.Z105]" office:value-type="float" office:value="0.326052804715207" calcext:value-type="float">
            <text:p>0.3260528047</text:p>
          </table:table-cell>
          <table:table-cell table:formula="of:=8.314*298.15/96487/[.AA105]" office:value-type="float" office:value="0.354286225663935" calcext:value-type="float">
            <text:p>0.3542862257</text:p>
          </table:table-cell>
          <table:table-cell table:formula="of:=8.314*298.15/96487/[.AB105]" office:value-type="float" office:value="0.475414818691428" calcext:value-type="float">
            <text:p>0.4754148187</text:p>
          </table:table-cell>
          <table:table-cell table:formula="of:=8.314*298.15/96487/[.AC105]" office:value-type="float" office:value="0.762253719607101" calcext:value-type="float">
            <text:p>0.7622537196</text:p>
          </table:table-cell>
          <table:table-cell table:formula="of:=8.314*298.15/96487/[.AD105]" office:value-type="float" office:value="2.23488738708557" calcext:value-type="float">
            <text:p>2.2348873871</text:p>
          </table:table-cell>
        </table:table-row>
        <table:table-row table:style-name="ro1">
          <table:table-cell table:number-columns-repeated="19"/>
          <table:table-cell table:formula="of:=8.314*298.15/96487/[.T106]" office:value-type="float" office:value="0.259509474861937" calcext:value-type="float">
            <text:p>0.2595094749</text:p>
          </table:table-cell>
          <table:table-cell table:formula="of:=8.314*298.15/96487/[.U106]" office:value-type="float" office:value="0.410325834387315" calcext:value-type="float">
            <text:p>0.4103258344</text:p>
          </table:table-cell>
          <table:table-cell table:formula="of:=8.314*298.15/96487/[.V106]" office:value-type="float" office:value="0.978853364710007" calcext:value-type="float">
            <text:p>0.9788533647</text:p>
          </table:table-cell>
          <table:table-cell table:formula="of:=8.314*298.15/96487/[.W106]" office:value-type="float" office:value="2.20493298960129" calcext:value-type="float">
            <text:p>2.2049329896</text:p>
          </table:table-cell>
          <table:table-cell table:formula="of:=8.314*298.15/96487/[.X106]" office:value-type="float" office:value="9.62206804120994" calcext:value-type="float">
            <text:p>9.6220680412</text:p>
          </table:table-cell>
          <table:table-cell/>
          <table:table-cell table:formula="of:=8.314*298.15/96487/[.Z106]" office:value-type="float" office:value="0.324285099883942" calcext:value-type="float">
            <text:p>0.3242850999</text:p>
          </table:table-cell>
          <table:table-cell table:formula="of:=8.314*298.15/96487/[.AA106]" office:value-type="float" office:value="0.326171374247705" calcext:value-type="float">
            <text:p>0.3261713742</text:p>
          </table:table-cell>
          <table:table-cell table:formula="of:=8.314*298.15/96487/[.AB106]" office:value-type="float" office:value="0.335273349580953" calcext:value-type="float">
            <text:p>0.3352733496</text:p>
          </table:table-cell>
          <table:table-cell table:formula="of:=8.314*298.15/96487/[.AC106]" office:value-type="float" office:value="0.394961838074385" calcext:value-type="float">
            <text:p>0.3949618381</text:p>
          </table:table-cell>
          <table:table-cell table:formula="of:=8.314*298.15/96487/[.AD106]" office:value-type="float" office:value="0.575281689399046" calcext:value-type="float">
            <text:p>0.575281689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19"/>
          <table:table-cell office:value-type="string" calcext:value-type="string">
            <text:p>io_noSOC</text:p>
          </table:table-cell>
          <table:table-cell table:number-columns-repeated="10"/>
        </table:table-row>
        <table:table-row table:style-name="ro1">
          <table:table-cell table:number-columns-repeated="19"/>
          <table:table-cell table:formula="of:=[.T109]/([.$H77]^0.5*(1-[.$H77])^0.5)" office:value-type="float" office:value="0.548745283624892" calcext:value-type="float">
            <text:p>0.5487452836</text:p>
          </table:table-cell>
          <table:table-cell table:formula="of:=[.U109]/([.$H77]^0.5*(1-[.$H77])^0.5)" office:value-type="float" office:value="0.831422574722341" calcext:value-type="float">
            <text:p>0.8314225747</text:p>
          </table:table-cell>
          <table:table-cell table:formula="of:=[.V109]/([.$H77]^0.5*(1-[.$H77])^0.5)" office:value-type="float" office:value="2.32253565790204" calcext:value-type="float">
            <text:p>2.3225356579</text:p>
          </table:table-cell>
          <table:table-cell table:formula="of:=[.W109]/([.$H77]^0.5*(1-[.$H77])^0.5)" office:value-type="float" office:value="5.00490531317683" calcext:value-type="float">
            <text:p>5.0049053132</text:p>
          </table:table-cell>
          <table:table-cell table:formula="of:=[.X109]/([.$H77]^0.5*(1-[.$H77])^0.5)" office:value-type="float" office:value="12.8211812459574" calcext:value-type="float">
            <text:p>12.821181246</text:p>
          </table:table-cell>
          <table:table-cell/>
          <table:table-cell table:formula="of:=[.Z109]/(([.$I77]^0.5)*(1-[.$I77])^0.5)" office:value-type="float" office:value="0.923036267905498" calcext:value-type="float">
            <text:p>0.9230362679</text:p>
          </table:table-cell>
          <table:table-cell table:formula="of:=[.AA109]/(([.$I77]^0.5)*(1-[.$I77])^0.5)" office:value-type="float" office:value="1.45946743177518" calcext:value-type="float">
            <text:p>1.4594674318</text:p>
          </table:table-cell>
          <table:table-cell table:formula="of:=[.AB109]/(([.$I77]^0.5)*(1-[.$I77])^0.5)" office:value-type="float" office:value="3.48163456100919" calcext:value-type="float">
            <text:p>3.481634561</text:p>
          </table:table-cell>
          <table:table-cell table:formula="of:=[.AC109]/(([.$I77]^0.5)*(1-[.$I77])^0.5)" office:value-type="float" office:value="7.84261583815413" calcext:value-type="float">
            <text:p>7.8426158382</text:p>
          </table:table-cell>
          <table:table-cell table:formula="of:=[.AD109]/(([.$I77]^0.5)*(1-[.$I77])^0.5)" office:value-type="float" office:value="34.2242524247575" calcext:value-type="float">
            <text:p>34.2242524248</text:p>
          </table:table-cell>
        </table:table-row>
        <table:table-row table:style-name="ro1">
          <table:table-cell table:number-columns-repeated="19"/>
          <table:table-cell table:formula="of:=[.T110]/([.$H78]^0.5*(1-[.$H78])^0.5)" office:value-type="float" office:value="0.703217665297622" calcext:value-type="float">
            <text:p>0.7032176653</text:p>
          </table:table-cell>
          <table:table-cell table:formula="of:=[.U110]/([.$H78]^0.5*(1-[.$H78])^0.5)" office:value-type="float" office:value="0.993111551154026" calcext:value-type="float">
            <text:p>0.9931115512</text:p>
          </table:table-cell>
          <table:table-cell table:formula="of:=[.V110]/([.$H78]^0.5*(1-[.$H78])^0.5)" office:value-type="float" office:value="2.15011537645127" calcext:value-type="float">
            <text:p>2.1501153765</text:p>
          </table:table-cell>
          <table:table-cell table:formula="of:=[.W110]/([.$H78]^0.5*(1-[.$H78])^0.5)" office:value-type="float" office:value="5.32348393200339" calcext:value-type="float">
            <text:p>5.323483932</text:p>
          </table:table-cell>
          <table:table-cell table:formula="of:=[.X110]/([.$H78]^0.5*(1-[.$H78])^0.5)" office:value-type="float" office:value="9.88148465478024" calcext:value-type="float">
            <text:p>9.8814846548</text:p>
          </table:table-cell>
          <table:table-cell/>
          <table:table-cell table:formula="of:=[.Z110]/(([.$I78]^0.5)*(1-[.$I78])^0.5)" office:value-type="float" office:value="1.00932204304966" calcext:value-type="float">
            <text:p>1.009322043</text:p>
          </table:table-cell>
          <table:table-cell table:formula="of:=[.AA110]/(([.$I78]^0.5)*(1-[.$I78])^0.5)" office:value-type="float" office:value="1.59589899251346" calcext:value-type="float">
            <text:p>1.5958989925</text:p>
          </table:table-cell>
          <table:table-cell table:formula="of:=[.AB110]/(([.$I78]^0.5)*(1-[.$I78])^0.5)" office:value-type="float" office:value="3.80709906041295" calcext:value-type="float">
            <text:p>3.8070990604</text:p>
          </table:table-cell>
          <table:table-cell table:formula="of:=[.AC110]/(([.$I78]^0.5)*(1-[.$I78])^0.5)" office:value-type="float" office:value="8.5757464964852" calcext:value-type="float">
            <text:p>8.5757464965</text:p>
          </table:table-cell>
          <table:table-cell table:formula="of:=[.AD110]/(([.$I78]^0.5)*(1-[.$I78])^0.5)" office:value-type="float" office:value="37.4235483266407" calcext:value-type="float">
            <text:p>37.4235483266</text:p>
          </table:table-cell>
        </table:table-row>
        <table:table-row table:style-name="ro1">
          <table:table-cell table:number-columns-repeated="19"/>
          <table:table-cell table:formula="of:=[.T111]/([.$H79]^0.5*(1-[.$H79])^0.5)" office:value-type="float" office:value="0.861801833193339" calcext:value-type="float">
            <text:p>0.8618018332</text:p>
          </table:table-cell>
          <table:table-cell table:formula="of:=[.U111]/([.$H79]^0.5*(1-[.$H79])^0.5)" office:value-type="float" office:value="1.39709744984806" calcext:value-type="float">
            <text:p>1.3970974498</text:p>
          </table:table-cell>
          <table:table-cell table:formula="of:=[.V111]/([.$H79]^0.5*(1-[.$H79])^0.5)" office:value-type="float" office:value="2.73458510966745" calcext:value-type="float">
            <text:p>2.7345851097</text:p>
          </table:table-cell>
          <table:table-cell table:formula="of:=[.W111]/([.$H79]^0.5*(1-[.$H79])^0.5)" office:value-type="float" office:value="10.6986302883736" calcext:value-type="float">
            <text:p>10.6986302884</text:p>
          </table:table-cell>
          <table:table-cell table:formula="of:=[.X111]/([.$H79]^0.5*(1-[.$H79])^0.5)" office:value-type="float" office:value="12.250733073282" calcext:value-type="float">
            <text:p>12.2507330733</text:p>
          </table:table-cell>
          <table:table-cell/>
          <table:table-cell table:formula="of:=[.Z111]/(([.$I79]^0.5)*(1-[.$I79])^0.5)" office:value-type="float" office:value="1.06421857724159" calcext:value-type="float">
            <text:p>1.0642185772</text:p>
          </table:table-cell>
          <table:table-cell table:formula="of:=[.AA111]/(([.$I79]^0.5)*(1-[.$I79])^0.5)" office:value-type="float" office:value="1.6826991612135" calcext:value-type="float">
            <text:p>1.6826991612</text:p>
          </table:table-cell>
          <table:table-cell table:formula="of:=[.AB111]/(([.$I79]^0.5)*(1-[.$I79])^0.5)" office:value-type="float" office:value="4.01416532353601" calcext:value-type="float">
            <text:p>4.0141653235</text:p>
          </table:table-cell>
          <table:table-cell table:formula="of:=[.AC111]/(([.$I79]^0.5)*(1-[.$I79])^0.5)" office:value-type="float" office:value="9.04217717042864" calcext:value-type="float">
            <text:p>9.0421771704</text:p>
          </table:table-cell>
          <table:table-cell table:formula="of:=[.AD111]/(([.$I79]^0.5)*(1-[.$I79])^0.5)" office:value-type="float" office:value="39.4589968878248" calcext:value-type="float">
            <text:p>39.4589968878</text:p>
          </table:table-cell>
        </table:table-row>
        <table:table-row table:style-name="ro1">
          <table:table-cell table:number-columns-repeated="19"/>
          <table:table-cell table:formula="of:=[.T112]/([.$H80]^0.5*(1-[.$H80])^0.5)" office:value-type="float" office:value="0.992451747864723" calcext:value-type="float">
            <text:p>0.9924517479</text:p>
          </table:table-cell>
          <table:table-cell table:formula="of:=[.U112]/([.$H80]^0.5*(1-[.$H80])^0.5)" office:value-type="float" office:value="1.39744350198996" calcext:value-type="float">
            <text:p>1.397443502</text:p>
          </table:table-cell>
          <table:table-cell table:formula="of:=[.V112]/([.$H80]^0.5*(1-[.$H80])^0.5)" office:value-type="float" office:value="3.00505470985511" calcext:value-type="float">
            <text:p>3.0050547099</text:p>
          </table:table-cell>
          <table:table-cell table:formula="of:=[.W112]/([.$H80]^0.5*(1-[.$H80])^0.5)" office:value-type="float" office:value="9.95715243907292" calcext:value-type="float">
            <text:p>9.9571524391</text:p>
          </table:table-cell>
          <table:table-cell table:formula="of:=[.X112]/([.$H80]^0.5*(1-[.$H80])^0.5)" office:value-type="float" office:value="7.70035147064711" calcext:value-type="float">
            <text:p>7.7003514706</text:p>
          </table:table-cell>
          <table:table-cell/>
          <table:table-cell table:formula="of:=[.Z112]/(([.$I80]^0.5)*(1-[.$I80])^0.5)" office:value-type="float" office:value="1.09516898204916" calcext:value-type="float">
            <text:p>1.095168982</text:p>
          </table:table-cell>
          <table:table-cell table:formula="of:=[.AA112]/(([.$I80]^0.5)*(1-[.$I80])^0.5)" office:value-type="float" office:value="1.73163668337544" calcext:value-type="float">
            <text:p>1.7316366834</text:p>
          </table:table-cell>
          <table:table-cell table:formula="of:=[.AB112]/(([.$I80]^0.5)*(1-[.$I80])^0.5)" office:value-type="float" office:value="4.13090829756862" calcext:value-type="float">
            <text:p>4.1309082976</text:p>
          </table:table-cell>
          <table:table-cell table:formula="of:=[.AC112]/(([.$I80]^0.5)*(1-[.$I80])^0.5)" office:value-type="float" office:value="9.30514856535756" calcext:value-type="float">
            <text:p>9.3051485654</text:p>
          </table:table-cell>
          <table:table-cell table:formula="of:=[.AD112]/(([.$I80]^0.5)*(1-[.$I80])^0.5)" office:value-type="float" office:value="40.6065731029893" calcext:value-type="float">
            <text:p>40.606573103</text:p>
          </table:table-cell>
        </table:table-row>
        <table:table-row table:style-name="ro1">
          <table:table-cell table:number-columns-repeated="19"/>
          <table:table-cell table:formula="of:=[.T113]/([.$H81]^0.5*(1-[.$H81])^0.5)" office:value-type="float" office:value="1.05266633736516" calcext:value-type="float">
            <text:p>1.0526663374</text:p>
          </table:table-cell>
          <table:table-cell table:formula="of:=[.U113]/([.$H81]^0.5*(1-[.$H81])^0.5)" office:value-type="float" office:value="1.66443322903949" calcext:value-type="float">
            <text:p>1.664433229</text:p>
          </table:table-cell>
          <table:table-cell table:formula="of:=[.V113]/([.$H81]^0.5*(1-[.$H81])^0.5)" office:value-type="float" office:value="3.97059100364268" calcext:value-type="float">
            <text:p>3.9705910036</text:p>
          </table:table-cell>
          <table:table-cell table:formula="of:=[.W113]/([.$H81]^0.5*(1-[.$H81])^0.5)" office:value-type="float" office:value="8.94402308637877" calcext:value-type="float">
            <text:p>8.9440230864</text:p>
          </table:table-cell>
          <table:table-cell table:formula="of:=[.X113]/([.$H81]^0.5*(1-[.$H81])^0.5)" office:value-type="float" office:value="39.0306640179804" calcext:value-type="float">
            <text:p>39.030664018</text:p>
          </table:table-cell>
          <table:table-cell/>
          <table:table-cell table:formula="of:=[.Z113]/(([.$I81]^0.5)*(1-[.$I81])^0.5)" office:value-type="float" office:value="0.958173273169649" calcext:value-type="float">
            <text:p>0.9581732732</text:p>
          </table:table-cell>
          <table:table-cell table:formula="of:=[.AA113]/(([.$I81]^0.5)*(1-[.$I81])^0.5)" office:value-type="float" office:value="1.5934034562583" calcext:value-type="float">
            <text:p>1.5934034563</text:p>
          </table:table-cell>
          <table:table-cell table:formula="of:=[.AB113]/(([.$I81]^0.5)*(1-[.$I81])^0.5)" office:value-type="float" office:value="2.23917116322876" calcext:value-type="float">
            <text:p>2.2391711632</text:p>
          </table:table-cell>
          <table:table-cell table:formula="of:=[.AC113]/(([.$I81]^0.5)*(1-[.$I81])^0.5)" office:value-type="float" office:value="10.8367045560831" calcext:value-type="float">
            <text:p>10.8367045561</text:p>
          </table:table-cell>
          <table:table-cell table:formula="of:=[.AD113]/(([.$I81]^0.5)*(1-[.$I81])^0.5)" office:value-type="float" office:value="26.5282293250882" calcext:value-type="float">
            <text:p>26.5282293251</text:p>
          </table:table-cell>
        </table:table-row>
        <table:table-row table:style-name="ro1">
          <table:table-cell table:number-columns-repeated="3"/>
          <table:table-cell table:style-name="ce1" office:value-type="float" office:value="0.000003034" calcext:value-type="float">
            <text:p>3.03E-006</text:p>
          </table:table-cell>
          <table:table-cell table:number-columns-repeated="2"/>
          <table:table-cell office:value-type="float" office:value="0.006827" calcext:value-type="float">
            <text:p>0.006827</text:p>
          </table:table-cell>
          <table:table-cell table:number-columns-repeated="2"/>
          <table:table-cell office:value-type="string" calcext:value-type="string">
            <text:p>m_active</text:p>
          </table:table-cell>
          <table:table-cell table:formula="of:=0.202334752*0.92*0.070452" office:value-type="float" office:value="0.0131144969120717" calcext:value-type="float">
            <text:p>0.0131144969</text:p>
          </table:table-cell>
          <table:table-cell table:number-columns-repeated="8"/>
          <table:table-cell table:formula="of:=[.T114]/([.$H82]^0.5*(1-[.$H82])^0.5)" office:value-type="float" office:value="1.05266633736516" calcext:value-type="float">
            <text:p>1.0526663374</text:p>
          </table:table-cell>
          <table:table-cell table:formula="of:=[.U114]/([.$H82]^0.5*(1-[.$H82])^0.5)" office:value-type="float" office:value="1.66443322903949" calcext:value-type="float">
            <text:p>1.664433229</text:p>
          </table:table-cell>
          <table:table-cell table:formula="of:=[.V114]/([.$H82]^0.5*(1-[.$H82])^0.5)" office:value-type="float" office:value="3.97059100364268" calcext:value-type="float">
            <text:p>3.9705910036</text:p>
          </table:table-cell>
          <table:table-cell table:formula="of:=[.W114]/([.$H82]^0.5*(1-[.$H82])^0.5)" office:value-type="float" office:value="8.94402308637877" calcext:value-type="float">
            <text:p>8.9440230864</text:p>
          </table:table-cell>
          <table:table-cell table:formula="of:=[.X114]/([.$H82]^0.5*(1-[.$H82])^0.5)" office:value-type="float" office:value="39.0306640179804" calcext:value-type="float">
            <text:p>39.030664018</text:p>
          </table:table-cell>
          <table:table-cell/>
          <table:table-cell table:formula="of:=[.Z114]/(([.$I82]^0.5)*(1-[.$I82])^0.5)" office:value-type="float" office:value="1.04019343021492" calcext:value-type="float">
            <text:p>1.0401934302</text:p>
          </table:table-cell>
          <table:table-cell table:formula="of:=[.AA114]/(([.$I82]^0.5)*(1-[.$I82])^0.5)" office:value-type="float" office:value="1.12667925581923" calcext:value-type="float">
            <text:p>1.1266792558</text:p>
          </table:table-cell>
          <table:table-cell table:formula="of:=[.AB114]/(([.$I82]^0.5)*(1-[.$I82])^0.5)" office:value-type="float" office:value="1.59843987705867" calcext:value-type="float">
            <text:p>1.5984398771</text:p>
          </table:table-cell>
          <table:table-cell table:formula="of:=[.AC114]/(([.$I82]^0.5)*(1-[.$I82])^0.5)" office:value-type="float" office:value="3.93533810063756" calcext:value-type="float">
            <text:p>3.9353381006</text:p>
          </table:table-cell>
          <table:table-cell table:formula="of:=[.AD114]/(([.$I82]^0.5)*(1-[.$I82])^0.5)" office:value-type="float" office:value="13.7760898521201" calcext:value-type="float">
            <text:p>13.7760898521</text:p>
          </table:table-cell>
        </table:table-row>
        <table:table-row table:style-name="ro1">
          <table:table-cell table:number-columns-repeated="6"/>
          <table:table-cell table:formula="of:=[.G124]/0.98" office:value-type="float" office:value="0.00696632653061224" calcext:value-type="float">
            <text:p>0.0069663265</text:p>
          </table:table-cell>
          <table:table-cell table:number-columns-repeated="2"/>
          <table:table-cell office:value-type="string" calcext:value-type="string">
            <text:p>m_filler</text:p>
          </table:table-cell>
          <table:table-cell table:formula="of:=0.202334752*0.04*0.070452" office:value-type="float" office:value="0.00057019551791616" calcext:value-type="float">
            <text:p>0.0005701955</text:p>
          </table:table-cell>
          <table:table-cell table:number-columns-repeated="8"/>
          <table:table-cell table:formula="of:=[.T115]/([.$H83]^0.5*(1-[.$H83])^0.5)" office:value-type="float" office:value="1.05266633736516" calcext:value-type="float">
            <text:p>1.0526663374</text:p>
          </table:table-cell>
          <table:table-cell table:formula="of:=[.U115]/([.$H83]^0.5*(1-[.$H83])^0.5)" office:value-type="float" office:value="1.66443322903949" calcext:value-type="float">
            <text:p>1.664433229</text:p>
          </table:table-cell>
          <table:table-cell table:formula="of:=[.V115]/([.$H83]^0.5*(1-[.$H83])^0.5)" office:value-type="float" office:value="3.97059100364268" calcext:value-type="float">
            <text:p>3.9705910036</text:p>
          </table:table-cell>
          <table:table-cell table:formula="of:=[.W115]/([.$H83]^0.5*(1-[.$H83])^0.5)" office:value-type="float" office:value="8.94402308637877" calcext:value-type="float">
            <text:p>8.9440230864</text:p>
          </table:table-cell>
          <table:table-cell table:formula="of:=[.X115]/([.$H83]^0.5*(1-[.$H83])^0.5)" office:value-type="float" office:value="39.0306640179804" calcext:value-type="float">
            <text:p>39.030664018</text:p>
          </table:table-cell>
          <table:table-cell/>
          <table:table-cell table:formula="of:=[.Z115]/(([.$I83]^0.5)*(1-[.$I83])^0.5)" office:value-type="float" office:value="1.0033581467597" calcext:value-type="float">
            <text:p>1.0033581468</text:p>
          </table:table-cell>
          <table:table-cell table:formula="of:=[.AA115]/(([.$I83]^0.5)*(1-[.$I83])^0.5)" office:value-type="float" office:value="1.09024049376035" calcext:value-type="float">
            <text:p>1.0902404938</text:p>
          </table:table-cell>
          <table:table-cell table:formula="of:=[.AB115]/(([.$I83]^0.5)*(1-[.$I83])^0.5)" office:value-type="float" office:value="1.46298797165992" calcext:value-type="float">
            <text:p>1.4629879717</text:p>
          </table:table-cell>
          <table:table-cell table:formula="of:=[.AC115]/(([.$I83]^0.5)*(1-[.$I83])^0.5)" office:value-type="float" office:value="2.34567367127451" calcext:value-type="float">
            <text:p>2.3456736713</text:p>
          </table:table-cell>
          <table:table-cell table:formula="of:=[.AD115]/(([.$I83]^0.5)*(1-[.$I83])^0.5)" office:value-type="float" office:value="6.87739051618168" calcext:value-type="float">
            <text:p>6.87739051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  <table:table-cell table:formula="of:=[.G125]*0.02" office:value-type="float" office:value="0.000139326530612245" calcext:value-type="float">
            <text:p>0.0001393265</text:p>
          </table:table-cell>
          <table:table-cell table:number-columns-repeated="2"/>
          <table:table-cell office:value-type="string" calcext:value-type="string">
            <text:p>m_ca</text:p>
          </table:table-cell>
          <table:table-cell table:formula="of:=[.K125]" office:value-type="float" office:value="0.00057019551791616" calcext:value-type="float">
            <text:p>0.0005701955</text:p>
          </table:table-cell>
          <table:table-cell table:number-columns-repeated="8"/>
          <table:table-cell table:formula="of:=[.T116]/([.$H84]^0.5*(1-[.$H84])^0.5)" office:value-type="float" office:value="1.05266633736516" calcext:value-type="float">
            <text:p>1.0526663374</text:p>
          </table:table-cell>
          <table:table-cell table:formula="of:=[.U116]/([.$H84]^0.5*(1-[.$H84])^0.5)" office:value-type="float" office:value="1.66443322903949" calcext:value-type="float">
            <text:p>1.664433229</text:p>
          </table:table-cell>
          <table:table-cell table:formula="of:=[.V116]/([.$H84]^0.5*(1-[.$H84])^0.5)" office:value-type="float" office:value="3.97059100364268" calcext:value-type="float">
            <text:p>3.9705910036</text:p>
          </table:table-cell>
          <table:table-cell table:formula="of:=[.W116]/([.$H84]^0.5*(1-[.$H84])^0.5)" office:value-type="float" office:value="8.94402308637877" calcext:value-type="float">
            <text:p>8.9440230864</text:p>
          </table:table-cell>
          <table:table-cell table:formula="of:=[.X116]/([.$H84]^0.5*(1-[.$H84])^0.5)" office:value-type="float" office:value="39.0306640179804" calcext:value-type="float">
            <text:p>39.030664018</text:p>
          </table:table-cell>
          <table:table-cell/>
          <table:table-cell table:formula="of:=[.Z116]/(([.$I84]^0.5)*(1-[.$I84])^0.5)" office:value-type="float" office:value="1.11655951422379" calcext:value-type="float">
            <text:p>1.1165595142</text:p>
          </table:table-cell>
          <table:table-cell table:formula="of:=[.AA116]/(([.$I84]^0.5)*(1-[.$I84])^0.5)" office:value-type="float" office:value="1.12305422393463" calcext:value-type="float">
            <text:p>1.1230542239</text:p>
          </table:table-cell>
          <table:table-cell table:formula="of:=[.AB116]/(([.$I84]^0.5)*(1-[.$I84])^0.5)" office:value-type="float" office:value="1.15439361374997" calcext:value-type="float">
            <text:p>1.1543936137</text:p>
          </table:table-cell>
          <table:table-cell table:formula="of:=[.AC116]/(([.$I84]^0.5)*(1-[.$I84])^0.5)" office:value-type="float" office:value="1.35990953088841" calcext:value-type="float">
            <text:p>1.3599095309</text:p>
          </table:table-cell>
          <table:table-cell table:formula="of:=[.AD116]/(([.$I84]^0.5)*(1-[.$I84])^0.5)" office:value-type="float" office:value="1.98077631037357" calcext:value-type="float">
            <text:p>1.9807763104</text:p>
          </table:table-cell>
        </table:table-row>
        <table:table-row table:style-name="ro1">
          <table:table-cell table:number-columns-repeated="3"/>
          <table:table-cell office:value-type="float" office:value="0.07452" calcext:value-type="float">
            <text:p>0.07452</text:p>
          </table:table-cell>
          <table:table-cell table:number-columns-repeated="2"/>
          <table:table-cell table:formula="of:=[.G126]/1000" office:value-type="float" office:value="0.000000139326530612245" calcext:value-type="float">
            <text:p>1.39326530612245E-007</text:p>
          </table:table-cell>
          <table:table-cell office:value-type="string" calcext:value-type="string">
            <text:p>M^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v_active</text:p>
          </table:table-cell>
          <table:table-cell table:formula="of:=[.K124]/4730" office:value-type="float" office:value="0.00000277262091164306" calcext:value-type="float">
            <text:p>2.77262091164306E-006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float" office:value="0.000065" calcext:value-type="float">
            <text:p>6.50E-005</text:p>
          </table:table-cell>
          <table:table-cell table:number-columns-repeated="5"/>
          <table:table-cell office:value-type="string" calcext:value-type="string">
            <text:p>v_filler</text:p>
          </table:table-cell>
          <table:table-cell table:formula="of:=[.K125]/1780" office:value-type="float" office:value="0.000000320334560627056" calcext:value-type="float">
            <text:p>3.20334560627056E-007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v_ca</text:p>
          </table:table-cell>
          <table:table-cell table:formula="of:=[.K126]/2000" office:value-type="float" office:value="0.00000028509775895808" calcext:value-type="float">
            <text:p>2.8509775895808E-00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Vtot</text:p>
          </table:table-cell>
          <table:table-cell table:number-columns-repeated="26"/>
        </table:table-row>
        <table:table-row table:style-name="ro1">
          <table:table-cell table:number-columns-repeated="3"/>
          <table:table-cell table:formula="of:=[.D129]*[.D127]" office:value-type="float" office:value="0.0000048438" calcext:value-type="float">
            <text:p>4.8438E-006</text:p>
          </table:table-cell>
          <table:table-cell table:number-columns-repeated="5"/>
          <table:table-cell office:value-type="string" calcext:value-type="string">
            <text:p>v_tot</text:p>
          </table:table-cell>
          <table:table-cell table:formula="of:=SUM([.K128:.K130])" office:value-type="float" office:value="0.0000033780532312282" calcext:value-type="float">
            <text:p>3.3780532312282E-006</text:p>
          </table:table-cell>
          <table:table-cell table:number-columns-repeated="1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table:formula="of:=1-([.D124]+[.G127])/[.D132]" office:value-type="float" office:value="0.344868382135463" calcext:value-type="float">
            <text:p>0.3448683821</text:p>
          </table:table-cell>
          <table:table-cell table:number-columns-repeated="5"/>
          <table:table-cell table:formula="of:=1-[.K132]/[.D132]" office:value-type="float" office:value="0.30260266088026" calcext:value-type="float">
            <text:p>0.3026026609</text:p>
          </table:table-cell>
          <table:table-cell table:number-columns-repeated="20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eps</text:p>
          </table:table-cell>
          <table:table-cell table:formula="of:=1-0.34486" office:value-type="float" office:value="0.65514" calcext:value-type="float">
            <text:p>0.65514</text:p>
          </table:table-cell>
          <table:table-cell table:formula="of:=1-0.3026" office:value-type="float" office:value="0.6974" calcext:value-type="float">
            <text:p>0.6974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Rs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1" office:value-type="float" office:value="0.000006" calcext:value-type="float">
            <text:p>6.00E-006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Lx</text:p>
          </table:table-cell>
          <table:table-cell table:number-columns-repeated="2" table:style-name="ce1" office:value-type="float" office:value="0.000065" calcext:value-type="float">
            <text:p>6.50E-00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Acoat</text:p>
          </table:table-cell>
          <table:table-cell table:formula="of:=0.070452" office:value-type="float" office:value="0.070452" calcext:value-type="float">
            <text:p>0.070452</text:p>
          </table:table-cell>
          <table:table-cell table:formula="of:=0.070452" office:value-type="float" office:value="0.070452" calcext:value-type="float">
            <text:p>0.070452</text:p>
          </table:table-cell>
          <table:table-cell table:number-columns-repeated="24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Arxn</text:p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[.E141]*3*[.E139]/[.E140]*[.E142]" office:value-type="float" office:value="0.90004050396" calcext:value-type="float">
            <text:p>0.900040504</text:p>
          </table:table-cell>
          <table:table-cell table:formula="of:=[.F141]*3*[.F139]/[.F140]*[.F142]" office:value-type="float" office:value="1.596829806" calcext:value-type="float">
            <text:p>1.596829806</text:p>
          </table:table-cell>
          <table:table-cell table:number-columns-repeated="24"/>
        </table:table-row>
      </table:table>
      <table:table table:name="LFP - Cell 2" table:style-name="ta1">
        <table:shapes>
          <draw:frame draw:z-index="0" draw:style-name="gr1" draw:text-style-name="P1" svg:width="6.298in" svg:height="3.5453in" svg:x="7.6638in" svg:y="0.3972in">
            <draw:object draw:notify-on-update-of-ranges="'LFP - Cell 2'.B5:'LFP - Cell 2'.B5 'LFP - Cell 2'.B6:'LFP - Cell 2'.B13 'LFP - Cell 2'.C5:'LFP - Cell 2'.C5 'LFP - Cell 2'.C6:'LFP - Cell 2'.C13 'LFP - Cell 2'.B5:'LFP - Cell 2'.B5 'LFP - Cell 2'.B6:'LFP - Cell 2'.B13 'LFP - Cell 2'.D5:'LFP - Cell 2'.D5 'LFP - Cell 2'.D6:'LFP - Cell 2'.D13 'LFP - Cell 2'.B5:'LFP - Cell 2'.B5 'LFP - Cell 2'.B6:'LFP - Cell 2'.B13 'LFP - Cell 2'.E5:'LFP - Cell 2'.E5 'LFP - Cell 2'.E6:'LFP - Cell 2'.E13 'LFP - Cell 2'.B5:'LFP - Cell 2'.B5 'LFP - Cell 2'.B6:'LFP - Cell 2'.B13 'LFP - Cell 2'.F5:'LFP - Cell 2'.F5 'LFP - Cell 2'.F6:'LFP - Cell 2'.F13 'LFP - Cell 2'.B5:'LFP - Cell 2'.B5 'LFP - Cell 2'.B6:'LFP - Cell 2'.B13 'LFP - Cell 2'.G5:'LFP - Cell 2'.G5 'LFP - Cell 2'.G6:'LFP - Cell 2'.G1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.298in" svg:height="3.5453in" svg:x="14.3413in" svg:y="0.3031in">
            <draw:object draw:notify-on-update-of-ranges="'LFP - Cell 2'.B16:'LFP - Cell 2'.B16 'LFP - Cell 2'.B17:'LFP - Cell 2'.B24 'LFP - Cell 2'.C16:'LFP - Cell 2'.C16 'LFP - Cell 2'.C17:'LFP - Cell 2'.C24 'LFP - Cell 2'.B16:'LFP - Cell 2'.B16 'LFP - Cell 2'.B17:'LFP - Cell 2'.B24 'LFP - Cell 2'.D16:'LFP - Cell 2'.D16 'LFP - Cell 2'.D17:'LFP - Cell 2'.D24 'LFP - Cell 2'.B16:'LFP - Cell 2'.B16 'LFP - Cell 2'.B17:'LFP - Cell 2'.B24 'LFP - Cell 2'.E16:'LFP - Cell 2'.E16 'LFP - Cell 2'.E17:'LFP - Cell 2'.E24 'LFP - Cell 2'.B16:'LFP - Cell 2'.B16 'LFP - Cell 2'.B17:'LFP - Cell 2'.B24 'LFP - Cell 2'.F16:'LFP - Cell 2'.F16 'LFP - Cell 2'.F17:'LFP - Cell 2'.F24 'LFP - Cell 2'.B16:'LFP - Cell 2'.B16 'LFP - Cell 2'.B17:'LFP - Cell 2'.B24 'LFP - Cell 2'.G16:'LFP - Cell 2'.G16 'LFP - Cell 2'.G17:'LFP - Cell 2'.G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298in" svg:height="3.5453in" svg:x="7.5772in" svg:y="4.3295in">
            <draw:object draw:notify-on-update-of-ranges="'LFP - Cell 2'.B27:'LFP - Cell 2'.B27 'LFP - Cell 2'.B28:'LFP - Cell 2'.B35 'LFP - Cell 2'.C27:'LFP - Cell 2'.C27 'LFP - Cell 2'.C28:'LFP - Cell 2'.C35 'LFP - Cell 2'.B27:'LFP - Cell 2'.B27 'LFP - Cell 2'.B28:'LFP - Cell 2'.B35 'LFP - Cell 2'.D27:'LFP - Cell 2'.D27 'LFP - Cell 2'.D28:'LFP - Cell 2'.D35 'LFP - Cell 2'.B27:'LFP - Cell 2'.B27 'LFP - Cell 2'.B28:'LFP - Cell 2'.B35 'LFP - Cell 2'.E27:'LFP - Cell 2'.E27 'LFP - Cell 2'.E28:'LFP - Cell 2'.E35 'LFP - Cell 2'.B27:'LFP - Cell 2'.B27 'LFP - Cell 2'.B28:'LFP - Cell 2'.B35 'LFP - Cell 2'.F27:'LFP - Cell 2'.F27 'LFP - Cell 2'.F28:'LFP - Cell 2'.F35 'LFP - Cell 2'.B27:'LFP - Cell 2'.B27 'LFP - Cell 2'.B28:'LFP - Cell 2'.B35 'LFP - Cell 2'.G27:'LFP - Cell 2'.G27 'LFP - Cell 2'.G28:'LFP - Cell 2'.G3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6.298in" svg:height="3.5453in" svg:x="14.5799in" svg:y="4.3087in">
            <draw:object draw:notify-on-update-of-ranges="'LFP - Cell 2'.B38:'LFP - Cell 2'.B38 'LFP - Cell 2'.B39:'LFP - Cell 2'.B46 'LFP - Cell 2'.C38:'LFP - Cell 2'.C38 'LFP - Cell 2'.C39:'LFP - Cell 2'.C46 'LFP - Cell 2'.B38:'LFP - Cell 2'.B38 'LFP - Cell 2'.B39:'LFP - Cell 2'.B46 'LFP - Cell 2'.D38:'LFP - Cell 2'.D38 'LFP - Cell 2'.D39:'LFP - Cell 2'.D46 'LFP - Cell 2'.B38:'LFP - Cell 2'.B38 'LFP - Cell 2'.B39:'LFP - Cell 2'.B46 'LFP - Cell 2'.E38:'LFP - Cell 2'.E38 'LFP - Cell 2'.E39:'LFP - Cell 2'.E46 'LFP - Cell 2'.B38:'LFP - Cell 2'.B38 'LFP - Cell 2'.B39:'LFP - Cell 2'.B46 'LFP - Cell 2'.F38:'LFP - Cell 2'.F38 'LFP - Cell 2'.F39:'LFP - Cell 2'.F46 'LFP - Cell 2'.B38:'LFP - Cell 2'.B38 'LFP - Cell 2'.B39:'LFP - Cell 2'.B46 'LFP - Cell 2'.G38:'LFP - Cell 2'.G38 'LFP - Cell 2'.G39:'LFP - Cell 2'.G4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.2984in" svg:height="3.5449in" svg:x="7.4035in" svg:y="8.6067in">
            <draw:object draw:notify-on-update-of-ranges="'LFP - Cell 2'.B49:'LFP - Cell 2'.B49 'LFP - Cell 2'.B50:'LFP - Cell 2'.B57 'LFP - Cell 2'.C49:'LFP - Cell 2'.C49 'LFP - Cell 2'.C50:'LFP - Cell 2'.C57 'LFP - Cell 2'.B49:'LFP - Cell 2'.B49 'LFP - Cell 2'.B50:'LFP - Cell 2'.B57 'LFP - Cell 2'.D49:'LFP - Cell 2'.D49 'LFP - Cell 2'.D50:'LFP - Cell 2'.D57 'LFP - Cell 2'.B49:'LFP - Cell 2'.B49 'LFP - Cell 2'.B50:'LFP - Cell 2'.B57 'LFP - Cell 2'.E49:'LFP - Cell 2'.E49 'LFP - Cell 2'.E50:'LFP - Cell 2'.E57 'LFP - Cell 2'.B49:'LFP - Cell 2'.B49 'LFP - Cell 2'.B50:'LFP - Cell 2'.B57 'LFP - Cell 2'.F49:'LFP - Cell 2'.F49 'LFP - Cell 2'.F50:'LFP - Cell 2'.F57 'LFP - Cell 2'.B49:'LFP - Cell 2'.B49 'LFP - Cell 2'.B50:'LFP - Cell 2'.B57 'LFP - Cell 2'.G49:'LFP - Cell 2'.G49 'LFP - Cell 2'.G50:'LFP - Cell 2'.G5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#################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_inpt: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:5</text:p>
          </table:table-cell>
          <table:table-cell office:value-type="string" calcext:value-type="string">
            <text:p>T:10</text:p>
          </table:table-cell>
          <table:table-cell office:value-type="string" calcext:value-type="string">
            <text:p>T:20</text:p>
          </table:table-cell>
          <table:table-cell office:value-type="string" calcext:value-type="string">
            <text:p>T:30</text:p>
          </table:table-cell>
          <table:table-cell office:value-type="string" calcext:value-type="string">
            <text:p>T: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7071" calcext:value-type="float">
            <text:p>0.027071</text:p>
          </table:table-cell>
          <table:table-cell office:value-type="float" office:value="0.018439" calcext:value-type="float">
            <text:p>0.018439</text:p>
          </table:table-cell>
          <table:table-cell office:value-type="float" office:value="0.013987" calcext:value-type="float">
            <text:p>0.013987</text:p>
          </table:table-cell>
          <table:table-cell office:value-type="float" office:value="0.011911" calcext:value-type="float">
            <text:p>0.011911</text:p>
          </table:table-cell>
          <table:table-cell office:value-type="float" office:value="0.009329" calcext:value-type="float">
            <text:p>0.00932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7083" calcext:value-type="float">
            <text:p>0.027083</text:p>
          </table:table-cell>
          <table:table-cell office:value-type="float" office:value="0.019862" calcext:value-type="float">
            <text:p>0.019862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0.009841" calcext:value-type="float">
            <text:p>0.0098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7337" calcext:value-type="float">
            <text:p>0.027337</text:p>
          </table:table-cell>
          <table:table-cell office:value-type="float" office:value="0.020143" calcext:value-type="float">
            <text:p>0.020143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2337" calcext:value-type="float">
            <text:p>0.012337</text:p>
          </table:table-cell>
          <table:table-cell office:value-type="float" office:value="0.009475" calcext:value-type="float">
            <text:p>0.00947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3655" calcext:value-type="float">
            <text:p>0.023655</text:p>
          </table:table-cell>
          <table:table-cell office:value-type="float" office:value="0.019762" calcext:value-type="float">
            <text:p>0.019762</text:p>
          </table:table-cell>
          <table:table-cell office:value-type="float" office:value="0.014618" calcext:value-type="float">
            <text:p>0.014618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009928" calcext:value-type="float">
            <text:p>0.0099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7078" calcext:value-type="float">
            <text:p>0.027078</text:p>
          </table:table-cell>
          <table:table-cell office:value-type="float" office:value="0.021055" calcext:value-type="float">
            <text:p>0.021055</text:p>
          </table:table-cell>
          <table:table-cell office:value-type="float" office:value="0.014746" calcext:value-type="float">
            <text:p>0.014746</text:p>
          </table:table-cell>
          <table:table-cell office:value-type="float" office:value="0.011288" calcext:value-type="float">
            <text:p>0.011288</text:p>
          </table:table-cell>
          <table:table-cell office:value-type="float" office:value="0.009932" calcext:value-type="float">
            <text:p>0.0099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25723" calcext:value-type="float">
            <text:p>0.025723</text:p>
          </table:table-cell>
          <table:table-cell office:value-type="float" office:value="0.018146" calcext:value-type="float">
            <text:p>0.018146</text:p>
          </table:table-cell>
          <table:table-cell office:value-type="float" office:value="0.014739" calcext:value-type="float">
            <text:p>0.014739</text:p>
          </table:table-cell>
          <table:table-cell office:value-type="float" office:value="0.012935" calcext:value-type="float">
            <text:p>0.012935</text:p>
          </table:table-cell>
          <table:table-cell office:value-type="float" office:value="0.00948" calcext:value-type="float">
            <text:p>0.0094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6154" calcext:value-type="float">
            <text:p>0.026154</text:p>
          </table:table-cell>
          <table:table-cell office:value-type="float" office:value="0.023081" calcext:value-type="float">
            <text:p>0.023081</text:p>
          </table:table-cell>
          <table:table-cell office:value-type="float" office:value="0.015345" calcext:value-type="float">
            <text:p>0.01534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09778" calcext:value-type="float">
            <text:p>0.0097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30696" calcext:value-type="float">
            <text:p>0.030696</text:p>
          </table:table-cell>
          <table:table-cell office:value-type="float" office:value="0.019567" calcext:value-type="float">
            <text:p>0.019567</text:p>
          </table:table-cell>
          <table:table-cell office:value-type="float" office:value="0.015948" calcext:value-type="float">
            <text:p>0.015948</text:p>
          </table:table-cell>
          <table:table-cell office:value-type="float" office:value="0.012036" calcext:value-type="float">
            <text:p>0.012036</text:p>
          </table:table-cell>
        </table:table-row>
        <table:table-row table:style-name="ro1">
          <table:table-cell/>
          <table:table-cell office:value-type="string" calcext:value-type="string">
            <text:p>#################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_inpt: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:5</text:p>
          </table:table-cell>
          <table:table-cell office:value-type="string" calcext:value-type="string">
            <text:p>T:10</text:p>
          </table:table-cell>
          <table:table-cell office:value-type="string" calcext:value-type="string">
            <text:p>T:20</text:p>
          </table:table-cell>
          <table:table-cell office:value-type="string" calcext:value-type="string">
            <text:p>T:30</text:p>
          </table:table-cell>
          <table:table-cell office:value-type="string" calcext:value-type="string">
            <text:p>T: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7681" calcext:value-type="float">
            <text:p>0.027681</text:p>
          </table:table-cell>
          <table:table-cell office:value-type="float" office:value="0.020666" calcext:value-type="float">
            <text:p>0.020666</text:p>
          </table:table-cell>
          <table:table-cell office:value-type="float" office:value="0.013692" calcext:value-type="float">
            <text:p>0.013692</text:p>
          </table:table-cell>
          <table:table-cell office:value-type="float" office:value="0.012543" calcext:value-type="float">
            <text:p>0.012543</text:p>
          </table:table-cell>
          <table:table-cell office:value-type="float" office:value="0.010006" calcext:value-type="float">
            <text:p>0.010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8297" calcext:value-type="float">
            <text:p>0.028297</text:p>
          </table:table-cell>
          <table:table-cell office:value-type="float" office:value="0.021658" calcext:value-type="float">
            <text:p>0.021658</text:p>
          </table:table-cell>
          <table:table-cell office:value-type="float" office:value="0.014144" calcext:value-type="float">
            <text:p>0.014144</text:p>
          </table:table-cell>
          <table:table-cell office:value-type="float" office:value="0.011464" calcext:value-type="float">
            <text:p>0.011464</text:p>
          </table:table-cell>
          <table:table-cell office:value-type="float" office:value="0.010194" calcext:value-type="float">
            <text:p>0.0101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7994" calcext:value-type="float">
            <text:p>0.027994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3177" calcext:value-type="float">
            <text:p>0.013177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0978" calcext:value-type="float">
            <text:p>0.009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8138" calcext:value-type="float">
            <text:p>0.028138</text:p>
          </table:table-cell>
          <table:table-cell office:value-type="float" office:value="0.021748" calcext:value-type="float">
            <text:p>0.021748</text:p>
          </table:table-cell>
          <table:table-cell office:value-type="float" office:value="0.015704" calcext:value-type="float">
            <text:p>0.015704</text:p>
          </table:table-cell>
          <table:table-cell office:value-type="float" office:value="0.011288" calcext:value-type="float">
            <text:p>0.011288</text:p>
          </table:table-cell>
          <table:table-cell office:value-type="float" office:value="0.010204" calcext:value-type="float">
            <text:p>0.01020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8884" calcext:value-type="float">
            <text:p>0.028884</text:p>
          </table:table-cell>
          <table:table-cell office:value-type="float" office:value="0.022412" calcext:value-type="float">
            <text:p>0.022412</text:p>
          </table:table-cell>
          <table:table-cell office:value-type="float" office:value="0.015803" calcext:value-type="float">
            <text:p>0.015803</text:p>
          </table:table-cell>
          <table:table-cell office:value-type="float" office:value="0.013087" calcext:value-type="float">
            <text:p>0.013087</text:p>
          </table:table-cell>
          <table:table-cell office:value-type="float" office:value="0.010379" calcext:value-type="float">
            <text:p>0.0103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29343" calcext:value-type="float">
            <text:p>0.029343</text:p>
          </table:table-cell>
          <table:table-cell office:value-type="float" office:value="0.020676" calcext:value-type="float">
            <text:p>0.020676</text:p>
          </table:table-cell>
          <table:table-cell office:value-type="float" office:value="0.016395" calcext:value-type="float">
            <text:p>0.016395</text:p>
          </table:table-cell>
          <table:table-cell office:value-type="float" office:value="0.014213" calcext:value-type="float">
            <text:p>0.014213</text:p>
          </table:table-cell>
          <table:table-cell office:value-type="float" office:value="0.009931" calcext:value-type="float">
            <text:p>0.00993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29485" calcext:value-type="float">
            <text:p>0.029485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0.017001" calcext:value-type="float">
            <text:p>0.017001</text:p>
          </table:table-cell>
          <table:table-cell office:value-type="float" office:value="0.013533" calcext:value-type="float">
            <text:p>0.013533</text:p>
          </table:table-cell>
          <table:table-cell office:value-type="float" office:value="0.010832" calcext:value-type="float">
            <text:p>0.01083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2047" calcext:value-type="float">
            <text:p>0.032047</text:p>
          </table:table-cell>
          <table:table-cell office:value-type="float" office:value="0.03963" calcext:value-type="float">
            <text:p>0.03963</text:p>
          </table:table-cell>
          <table:table-cell office:value-type="float" office:value="0.023478" calcext:value-type="float">
            <text:p>0.023478</text:p>
          </table:table-cell>
          <table:table-cell office:value-type="float" office:value="0.018502" calcext:value-type="float">
            <text:p>0.018502</text:p>
          </table:table-cell>
          <table:table-cell office:value-type="float" office:value="0.013091" calcext:value-type="float">
            <text:p>0.013091</text:p>
          </table:table-cell>
        </table:table-row>
        <table:table-row table:style-name="ro1">
          <table:table-cell/>
          <table:table-cell office:value-type="string" calcext:value-type="string">
            <text:p>#################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_inpt: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:5</text:p>
          </table:table-cell>
          <table:table-cell office:value-type="string" calcext:value-type="string">
            <text:p>T:10</text:p>
          </table:table-cell>
          <table:table-cell office:value-type="string" calcext:value-type="string">
            <text:p>T:20</text:p>
          </table:table-cell>
          <table:table-cell office:value-type="string" calcext:value-type="string">
            <text:p>T:30</text:p>
          </table:table-cell>
          <table:table-cell office:value-type="string" calcext:value-type="string">
            <text:p>T: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9345" calcext:value-type="float">
            <text:p>0.029345</text:p>
          </table:table-cell>
          <table:table-cell office:value-type="float" office:value="0.021216" calcext:value-type="float">
            <text:p>0.021216</text:p>
          </table:table-cell>
          <table:table-cell office:value-type="float" office:value="0.015493" calcext:value-type="float">
            <text:p>0.015493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0.010533" calcext:value-type="float">
            <text:p>0.0105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0253" calcext:value-type="float">
            <text:p>0.030253</text:p>
          </table:table-cell>
          <table:table-cell office:value-type="float" office:value="0.023022" calcext:value-type="float">
            <text:p>0.023022</text:p>
          </table:table-cell>
          <table:table-cell office:value-type="float" office:value="0.014748" calcext:value-type="float">
            <text:p>0.014748</text:p>
          </table:table-cell>
          <table:table-cell office:value-type="float" office:value="0.012485" calcext:value-type="float">
            <text:p>0.012485</text:p>
          </table:table-cell>
          <table:table-cell office:value-type="float" office:value="0.01053" calcext:value-type="float">
            <text:p>0.010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30094" calcext:value-type="float">
            <text:p>0.030094</text:p>
          </table:table-cell>
          <table:table-cell office:value-type="float" office:value="0.022131" calcext:value-type="float">
            <text:p>0.022131</text:p>
          </table:table-cell>
          <table:table-cell office:value-type="float" office:value="0.013994" calcext:value-type="float">
            <text:p>0.013994</text:p>
          </table:table-cell>
          <table:table-cell office:value-type="float" office:value="0.013538" calcext:value-type="float">
            <text:p>0.013538</text:p>
          </table:table-cell>
          <table:table-cell office:value-type="float" office:value="0.009931" calcext:value-type="float">
            <text:p>0.0099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3017" calcext:value-type="float">
            <text:p>0.03017</text:p>
          </table:table-cell>
          <table:table-cell office:value-type="float" office:value="0.023462" calcext:value-type="float">
            <text:p>0.023462</text:p>
          </table:table-cell>
          <table:table-cell office:value-type="float" office:value="0.016251" calcext:value-type="float">
            <text:p>0.016251</text:p>
          </table:table-cell>
          <table:table-cell office:value-type="float" office:value="0.012114" calcext:value-type="float">
            <text:p>0.012114</text:p>
          </table:table-cell>
          <table:table-cell office:value-type="float" office:value="0.010834" calcext:value-type="float">
            <text:p>0.01083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31599" calcext:value-type="float">
            <text:p>0.031599</text:p>
          </table:table-cell>
          <table:table-cell office:value-type="float" office:value="0.024382" calcext:value-type="float">
            <text:p>0.024382</text:p>
          </table:table-cell>
          <table:table-cell office:value-type="float" office:value="0.017447" calcext:value-type="float">
            <text:p>0.017447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0.010834" calcext:value-type="float">
            <text:p>0.0108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32264" calcext:value-type="float">
            <text:p>0.032264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0.01823" calcext:value-type="float">
            <text:p>0.01823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10603" calcext:value-type="float">
            <text:p>0.01060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31599" calcext:value-type="float">
            <text:p>0.031599</text:p>
          </table:table-cell>
          <table:table-cell office:value-type="float" office:value="0.028411" calcext:value-type="float">
            <text:p>0.028411</text:p>
          </table:table-cell>
          <table:table-cell office:value-type="float" office:value="0.019708" calcext:value-type="float">
            <text:p>0.019708</text:p>
          </table:table-cell>
          <table:table-cell office:value-type="float" office:value="0.014446" calcext:value-type="float">
            <text:p>0.014446</text:p>
          </table:table-cell>
          <table:table-cell office:value-type="float" office:value="0.01128" calcext:value-type="float">
            <text:p>0.0112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7004" calcext:value-type="float">
            <text:p>0.037004</text:p>
          </table:table-cell>
          <table:table-cell office:value-type="float" office:value="0.048135" calcext:value-type="float">
            <text:p>0.048135</text:p>
          </table:table-cell>
          <table:table-cell office:value-type="float" office:value="0.027345" calcext:value-type="float">
            <text:p>0.027345</text:p>
          </table:table-cell>
          <table:table-cell office:value-type="float" office:value="0.020764" calcext:value-type="float">
            <text:p>0.020764</text:p>
          </table:table-cell>
          <table:table-cell office:value-type="float" office:value="0.014893" calcext:value-type="float">
            <text:p>0.014893</text:p>
          </table:table-cell>
        </table:table-row>
        <table:table-row table:style-name="ro1">
          <table:table-cell/>
          <table:table-cell office:value-type="string" calcext:value-type="string">
            <text:p>#################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_inpt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:5</text:p>
          </table:table-cell>
          <table:table-cell office:value-type="string" calcext:value-type="string">
            <text:p>T:10</text:p>
          </table:table-cell>
          <table:table-cell office:value-type="string" calcext:value-type="string">
            <text:p>T:20</text:p>
          </table:table-cell>
          <table:table-cell office:value-type="string" calcext:value-type="string">
            <text:p>T:30</text:p>
          </table:table-cell>
          <table:table-cell office:value-type="string" calcext:value-type="string">
            <text:p>T: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32031" calcext:value-type="float">
            <text:p>0.032031</text:p>
          </table:table-cell>
          <table:table-cell office:value-type="float" office:value="0.023113" calcext:value-type="float">
            <text:p>0.023113</text:p>
          </table:table-cell>
          <table:table-cell office:value-type="float" office:value="0.016552" calcext:value-type="float">
            <text:p>0.016552</text:p>
          </table:table-cell>
          <table:table-cell office:value-type="float" office:value="0.013543" calcext:value-type="float">
            <text:p>0.013543</text:p>
          </table:table-cell>
          <table:table-cell office:value-type="float" office:value="0.011279" calcext:value-type="float">
            <text:p>0.01127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2578" calcext:value-type="float">
            <text:p>0.032578</text:p>
          </table:table-cell>
          <table:table-cell office:value-type="float" office:value="0.024515" calcext:value-type="float">
            <text:p>0.02451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327" calcext:value-type="float">
            <text:p>0.01327</text:p>
          </table:table-cell>
          <table:table-cell office:value-type="float" office:value="0.011012" calcext:value-type="float">
            <text:p>0.0110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32351" calcext:value-type="float">
            <text:p>0.032351</text:p>
          </table:table-cell>
          <table:table-cell office:value-type="float" office:value="0.023783" calcext:value-type="float">
            <text:p>0.023783</text:p>
          </table:table-cell>
          <table:table-cell office:value-type="float" office:value="0.015341" calcext:value-type="float">
            <text:p>0.015341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0823" calcext:value-type="float">
            <text:p>0.0108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32458" calcext:value-type="float">
            <text:p>0.032458</text:p>
          </table:table-cell>
          <table:table-cell office:value-type="float" office:value="0.025022" calcext:value-type="float">
            <text:p>0.025022</text:p>
          </table:table-cell>
          <table:table-cell office:value-type="float" office:value="0.017695" calcext:value-type="float">
            <text:p>0.017695</text:p>
          </table:table-cell>
          <table:table-cell office:value-type="float" office:value="0.013132" calcext:value-type="float">
            <text:p>0.013132</text:p>
          </table:table-cell>
          <table:table-cell office:value-type="float" office:value="0.011727" calcext:value-type="float">
            <text:p>0.0117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34457" calcext:value-type="float">
            <text:p>0.034457</text:p>
          </table:table-cell>
          <table:table-cell office:value-type="float" office:value="0.027072" calcext:value-type="float">
            <text:p>0.027072</text:p>
          </table:table-cell>
          <table:table-cell office:value-type="float" office:value="0.018963" calcext:value-type="float">
            <text:p>0.018963</text:p>
          </table:table-cell>
          <table:table-cell office:value-type="float" office:value="0.013988" calcext:value-type="float">
            <text:p>0.013988</text:p>
          </table:table-cell>
          <table:table-cell office:value-type="float" office:value="0.011737" calcext:value-type="float">
            <text:p>0.0117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35373" calcext:value-type="float">
            <text:p>0.035373</text:p>
          </table:table-cell>
          <table:table-cell office:value-type="float" office:value="0.026185" calcext:value-type="float">
            <text:p>0.026185</text:p>
          </table:table-cell>
          <table:table-cell office:value-type="float" office:value="0.020314" calcext:value-type="float">
            <text:p>0.020314</text:p>
          </table:table-cell>
          <table:table-cell office:value-type="float" office:value="0.016251" calcext:value-type="float">
            <text:p>0.016251</text:p>
          </table:table-cell>
          <table:table-cell office:value-type="float" office:value="0.011209" calcext:value-type="float">
            <text:p>0.01120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37015" calcext:value-type="float">
            <text:p>0.037015</text:p>
          </table:table-cell>
          <table:table-cell office:value-type="float" office:value="0.032497" calcext:value-type="float">
            <text:p>0.032497</text:p>
          </table:table-cell>
          <table:table-cell office:value-type="float" office:value="0.021514" calcext:value-type="float">
            <text:p>0.021514</text:p>
          </table:table-cell>
          <table:table-cell office:value-type="float" office:value="0.016694" calcext:value-type="float">
            <text:p>0.016694</text:p>
          </table:table-cell>
          <table:table-cell office:value-type="float" office:value="0.012182" calcext:value-type="float">
            <text:p>0.01218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40178" calcext:value-type="float">
            <text:p>0.040178</text:p>
          </table:table-cell>
          <table:table-cell office:value-type="float" office:value="0.059558" calcext:value-type="float">
            <text:p>0.059558</text:p>
          </table:table-cell>
          <table:table-cell office:value-type="float" office:value="0.03251" calcext:value-type="float">
            <text:p>0.03251</text:p>
          </table:table-cell>
          <table:table-cell office:value-type="float" office:value="0.024378" calcext:value-type="float">
            <text:p>0.024378</text:p>
          </table:table-cell>
          <table:table-cell office:value-type="float" office:value="0.01722" calcext:value-type="float">
            <text:p>0.01722</text:p>
          </table:table-cell>
        </table:table-row>
        <table:table-row table:style-name="ro1">
          <table:table-cell/>
          <table:table-cell office:value-type="string" calcext:value-type="string">
            <text:p>#################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_inpt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:5</text:p>
          </table:table-cell>
          <table:table-cell office:value-type="string" calcext:value-type="string">
            <text:p>T:10</text:p>
          </table:table-cell>
          <table:table-cell office:value-type="string" calcext:value-type="string">
            <text:p>T:20</text:p>
          </table:table-cell>
          <table:table-cell office:value-type="string" calcext:value-type="string">
            <text:p>T:30</text:p>
          </table:table-cell>
          <table:table-cell office:value-type="string" calcext:value-type="string">
            <text:p>T: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34756" calcext:value-type="float">
            <text:p>0.034756</text:p>
          </table:table-cell>
          <table:table-cell office:value-type="float" office:value="0.025422" calcext:value-type="float">
            <text:p>0.025422</text:p>
          </table:table-cell>
          <table:table-cell office:value-type="float" office:value="0.017744" calcext:value-type="float">
            <text:p>0.017744</text:p>
          </table:table-cell>
          <table:table-cell office:value-type="float" office:value="0.014439" calcext:value-type="float">
            <text:p>0.014439</text:p>
          </table:table-cell>
          <table:table-cell office:value-type="float" office:value="0.011365" calcext:value-type="float">
            <text:p>0.0113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5437" calcext:value-type="float">
            <text:p>0.035437</text:p>
          </table:table-cell>
          <table:table-cell office:value-type="float" office:value="0.02617" calcext:value-type="float">
            <text:p>0.02617</text:p>
          </table:table-cell>
          <table:table-cell office:value-type="float" office:value="0.017903" calcext:value-type="float">
            <text:p>0.017903</text:p>
          </table:table-cell>
          <table:table-cell office:value-type="float" office:value="0.014366" calcext:value-type="float">
            <text:p>0.014366</text:p>
          </table:table-cell>
          <table:table-cell office:value-type="float" office:value="0.011737" calcext:value-type="float">
            <text:p>0.01173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3655" calcext:value-type="float">
            <text:p>0.03655</text:p>
          </table:table-cell>
          <table:table-cell office:value-type="float" office:value="0.026182" calcext:value-type="float">
            <text:p>0.026182</text:p>
          </table:table-cell>
          <table:table-cell office:value-type="float" office:value="0.016251" calcext:value-type="float">
            <text:p>0.016251</text:p>
          </table:table-cell>
          <table:table-cell office:value-type="float" office:value="0.015334" calcext:value-type="float">
            <text:p>0.015334</text:p>
          </table:table-cell>
          <table:table-cell office:value-type="float" office:value="0.011736" calcext:value-type="float">
            <text:p>0.0117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35211" calcext:value-type="float">
            <text:p>0.035211</text:p>
          </table:table-cell>
          <table:table-cell office:value-type="float" office:value="0.027837" calcext:value-type="float">
            <text:p>0.027837</text:p>
          </table:table-cell>
          <table:table-cell office:value-type="float" office:value="0.019411" calcext:value-type="float">
            <text:p>0.019411</text:p>
          </table:table-cell>
          <table:table-cell office:value-type="float" office:value="0.014536" calcext:value-type="float">
            <text:p>0.014536</text:p>
          </table:table-cell>
          <table:table-cell office:value-type="float" office:value="0.011887" calcext:value-type="float">
            <text:p>0.01188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38364" calcext:value-type="float">
            <text:p>0.038364</text:p>
          </table:table-cell>
          <table:table-cell office:value-type="float" office:value="0.030456" calcext:value-type="float">
            <text:p>0.030456</text:p>
          </table:table-cell>
          <table:table-cell office:value-type="float" office:value="0.020539" calcext:value-type="float">
            <text:p>0.020539</text:p>
          </table:table-cell>
          <table:table-cell office:value-type="float" office:value="0.015889" calcext:value-type="float">
            <text:p>0.015889</text:p>
          </table:table-cell>
          <table:table-cell office:value-type="float" office:value="0.012729" calcext:value-type="float">
            <text:p>0.0127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40808" calcext:value-type="float">
            <text:p>0.040808</text:p>
          </table:table-cell>
          <table:table-cell office:value-type="float" office:value="0.030236" calcext:value-type="float">
            <text:p>0.030236</text:p>
          </table:table-cell>
          <table:table-cell office:value-type="float" office:value="0.022571" calcext:value-type="float">
            <text:p>0.022571</text:p>
          </table:table-cell>
          <table:table-cell office:value-type="float" office:value="0.018057" calcext:value-type="float">
            <text:p>0.018057</text:p>
          </table:table-cell>
          <table:table-cell office:value-type="float" office:value="0.01264" calcext:value-type="float">
            <text:p>0.012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41735" calcext:value-type="float">
            <text:p>0.041735</text:p>
          </table:table-cell>
          <table:table-cell office:value-type="float" office:value="0.037722" calcext:value-type="float">
            <text:p>0.037722</text:p>
          </table:table-cell>
          <table:table-cell office:value-type="float" office:value="0.024665" calcext:value-type="float">
            <text:p>0.024665</text:p>
          </table:table-cell>
          <table:table-cell office:value-type="float" office:value="0.019115" calcext:value-type="float">
            <text:p>0.019115</text:p>
          </table:table-cell>
          <table:table-cell office:value-type="float" office:value="0.013217" calcext:value-type="float">
            <text:p>0.0132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47849" calcext:value-type="float">
            <text:p>0.047849</text:p>
          </table:table-cell>
          <table:table-cell office:value-type="float" office:value="0.075386" calcext:value-type="float">
            <text:p>0.075386</text:p>
          </table:table-cell>
          <table:table-cell office:value-type="float" office:value="0.040163" calcext:value-type="float">
            <text:p>0.040163</text:p>
          </table:table-cell>
          <table:table-cell office:value-type="float" office:value="0.03055" calcext:value-type="float">
            <text:p>0.03055</text:p>
          </table:table-cell>
          <table:table-cell office:value-type="float" office:value="0.021894" calcext:value-type="float">
            <text:p>0.0218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3:18:57.449440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7:32:57.497656798</meta:creation-date>
    <meta:editing-cycles>88</meta:editing-cycles>
    <meta:editing-duration>PT6H52M1S</meta:editing-duration>
    <dc:date>2016-08-19T13:54:10.859727003</dc:date>
    <meta:generator>LibreOffice/4.2.8.2$Linux_X86_64 LibreOffice_project/420m0$Build-2</meta:generator>
    <meta:document-statistic meta:table-count="2" meta:cell-count="123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03cm" svg:y="0.316cm" chart:style-name="ch2">
          <text:p>t_inpt: 2s</text:p>
        </chart:title>
        <chart:legend chart:legend-position="end" svg:x="14.019cm" svg:y="3.207cm" style:legend-expansion="high" chart:style-name="ch3"/>
        <chart:plot-area chart:style-name="ch4" table:cell-range-address="'NCM - Cell 4'.B28:'NCM - Cell 4'.G35 'NCM - Cell 4'.C27:'NCM - Cell 4'.G27" chart:data-source-has-labels="row" svg:x="1.33cm" svg:y="1.301cm" svg:width="12.37cm" svg:height="6.543cm">
          <chartooo:coordinate-region svg:x="2.242cm" svg:y="1.501cm" svg:width="11.272cm" svg:height="5.696cm"/>
          <chart:axis chart:dimension="x" chart:name="primary-x" chart:style-name="ch5">
            <chart:title svg:x="6.638cm" svg:y="8.024cm" chart:style-name="ch6">
              <text:p>Pulse NUm</text:p>
            </chart:title>
          </chart:axis>
          <chart:axis chart:dimension="y" chart:name="primary-y" chart:style-name="ch5">
            <chart:title svg:x="0.451cm" svg:y="5.979cm" chart:style-name="ch7">
              <text:p>Resistance [Ohms]</text:p>
            </chart:title>
            <chart:grid chart:style-name="ch8" chart:class="major"/>
          </chart:axis>
          <chart:series chart:style-name="ch9" chart:values-cell-range-address="'NCM - Cell 4'.C28:'NCM - Cell 4'.C35" chart:label-cell-address="'NCM - Cell 4'.C27:'NCM - Cell 4'.C27" chart:class="chart:scatter">
            <chart:domain table:cell-range-address="'NCM - Cell 4'.B28:'NCM - Cell 4'.B35"/>
            <chart:data-point chart:repeated="8"/>
          </chart:series>
          <chart:series chart:style-name="ch10" chart:values-cell-range-address="'NCM - Cell 4'.D28:'NCM - Cell 4'.D35" chart:label-cell-address="'NCM - Cell 4'.D27:'NCM - Cell 4'.D27" chart:class="chart:scatter">
            <chart:data-point chart:repeated="8"/>
          </chart:series>
          <chart:series chart:style-name="ch11" chart:values-cell-range-address="'NCM - Cell 4'.E28:'NCM - Cell 4'.E35" chart:label-cell-address="'NCM - Cell 4'.E27:'NCM - Cell 4'.E27" chart:class="chart:scatter">
            <chart:data-point chart:repeated="8"/>
          </chart:series>
          <chart:series chart:style-name="ch12" chart:values-cell-range-address="'NCM - Cell 4'.F28:'NCM - Cell 4'.F35" chart:label-cell-address="'NCM - Cell 4'.F27:'NCM - Cell 4'.F27" chart:class="chart:scatter">
            <chart:data-point chart:repeated="8"/>
          </chart:series>
          <chart:series chart:style-name="ch13" chart:values-cell-range-address="'NCM - Cell 4'.G28:'NCM - Cell 4'.G35" chart:label-cell-address="'NCM - Cell 4'.G27:'NCM - Cell 4'.G27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:5</text:p>
                <draw:g>
                  <svg:desc>'NCM - Cell 4'.C27:'NCM - Cell 4'.C27</svg:desc>
                </draw:g>
              </table:table-cell>
              <table:table-cell office:value-type="string">
                <text:p>T:10</text:p>
                <draw:g>
                  <svg:desc>'NCM - Cell 4'.D27:'NCM - Cell 4'.D27</svg:desc>
                </draw:g>
              </table:table-cell>
              <table:table-cell office:value-type="string">
                <text:p>T:20</text:p>
                <draw:g>
                  <svg:desc>'NCM - Cell 4'.E27:'NCM - Cell 4'.E27</svg:desc>
                </draw:g>
              </table:table-cell>
              <table:table-cell office:value-type="string">
                <text:p>T:30</text:p>
                <draw:g>
                  <svg:desc>'NCM - Cell 4'.F27:'NCM - Cell 4'.F27</svg:desc>
                </draw:g>
              </table:table-cell>
              <table:table-cell office:value-type="string">
                <text:p>T:50</text:p>
                <draw:g>
                  <svg:desc>'NCM - Cell 4'.G27:'NCM - Cell 4'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56">
                <text:p>1.456</text:p>
                <draw:g>
                  <svg:desc>'NCM - Cell 4'.B28:'NCM - Cell 4'.B35</svg:desc>
                </draw:g>
              </table:table-cell>
              <table:table-cell office:value-type="float" office:value="0.27555">
                <text:p>0.27555</text:p>
                <draw:g>
                  <svg:desc>'NCM - Cell 4'.C28:'NCM - Cell 4'.C35</svg:desc>
                </draw:g>
              </table:table-cell>
              <table:table-cell office:value-type="float" office:value="0.181222">
                <text:p>0.181222</text:p>
                <draw:g>
                  <svg:desc>'NCM - Cell 4'.D28:'NCM - Cell 4'.D35</svg:desc>
                </draw:g>
              </table:table-cell>
              <table:table-cell office:value-type="float" office:value="0.093549">
                <text:p>0.093549</text:p>
                <draw:g>
                  <svg:desc>'NCM - Cell 4'.E28:'NCM - Cell 4'.E35</svg:desc>
                </draw:g>
              </table:table-cell>
              <table:table-cell office:value-type="float" office:value="0.060377">
                <text:p>0.060377</text:p>
                <draw:g>
                  <svg:desc>'NCM - Cell 4'.F28:'NCM - Cell 4'.F35</svg:desc>
                </draw:g>
              </table:table-cell>
              <table:table-cell office:value-type="float" office:value="0.033894">
                <text:p>0.033894</text:p>
                <draw:g>
                  <svg:desc>'NCM - Cell 4'.G28:'NCM - Cell 4'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65">
                <text:p>2.865</text:p>
              </table:table-cell>
              <table:table-cell office:value-type="float" office:value="0.226567">
                <text:p>0.226567</text:p>
              </table:table-cell>
              <table:table-cell office:value-type="float" office:value="0.162037">
                <text:p>0.162037</text:p>
              </table:table-cell>
              <table:table-cell office:value-type="float" office:value="0.090768">
                <text:p>0.090768</text:p>
              </table:table-cell>
              <table:table-cell office:value-type="float" office:value="0.055974">
                <text:p>0.055974</text:p>
              </table:table-cell>
              <table:table-cell office:value-type="float" office:value="0.035365">
                <text:p>0.035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0.197579">
                <text:p>0.197579</text:p>
              </table:table-cell>
              <table:table-cell office:value-type="float" office:value="0.141756">
                <text:p>0.141756</text:p>
              </table:table-cell>
              <table:table-cell office:value-type="float" office:value="0.08281">
                <text:p>0.08281</text:p>
              </table:table-cell>
              <table:table-cell office:value-type="float" office:value="0.053046">
                <text:p>0.053046</text:p>
              </table:table-cell>
              <table:table-cell office:value-type="float" office:value="0.03477">
                <text:p>0.03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15">
                <text:p>5.615</text:p>
              </table:table-cell>
              <table:table-cell office:value-type="float" office:value="0.192588">
                <text:p>0.192588</text:p>
              </table:table-cell>
              <table:table-cell office:value-type="float" office:value="0.143005">
                <text:p>0.143005</text:p>
              </table:table-cell>
              <table:table-cell office:value-type="float" office:value="0.081809">
                <text:p>0.081809</text:p>
              </table:table-cell>
              <table:table-cell office:value-type="float" office:value="0.051573">
                <text:p>0.051573</text:p>
              </table:table-cell>
              <table:table-cell office:value-type="float" office:value="0.035367">
                <text:p>0.035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9">
                <text:p>6.99</text:p>
              </table:table-cell>
              <table:table-cell office:value-type="float" office:value="0.210658">
                <text:p>0.210658</text:p>
              </table:table-cell>
              <table:table-cell office:value-type="float" office:value="0.15056">
                <text:p>0.15056</text:p>
              </table:table-cell>
              <table:table-cell office:value-type="float" office:value="0.092826">
                <text:p>0.092826</text:p>
              </table:table-cell>
              <table:table-cell office:value-type="float" office:value="0.050101">
                <text:p>0.050101</text:p>
              </table:table-cell>
              <table:table-cell office:value-type="float" office:value="0.032651">
                <text:p>0.03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64">
                <text:p>8.364</text:p>
              </table:table-cell>
              <table:table-cell office:value-type="float" office:value="0.243055">
                <text:p>0.243055</text:p>
              </table:table-cell>
              <table:table-cell office:value-type="float" office:value="0.188885">
                <text:p>0.188885</text:p>
              </table:table-cell>
              <table:table-cell office:value-type="float" office:value="0.113939">
                <text:p>0.113939</text:p>
              </table:table-cell>
              <table:table-cell office:value-type="float" office:value="0.062375">
                <text:p>0.062375</text:p>
              </table:table-cell>
              <table:table-cell office:value-type="float" office:value="0.035365">
                <text:p>0.035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4">
                <text:p>9.64</text:p>
              </table:table-cell>
              <table:table-cell office:value-type="float" office:value="0.29536">
                <text:p>0.29536</text:p>
              </table:table-cell>
              <table:table-cell office:value-type="float" office:value="0.240599">
                <text:p>0.240599</text:p>
              </table:table-cell>
              <table:table-cell office:value-type="float" office:value="0.15673">
                <text:p>0.15673</text:p>
              </table:table-cell>
              <table:table-cell office:value-type="float" office:value="0.094087">
                <text:p>0.094087</text:p>
              </table:table-cell>
              <table:table-cell office:value-type="float" office:value="0.041745">
                <text:p>0.041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74">
                <text:p>10.174</text:p>
              </table:table-cell>
              <table:table-cell office:value-type="float" office:value="0.313746">
                <text:p>0.313746</text:p>
              </table:table-cell>
              <table:table-cell office:value-type="float" office:value="0.268908">
                <text:p>0.268908</text:p>
              </table:table-cell>
              <table:table-cell office:value-type="float" office:value="0.204145">
                <text:p>0.204145</text:p>
              </table:table-cell>
              <table:table-cell office:value-type="float" office:value="0.144432">
                <text:p>0.144432</text:p>
              </table:table-cell>
              <table:table-cell office:value-type="float" office:value="0.088387">
                <text:p>0.088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4.02cm" svg:y="3.207cm" style:legend-expansion="high" chart:style-name="ch2"/>
        <chart:plot-area chart:style-name="ch3" table:cell-range-address="'LFP - Cell 2'.B49:'LFP - Cell 2'.G57" chart:data-source-has-labels="row" svg:x="0.319cm" svg:y="0.18cm" svg:width="13.382cm" svg:height="8.645cm">
          <chartooo:coordinate-region svg:x="1.231cm" svg:y="0.379cm" svg:width="12.3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FP - Cell 2'.C50:'LFP - Cell 2'.C57" chart:label-cell-address="'LFP - Cell 2'.C49:'LFP - Cell 2'.C49" chart:class="chart:scatter">
            <chart:domain table:cell-range-address="'LFP - Cell 2'.B50:'LFP - Cell 2'.B57"/>
            <chart:data-point chart:repeated="8"/>
          </chart:series>
          <chart:series chart:style-name="ch7" chart:values-cell-range-address="'LFP - Cell 2'.D50:'LFP - Cell 2'.D57" chart:label-cell-address="'LFP - Cell 2'.D49:'LFP - Cell 2'.D49" chart:class="chart:scatter">
            <chart:data-point chart:repeated="8"/>
          </chart:series>
          <chart:series chart:style-name="ch8" chart:values-cell-range-address="'LFP - Cell 2'.E50:'LFP - Cell 2'.E57" chart:label-cell-address="'LFP - Cell 2'.E49:'LFP - Cell 2'.E49" chart:class="chart:scatter">
            <chart:data-point chart:repeated="8"/>
          </chart:series>
          <chart:series chart:style-name="ch9" chart:values-cell-range-address="'LFP - Cell 2'.F50:'LFP - Cell 2'.F57" chart:label-cell-address="'LFP - Cell 2'.F49:'LFP - Cell 2'.F49" chart:class="chart:scatter">
            <chart:data-point chart:repeated="8"/>
          </chart:series>
          <chart:series chart:style-name="ch10" chart:values-cell-range-address="'LFP - Cell 2'.G50:'LFP - Cell 2'.G57" chart:label-cell-address="'LFP - Cell 2'.G49:'LFP - Cell 2'.G49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:5</text:p>
                <draw:g>
                  <svg:desc>'LFP - Cell 2'.C49:'LFP - Cell 2'.C49</svg:desc>
                </draw:g>
              </table:table-cell>
              <table:table-cell office:value-type="string">
                <text:p>T:10</text:p>
                <draw:g>
                  <svg:desc>'LFP - Cell 2'.D49:'LFP - Cell 2'.D49</svg:desc>
                </draw:g>
              </table:table-cell>
              <table:table-cell office:value-type="string">
                <text:p>T:20</text:p>
                <draw:g>
                  <svg:desc>'LFP - Cell 2'.E49:'LFP - Cell 2'.E49</svg:desc>
                </draw:g>
              </table:table-cell>
              <table:table-cell office:value-type="string">
                <text:p>T:30</text:p>
                <draw:g>
                  <svg:desc>'LFP - Cell 2'.F49:'LFP - Cell 2'.F49</svg:desc>
                </draw:g>
              </table:table-cell>
              <table:table-cell office:value-type="string">
                <text:p>T:50</text:p>
                <draw:g>
                  <svg:desc>'LFP - Cell 2'.G49:'LFP - Cell 2'.G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FP - Cell 2'.B50:'LFP - Cell 2'.B57</svg:desc>
                </draw:g>
              </table:table-cell>
              <table:table-cell office:value-type="float" office:value="0.034756">
                <text:p>0.034756</text:p>
                <draw:g>
                  <svg:desc>'LFP - Cell 2'.C50:'LFP - Cell 2'.C57</svg:desc>
                </draw:g>
              </table:table-cell>
              <table:table-cell office:value-type="float" office:value="0.025422">
                <text:p>0.025422</text:p>
                <draw:g>
                  <svg:desc>'LFP - Cell 2'.D50:'LFP - Cell 2'.D57</svg:desc>
                </draw:g>
              </table:table-cell>
              <table:table-cell office:value-type="float" office:value="0.017744">
                <text:p>0.017744</text:p>
                <draw:g>
                  <svg:desc>'LFP - Cell 2'.E50:'LFP - Cell 2'.E57</svg:desc>
                </draw:g>
              </table:table-cell>
              <table:table-cell office:value-type="float" office:value="0.014439">
                <text:p>0.014439</text:p>
                <draw:g>
                  <svg:desc>'LFP - Cell 2'.F50:'LFP - Cell 2'.F57</svg:desc>
                </draw:g>
              </table:table-cell>
              <table:table-cell office:value-type="float" office:value="0.011365">
                <text:p>0.011365</text:p>
                <draw:g>
                  <svg:desc>'LFP - Cell 2'.G50:'LFP - Cell 2'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5437">
                <text:p>0.035437</text:p>
              </table:table-cell>
              <table:table-cell office:value-type="float" office:value="0.02617">
                <text:p>0.02617</text:p>
              </table:table-cell>
              <table:table-cell office:value-type="float" office:value="0.017903">
                <text:p>0.017903</text:p>
              </table:table-cell>
              <table:table-cell office:value-type="float" office:value="0.014366">
                <text:p>0.014366</text:p>
              </table:table-cell>
              <table:table-cell office:value-type="float" office:value="0.011737">
                <text:p>0.011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655">
                <text:p>0.03655</text:p>
              </table:table-cell>
              <table:table-cell office:value-type="float" office:value="0.026182">
                <text:p>0.026182</text:p>
              </table:table-cell>
              <table:table-cell office:value-type="float" office:value="0.016251">
                <text:p>0.016251</text:p>
              </table:table-cell>
              <table:table-cell office:value-type="float" office:value="0.015334">
                <text:p>0.015334</text:p>
              </table:table-cell>
              <table:table-cell office:value-type="float" office:value="0.011736">
                <text:p>0.011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5211">
                <text:p>0.035211</text:p>
              </table:table-cell>
              <table:table-cell office:value-type="float" office:value="0.027837">
                <text:p>0.027837</text:p>
              </table:table-cell>
              <table:table-cell office:value-type="float" office:value="0.019411">
                <text:p>0.019411</text:p>
              </table:table-cell>
              <table:table-cell office:value-type="float" office:value="0.014536">
                <text:p>0.014536</text:p>
              </table:table-cell>
              <table:table-cell office:value-type="float" office:value="0.011887">
                <text:p>0.011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8364">
                <text:p>0.038364</text:p>
              </table:table-cell>
              <table:table-cell office:value-type="float" office:value="0.030456">
                <text:p>0.030456</text:p>
              </table:table-cell>
              <table:table-cell office:value-type="float" office:value="0.020539">
                <text:p>0.020539</text:p>
              </table:table-cell>
              <table:table-cell office:value-type="float" office:value="0.015889">
                <text:p>0.015889</text:p>
              </table:table-cell>
              <table:table-cell office:value-type="float" office:value="0.012729">
                <text:p>0.012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0808">
                <text:p>0.040808</text:p>
              </table:table-cell>
              <table:table-cell office:value-type="float" office:value="0.030236">
                <text:p>0.030236</text:p>
              </table:table-cell>
              <table:table-cell office:value-type="float" office:value="0.022571">
                <text:p>0.022571</text:p>
              </table:table-cell>
              <table:table-cell office:value-type="float" office:value="0.018057">
                <text:p>0.018057</text:p>
              </table:table-cell>
              <table:table-cell office:value-type="float" office:value="0.01264">
                <text:p>0.01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41735">
                <text:p>0.041735</text:p>
              </table:table-cell>
              <table:table-cell office:value-type="float" office:value="0.037722">
                <text:p>0.037722</text:p>
              </table:table-cell>
              <table:table-cell office:value-type="float" office:value="0.024665">
                <text:p>0.024665</text:p>
              </table:table-cell>
              <table:table-cell office:value-type="float" office:value="0.019115">
                <text:p>0.019115</text:p>
              </table:table-cell>
              <table:table-cell office:value-type="float" office:value="0.013217">
                <text:p>0.013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47849">
                <text:p>0.047849</text:p>
              </table:table-cell>
              <table:table-cell office:value-type="float" office:value="0.075386">
                <text:p>0.075386</text:p>
              </table:table-cell>
              <table:table-cell office:value-type="float" office:value="0.040163">
                <text:p>0.040163</text:p>
              </table:table-cell>
              <table:table-cell office:value-type="float" office:value="0.03055">
                <text:p>0.03055</text:p>
              </table:table-cell>
              <table:table-cell office:value-type="float" office:value="0.021894">
                <text:p>0.0218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1.96cm" style:legend-expansion="high" chart:style-name="ch2"/>
        <chart:plot-area chart:style-name="ch3" table:cell-range-address="'NCM - Cell 4'.B88:'NCM - Cell 4'.L95 'NCM - Cell 4'.C87:'NCM - Cell 4'.L87" chart:data-source-has-labels="row" svg:x="0.32cm" svg:y="0.18cm" svg:width="12.534cm" svg:height="8.64cm">
          <chartooo:coordinate-region svg:x="1.232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M - Cell 4'.C88:'NCM - Cell 4'.C95" chart:label-cell-address="'NCM - Cell 4'.C87:'NCM - Cell 4'.C87" chart:class="chart:scatter">
            <chart:domain table:cell-range-address="'NCM - Cell 4'.B88:'NCM - Cell 4'.B95"/>
            <chart:data-point chart:repeated="8"/>
          </chart:series>
          <chart:series chart:style-name="ch7" chart:values-cell-range-address="'NCM - Cell 4'.D88:'NCM - Cell 4'.D95" chart:label-cell-address="'NCM - Cell 4'.D87:'NCM - Cell 4'.D87" chart:class="chart:scatter">
            <chart:data-point chart:repeated="8"/>
          </chart:series>
          <chart:series chart:style-name="ch8" chart:values-cell-range-address="'NCM - Cell 4'.E88:'NCM - Cell 4'.E95" chart:label-cell-address="'NCM - Cell 4'.E87:'NCM - Cell 4'.E87" chart:class="chart:scatter">
            <chart:data-point chart:repeated="8"/>
          </chart:series>
          <chart:series chart:style-name="ch9" chart:values-cell-range-address="'NCM - Cell 4'.F88:'NCM - Cell 4'.F95" chart:label-cell-address="'NCM - Cell 4'.F87:'NCM - Cell 4'.F87" chart:class="chart:scatter">
            <chart:data-point chart:repeated="8"/>
          </chart:series>
          <chart:series chart:style-name="ch10" chart:values-cell-range-address="'NCM - Cell 4'.G88:'NCM - Cell 4'.G95" chart:label-cell-address="'NCM - Cell 4'.G87:'NCM - Cell 4'.G87" chart:class="chart:scatter">
            <chart:data-point chart:repeated="8"/>
          </chart:series>
          <chart:series chart:style-name="ch11" chart:values-cell-range-address="'NCM - Cell 4'.H88:'NCM - Cell 4'.H95" chart:label-cell-address="'NCM - Cell 4'.H87:'NCM - Cell 4'.H87" chart:class="chart:scatter">
            <chart:data-point chart:repeated="8"/>
          </chart:series>
          <chart:series chart:style-name="ch12" chart:values-cell-range-address="'NCM - Cell 4'.I88:'NCM - Cell 4'.I95" chart:label-cell-address="'NCM - Cell 4'.I87:'NCM - Cell 4'.I87" chart:class="chart:scatter">
            <chart:data-point chart:repeated="8"/>
          </chart:series>
          <chart:series chart:style-name="ch13" chart:values-cell-range-address="'NCM - Cell 4'.J88:'NCM - Cell 4'.J95" chart:label-cell-address="'NCM - Cell 4'.J87:'NCM - Cell 4'.J87" chart:class="chart:scatter">
            <chart:data-point chart:repeated="8"/>
          </chart:series>
          <chart:series chart:style-name="ch14" chart:values-cell-range-address="'NCM - Cell 4'.K88:'NCM - Cell 4'.K95" chart:label-cell-address="'NCM - Cell 4'.K87:'NCM - Cell 4'.K87" chart:class="chart:scatter">
            <chart:data-point chart:repeated="8"/>
          </chart:series>
          <chart:series chart:style-name="ch15" chart:values-cell-range-address="'NCM - Cell 4'.L88:'NCM - Cell 4'.L95" chart:label-cell-address="'NCM - Cell 4'.L87:'NCM - Cell 4'.L87" chart:class="chart:scatte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:5</text:p>
                <draw:g>
                  <svg:desc>'NCM - Cell 4'.C87:'NCM - Cell 4'.C87</svg:desc>
                </draw:g>
              </table:table-cell>
              <table:table-cell office:value-type="string">
                <text:p>T:10</text:p>
                <draw:g>
                  <svg:desc>'NCM - Cell 4'.D87:'NCM - Cell 4'.D87</svg:desc>
                </draw:g>
              </table:table-cell>
              <table:table-cell office:value-type="string">
                <text:p>T:20</text:p>
                <draw:g>
                  <svg:desc>'NCM - Cell 4'.E87:'NCM - Cell 4'.E87</svg:desc>
                </draw:g>
              </table:table-cell>
              <table:table-cell office:value-type="string">
                <text:p>T:30</text:p>
                <draw:g>
                  <svg:desc>'NCM - Cell 4'.F87:'NCM - Cell 4'.F87</svg:desc>
                </draw:g>
              </table:table-cell>
              <table:table-cell office:value-type="string">
                <text:p>T:50</text:p>
                <draw:g>
                  <svg:desc>'NCM - Cell 4'.G87:'NCM - Cell 4'.G87</svg:desc>
                </draw:g>
              </table:table-cell>
              <table:table-cell office:value-type="string">
                <text:p>T:5_mod</text:p>
                <draw:g>
                  <svg:desc>'NCM - Cell 4'.H87:'NCM - Cell 4'.H87</svg:desc>
                </draw:g>
              </table:table-cell>
              <table:table-cell office:value-type="string">
                <text:p>T:10_mod</text:p>
                <draw:g>
                  <svg:desc>'NCM - Cell 4'.I87:'NCM - Cell 4'.I87</svg:desc>
                </draw:g>
              </table:table-cell>
              <table:table-cell office:value-type="string">
                <text:p>T:20_mod</text:p>
                <draw:g>
                  <svg:desc>'NCM - Cell 4'.J87:'NCM - Cell 4'.J87</svg:desc>
                </draw:g>
              </table:table-cell>
              <table:table-cell office:value-type="string">
                <text:p>T:30_mod</text:p>
                <draw:g>
                  <svg:desc>'NCM - Cell 4'.K87:'NCM - Cell 4'.K87</svg:desc>
                </draw:g>
              </table:table-cell>
              <table:table-cell office:value-type="string">
                <text:p>T:50_mod</text:p>
                <draw:g>
                  <svg:desc>'NCM - Cell 4'.L87:'NCM - Cell 4'.L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56">
                <text:p>1.456</text:p>
                <draw:g>
                  <svg:desc>'NCM - Cell 4'.B88:'NCM - Cell 4'.B95</svg:desc>
                </draw:g>
              </table:table-cell>
              <table:table-cell office:value-type="float" office:value="0.221649">
                <text:p>0.221649</text:p>
                <draw:g>
                  <svg:desc>'NCM - Cell 4'.C88:'NCM - Cell 4'.C95</svg:desc>
                </draw:g>
              </table:table-cell>
              <table:table-cell office:value-type="float" office:value="0.16144">
                <text:p>0.16144</text:p>
                <draw:g>
                  <svg:desc>'NCM - Cell 4'.D88:'NCM - Cell 4'.D95</svg:desc>
                </draw:g>
              </table:table-cell>
              <table:table-cell office:value-type="float" office:value="0.086449">
                <text:p>0.086449</text:p>
                <draw:g>
                  <svg:desc>'NCM - Cell 4'.E88:'NCM - Cell 4'.E95</svg:desc>
                </draw:g>
              </table:table-cell>
              <table:table-cell office:value-type="float" office:value="0.056487">
                <text:p>0.056487</text:p>
                <draw:g>
                  <svg:desc>'NCM - Cell 4'.F88:'NCM - Cell 4'.F95</svg:desc>
                </draw:g>
              </table:table-cell>
              <table:table-cell office:value-type="float" office:value="0.033155">
                <text:p>0.033155</text:p>
                <draw:g>
                  <svg:desc>'NCM - Cell 4'.G88:'NCM - Cell 4'.G95</svg:desc>
                </draw:g>
              </table:table-cell>
              <table:table-cell office:value-type="float" office:value="0.169681594674134">
                <text:p>0.169681594674134</text:p>
                <draw:g>
                  <svg:desc>'NCM - Cell 4'.H88:'NCM - Cell 4'.H95</svg:desc>
                </draw:g>
              </table:table-cell>
              <table:table-cell office:value-type="float" office:value="0.125581474119987">
                <text:p>0.125581474119987</text:p>
                <draw:g>
                  <svg:desc>'NCM - Cell 4'.I88:'NCM - Cell 4'.I95</svg:desc>
                </draw:g>
              </table:table-cell>
              <table:table-cell office:value-type="float" office:value="0.0758030526676306">
                <text:p>0.0758030526676306</text:p>
                <draw:g>
                  <svg:desc>'NCM - Cell 4'.J88:'NCM - Cell 4'.J95</svg:desc>
                </draw:g>
              </table:table-cell>
              <table:table-cell office:value-type="float" office:value="0.0512449609204145">
                <text:p>0.0512449609204145</text:p>
                <draw:g>
                  <svg:desc>'NCM - Cell 4'.K88:'NCM - Cell 4'.K95</svg:desc>
                </draw:g>
              </table:table-cell>
              <table:table-cell office:value-type="float" office:value="0.0300350004116279">
                <text:p>0.0300350004116279</text:p>
                <draw:g>
                  <svg:desc>'NCM - Cell 4'.L88:'NCM - Cell 4'.L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65">
                <text:p>2.865</text:p>
              </table:table-cell>
              <table:table-cell office:value-type="float" office:value="0.188487">
                <text:p>0.188487</text:p>
              </table:table-cell>
              <table:table-cell office:value-type="float" office:value="0.143199">
                <text:p>0.143199</text:p>
              </table:table-cell>
              <table:table-cell office:value-type="float" office:value="0.085456">
                <text:p>0.085456</text:p>
              </table:table-cell>
              <table:table-cell office:value-type="float" office:value="0.054515">
                <text:p>0.054515</text:p>
              </table:table-cell>
              <table:table-cell office:value-type="float" office:value="0.033892">
                <text:p>0.033892</text:p>
              </table:table-cell>
              <table:table-cell office:value-type="float" office:value="0.163189949339612">
                <text:p>0.163189949339612</text:p>
              </table:table-cell>
              <table:table-cell office:value-type="float" office:value="0.121435273299005">
                <text:p>0.121435273299005</text:p>
              </table:table-cell>
              <table:table-cell office:value-type="float" office:value="0.0740289282919776">
                <text:p>0.0740289282919776</text:p>
              </table:table-cell>
              <table:table-cell office:value-type="float" office:value="0.0504401521953816">
                <text:p>0.0504401521953816</text:p>
              </table:table-cell>
              <table:table-cell office:value-type="float" office:value="0.0298419051400636">
                <text:p>0.0298419051400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0.172662">
                <text:p>0.172662</text:p>
              </table:table-cell>
              <table:table-cell office:value-type="float" office:value="0.126526">
                <text:p>0.126526</text:p>
              </table:table-cell>
              <table:table-cell office:value-type="float" office:value="0.079571">
                <text:p>0.079571</text:p>
              </table:table-cell>
              <table:table-cell office:value-type="float" office:value="0.049368">
                <text:p>0.049368</text:p>
              </table:table-cell>
              <table:table-cell office:value-type="float" office:value="0.032703">
                <text:p>0.032703</text:p>
              </table:table-cell>
              <table:table-cell office:value-type="float" office:value="0.161829609502489">
                <text:p>0.161829609502489</text:p>
              </table:table-cell>
              <table:table-cell office:value-type="float" office:value="0.120606823402749">
                <text:p>0.120606823402749</text:p>
              </table:table-cell>
              <table:table-cell office:value-type="float" office:value="0.0737100066236787">
                <text:p>0.0737100066236787</text:p>
              </table:table-cell>
              <table:table-cell office:value-type="float" office:value="0.0503120958833805">
                <text:p>0.0503120958833805</text:p>
              </table:table-cell>
              <table:table-cell office:value-type="float" office:value="0.0298193753894516">
                <text:p>0.0298193753894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15">
                <text:p>5.615</text:p>
              </table:table-cell>
              <table:table-cell office:value-type="float" office:value="0.167291">
                <text:p>0.167291</text:p>
              </table:table-cell>
              <table:table-cell office:value-type="float" office:value="0.128234">
                <text:p>0.128234</text:p>
              </table:table-cell>
              <table:table-cell office:value-type="float" office:value="0.078701">
                <text:p>0.078701</text:p>
              </table:table-cell>
              <table:table-cell office:value-type="float" office:value="0.050109">
                <text:p>0.050109</text:p>
              </table:table-cell>
              <table:table-cell office:value-type="float" office:value="0.035352">
                <text:p>0.035352</text:p>
              </table:table-cell>
              <table:table-cell office:value-type="float" office:value="0.164292821539928">
                <text:p>0.164292821539928</text:p>
              </table:table-cell>
              <table:table-cell office:value-type="float" office:value="0.122262962468517">
                <text:p>0.122262962468517</text:p>
              </table:table-cell>
              <table:table-cell office:value-type="float" office:value="0.0744916314534701">
                <text:p>0.0744916314534701</text:p>
              </table:table-cell>
              <table:table-cell office:value-type="float" office:value="0.0507007696887517">
                <text:p>0.0507007696887517</text:p>
              </table:table-cell>
              <table:table-cell office:value-type="float" office:value="0.0299294430117441">
                <text:p>0.0299294430117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9">
                <text:p>6.99</text:p>
              </table:table-cell>
              <table:table-cell office:value-type="float" office:value="0.178823">
                <text:p>0.178823</text:p>
              </table:table-cell>
              <table:table-cell office:value-type="float" office:value="0.129752">
                <text:p>0.129752</text:p>
              </table:table-cell>
              <table:table-cell office:value-type="float" office:value="0.088409">
                <text:p>0.088409</text:p>
              </table:table-cell>
              <table:table-cell office:value-type="float" office:value="0.050822">
                <text:p>0.050822</text:p>
              </table:table-cell>
              <table:table-cell office:value-type="float" office:value="0.030953">
                <text:p>0.030953</text:p>
              </table:table-cell>
              <table:table-cell office:value-type="float" office:value="0.170879691495655">
                <text:p>0.170879691495655</text:p>
              </table:table-cell>
              <table:table-cell office:value-type="float" office:value="0.126607099333322">
                <text:p>0.126607099333322</text:p>
              </table:table-cell>
              <table:table-cell office:value-type="float" office:value="0.0764711683194994">
                <text:p>0.0764711683194994</text:p>
              </table:table-cell>
              <table:table-cell office:value-type="float" office:value="0.0516551684638537">
                <text:p>0.0516551684638537</text:p>
              </table:table-cell>
              <table:table-cell office:value-type="float" office:value="0.0301862429652426">
                <text:p>0.0301862429652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64">
                <text:p>8.364</text:p>
              </table:table-cell>
              <table:table-cell office:value-type="float" office:value="0.188608">
                <text:p>0.188608</text:p>
              </table:table-cell>
              <table:table-cell office:value-type="float" office:value="0.156489">
                <text:p>0.156489</text:p>
              </table:table-cell>
              <table:table-cell office:value-type="float" office:value="0.105924">
                <text:p>0.105924</text:p>
              </table:table-cell>
              <table:table-cell office:value-type="float" office:value="0.063337">
                <text:p>0.063337</text:p>
              </table:table-cell>
              <table:table-cell office:value-type="float" office:value="0.033881">
                <text:p>0.033881</text:p>
              </table:table-cell>
              <table:table-cell office:value-type="float" office:value="0.185888231520372">
                <text:p>0.185888231520372</text:p>
              </table:table-cell>
              <table:table-cell office:value-type="float" office:value="0.13646162214023">
                <text:p>0.13646162214023</text:p>
              </table:table-cell>
              <table:table-cell office:value-type="float" office:value="0.0809243099615187">
                <text:p>0.0809243099615187</text:p>
              </table:table-cell>
              <table:table-cell office:value-type="float" office:value="0.0537857758133222">
                <text:p>0.0537857758133222</text:p>
              </table:table-cell>
              <table:table-cell office:value-type="float" office:value="0.0307519181434172">
                <text:p>0.0307519181434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4">
                <text:p>9.64</text:p>
              </table:table-cell>
              <table:table-cell office:value-type="float" office:value="0.217305">
                <text:p>0.217305</text:p>
              </table:table-cell>
              <table:table-cell office:value-type="float" office:value="0.179658">
                <text:p>0.179658</text:p>
              </table:table-cell>
              <table:table-cell office:value-type="float" office:value="0.123247">
                <text:p>0.123247</text:p>
              </table:table-cell>
              <table:table-cell office:value-type="float" office:value="0.082562">
                <text:p>0.082562</text:p>
              </table:table-cell>
              <table:table-cell office:value-type="float" office:value="0.041256">
                <text:p>0.041256</text:p>
              </table:table-cell>
              <table:table-cell office:value-type="float" office:value="0.218461209439661">
                <text:p>0.218461209439661</text:p>
              </table:table-cell>
              <table:table-cell office:value-type="float" office:value="0.157707732032213">
                <text:p>0.157707732032213</text:p>
              </table:table-cell>
              <table:table-cell office:value-type="float" office:value="0.0904043151803684">
                <text:p>0.0904043151803684</text:p>
              </table:table-cell>
              <table:table-cell office:value-type="float" office:value="0.0582680133276113">
                <text:p>0.0582680133276113</text:p>
              </table:table-cell>
              <table:table-cell office:value-type="float" office:value="0.0319169494928804">
                <text:p>0.0319169494928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74">
                <text:p>10.174</text:p>
              </table:table-cell>
              <table:table-cell office:value-type="float" office:value="0.226642">
                <text:p>0.226642</text:p>
              </table:table-cell>
              <table:table-cell office:value-type="float" office:value="0.191989">
                <text:p>0.191989</text:p>
              </table:table-cell>
              <table:table-cell office:value-type="float" office:value="0.148781">
                <text:p>0.148781</text:p>
              </table:table-cell>
              <table:table-cell office:value-type="float" office:value="0.115402">
                <text:p>0.115402</text:p>
              </table:table-cell>
              <table:table-cell office:value-type="float" office:value="0.074857">
                <text:p>0.074857</text:p>
              </table:table-cell>
              <table:table-cell office:value-type="float" office:value="0.246416587345353">
                <text:p>0.246416587345353</text:p>
              </table:table-cell>
              <table:table-cell office:value-type="float" office:value="0.175835060054156">
                <text:p>0.175835060054156</text:p>
              </table:table-cell>
              <table:table-cell office:value-type="float" office:value="0.0984005654945851">
                <text:p>0.0984005654945851</text:p>
              </table:table-cell>
              <table:table-cell office:value-type="float" office:value="0.0620074227113571">
                <text:p>0.0620074227113571</text:p>
              </table:table-cell>
              <table:table-cell office:value-type="float" office:value="0.0328693672570339">
                <text:p>0.032869367257033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style-name="ch1">
        <chart:legend chart:legend-position="end" svg:x="13.135cm" svg:y="3.949cm" style:legend-expansion="high" chart:style-name="ch2"/>
        <chart:plot-area chart:style-name="ch3" table:cell-range-address="'NCM - Cell 4'.B101:'NCM - Cell 4'.D105" svg:x="0.319cm" svg:y="0.179cm" svg:width="12.497cm" svg:height="8.636cm">
          <chartooo:coordinate-region svg:x="1.231cm" svg:y="0.378cm" svg:width="11.305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M - Cell 4'.C101:'NCM - Cell 4'.C105" chart:class="chart:scatter">
            <chart:domain table:cell-range-address="'NCM - Cell 4'.B101:'NCM - Cell 4'.B105"/>
            <chart:data-point chart:repeated="5"/>
          </chart:series>
          <chart:series chart:style-name="ch7" chart:values-cell-range-address="'NCM - Cell 4'.D101:'NCM - Cell 4'.D105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8.15">
                <text:p>278.15</text:p>
                <draw:g>
                  <svg:desc>'NCM - Cell 4'.B101:'NCM - Cell 4'.B105</svg:desc>
                </draw:g>
              </table:table-cell>
              <table:table-cell office:value-type="float" office:value="0.167291">
                <text:p>0.167291</text:p>
                <draw:g>
                  <svg:desc>'NCM - Cell 4'.C101:'NCM - Cell 4'.C105</svg:desc>
                </draw:g>
              </table:table-cell>
              <table:table-cell office:value-type="float" office:value="0.164292821539928">
                <text:p>0.164292821539928</text:p>
                <draw:g>
                  <svg:desc>'NCM - Cell 4'.D101:'NCM - Cell 4'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3.15">
                <text:p>283.15</text:p>
              </table:table-cell>
              <table:table-cell office:value-type="float" office:value="0.128234">
                <text:p>0.128234</text:p>
              </table:table-cell>
              <table:table-cell office:value-type="float" office:value="0.122262962468517">
                <text:p>0.122262962468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3.15">
                <text:p>293.15</text:p>
              </table:table-cell>
              <table:table-cell office:value-type="float" office:value="0.078701">
                <text:p>0.078701</text:p>
              </table:table-cell>
              <table:table-cell office:value-type="float" office:value="0.0744916314534701">
                <text:p>0.0744916314534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.15">
                <text:p>303.15</text:p>
              </table:table-cell>
              <table:table-cell office:value-type="float" office:value="0.050109">
                <text:p>0.050109</text:p>
              </table:table-cell>
              <table:table-cell office:value-type="float" office:value="0.0507007696887517">
                <text:p>0.0507007696887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3.15">
                <text:p>323.15</text:p>
              </table:table-cell>
              <table:table-cell office:value-type="float" office:value="0.035352">
                <text:p>0.035352</text:p>
              </table:table-cell>
              <table:table-cell office:value-type="float" office:value="0.0299294430117441">
                <text:p>0.02992944301174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99cm" svg:y="0.316cm" chart:style-name="ch2">
          <text:p>t_inpt: 0.25s</text:p>
        </chart:title>
        <chart:legend chart:legend-position="end" svg:x="14.019cm" svg:y="3.208cm" style:legend-expansion="high" chart:style-name="ch3"/>
        <chart:plot-area chart:style-name="ch4" table:cell-range-address="'NCM - Cell 4'.B6:'NCM - Cell 4'.G13 'NCM - Cell 4'.C5:'NCM - Cell 4'.G5" chart:data-source-has-labels="row" svg:x="1.33cm" svg:y="1.301cm" svg:width="12.37cm" svg:height="6.544cm">
          <chartooo:coordinate-region svg:x="2.242cm" svg:y="1.501cm" svg:width="11.272cm" svg:height="5.697cm"/>
          <chart:axis chart:dimension="x" chart:name="primary-x" chart:style-name="ch5">
            <chart:title svg:x="6.664cm" svg:y="8.025cm" chart:style-name="ch6">
              <text:p>Pulse Num</text:p>
            </chart:title>
          </chart:axis>
          <chart:axis chart:dimension="y" chart:name="primary-y" chart:style-name="ch5">
            <chart:title svg:x="0.451cm" svg:y="5.98cm" chart:style-name="ch7">
              <text:p>Resistance [Ohms]</text:p>
            </chart:title>
            <chart:grid chart:style-name="ch8" chart:class="major"/>
          </chart:axis>
          <chart:series chart:style-name="ch9" chart:values-cell-range-address="'NCM - Cell 4'.C6:'NCM - Cell 4'.C13" chart:label-cell-address="'NCM - Cell 4'.C5:'NCM - Cell 4'.C5" chart:class="chart:scatter">
            <chart:domain table:cell-range-address="'NCM - Cell 4'.B6:'NCM - Cell 4'.B13"/>
            <chart:data-point chart:repeated="8"/>
          </chart:series>
          <chart:series chart:style-name="ch10" chart:values-cell-range-address="'NCM - Cell 4'.D6:'NCM - Cell 4'.D13" chart:label-cell-address="'NCM - Cell 4'.D5:'NCM - Cell 4'.D5" chart:class="chart:scatter">
            <chart:data-point chart:repeated="8"/>
          </chart:series>
          <chart:series chart:style-name="ch11" chart:values-cell-range-address="'NCM - Cell 4'.E6:'NCM - Cell 4'.E13" chart:label-cell-address="'NCM - Cell 4'.E5:'NCM - Cell 4'.E5" chart:class="chart:scatter">
            <chart:data-point chart:repeated="8"/>
          </chart:series>
          <chart:series chart:style-name="ch12" chart:values-cell-range-address="'NCM - Cell 4'.F6:'NCM - Cell 4'.F13" chart:label-cell-address="'NCM - Cell 4'.F5:'NCM - Cell 4'.F5" chart:class="chart:scatter">
            <chart:data-point chart:repeated="8"/>
          </chart:series>
          <chart:series chart:style-name="ch13" chart:values-cell-range-address="'NCM - Cell 4'.G6:'NCM - Cell 4'.G13" chart:label-cell-address="'NCM - Cell 4'.G5:'NCM - Cell 4'.G5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:5</text:p>
                <draw:g>
                  <svg:desc>'NCM - Cell 4'.C5:'NCM - Cell 4'.C5</svg:desc>
                </draw:g>
              </table:table-cell>
              <table:table-cell office:value-type="string">
                <text:p>T:10</text:p>
                <draw:g>
                  <svg:desc>'NCM - Cell 4'.D5:'NCM - Cell 4'.D5</svg:desc>
                </draw:g>
              </table:table-cell>
              <table:table-cell office:value-type="string">
                <text:p>T:20</text:p>
                <draw:g>
                  <svg:desc>'NCM - Cell 4'.E5:'NCM - Cell 4'.E5</svg:desc>
                </draw:g>
              </table:table-cell>
              <table:table-cell office:value-type="string">
                <text:p>T:30</text:p>
                <draw:g>
                  <svg:desc>'NCM - Cell 4'.F5:'NCM - Cell 4'.F5</svg:desc>
                </draw:g>
              </table:table-cell>
              <table:table-cell office:value-type="string">
                <text:p>T:50</text:p>
                <draw:g>
                  <svg:desc>'NCM - Cell 4'.G5:'NCM - Cell 4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56">
                <text:p>1.456</text:p>
                <draw:g>
                  <svg:desc>'NCM - Cell 4'.B6:'NCM - Cell 4'.B13</svg:desc>
                </draw:g>
              </table:table-cell>
              <table:table-cell office:value-type="float" office:value="0.132705">
                <text:p>0.132705</text:p>
                <draw:g>
                  <svg:desc>'NCM - Cell 4'.C6:'NCM - Cell 4'.C13</svg:desc>
                </draw:g>
              </table:table-cell>
              <table:table-cell office:value-type="float" office:value="0.101736">
                <text:p>0.101736</text:p>
                <draw:g>
                  <svg:desc>'NCM - Cell 4'.D6:'NCM - Cell 4'.D13</svg:desc>
                </draw:g>
              </table:table-cell>
              <table:table-cell office:value-type="float" office:value="0.066305">
                <text:p>0.066305</text:p>
                <draw:g>
                  <svg:desc>'NCM - Cell 4'.E6:'NCM - Cell 4'.E13</svg:desc>
                </draw:g>
              </table:table-cell>
              <table:table-cell office:value-type="float" office:value="0.05033">
                <text:p>0.05033</text:p>
                <draw:g>
                  <svg:desc>'NCM - Cell 4'.F6:'NCM - Cell 4'.F13</svg:desc>
                </draw:g>
              </table:table-cell>
              <table:table-cell office:value-type="float" office:value="0.031923">
                <text:p>0.031923</text:p>
                <draw:g>
                  <svg:desc>'NCM - Cell 4'.G6:'NCM - Cell 4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65">
                <text:p>2.865</text:p>
              </table:table-cell>
              <table:table-cell office:value-type="float" office:value="0.120366">
                <text:p>0.120366</text:p>
              </table:table-cell>
              <table:table-cell office:value-type="float" office:value="0.098254">
                <text:p>0.098254</text:p>
              </table:table-cell>
              <table:table-cell office:value-type="float" office:value="0.067782">
                <text:p>0.067782</text:p>
              </table:table-cell>
              <table:table-cell office:value-type="float" office:value="0.048611">
                <text:p>0.048611</text:p>
              </table:table-cell>
              <table:table-cell office:value-type="float" office:value="0.033391">
                <text:p>0.033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0.115">
                <text:p>0.115</text:p>
              </table:table-cell>
              <table:table-cell office:value-type="float" office:value="0.089431">
                <text:p>0.089431</text:p>
              </table:table-cell>
              <table:table-cell office:value-type="float" office:value="0.066013">
                <text:p>0.066013</text:p>
              </table:table-cell>
              <table:table-cell office:value-type="float" office:value="0.045927">
                <text:p>0.045927</text:p>
              </table:table-cell>
              <table:table-cell office:value-type="float" office:value="0.031676">
                <text:p>0.031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15">
                <text:p>5.615</text:p>
              </table:table-cell>
              <table:table-cell office:value-type="float" office:value="0.114427">
                <text:p>0.114427</text:p>
              </table:table-cell>
              <table:table-cell office:value-type="float" office:value="0.092826">
                <text:p>0.092826</text:p>
              </table:table-cell>
              <table:table-cell office:value-type="float" office:value="0.064859">
                <text:p>0.064859</text:p>
              </table:table-cell>
              <table:table-cell office:value-type="float" office:value="0.046562">
                <text:p>0.046562</text:p>
              </table:table-cell>
              <table:table-cell office:value-type="float" office:value="0.030938">
                <text:p>0.030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9">
                <text:p>6.99</text:p>
              </table:table-cell>
              <table:table-cell office:value-type="float" office:value="0.121832">
                <text:p>0.121832</text:p>
              </table:table-cell>
              <table:table-cell office:value-type="float" office:value="0.089874">
                <text:p>0.089874</text:p>
              </table:table-cell>
              <table:table-cell office:value-type="float" office:value="0.06926">
                <text:p>0.06926</text:p>
              </table:table-cell>
              <table:table-cell office:value-type="float" office:value="0.04508">
                <text:p>0.04508</text:p>
              </table:table-cell>
              <table:table-cell office:value-type="float" office:value="0.030452">
                <text:p>0.030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64">
                <text:p>8.364</text:p>
              </table:table-cell>
              <table:table-cell office:value-type="float" office:value="0.116416">
                <text:p>0.116416</text:p>
              </table:table-cell>
              <table:table-cell office:value-type="float" office:value="0.102678">
                <text:p>0.102678</text:p>
              </table:table-cell>
              <table:table-cell office:value-type="float" office:value="0.078069">
                <text:p>0.078069</text:p>
              </table:table-cell>
              <table:table-cell office:value-type="float" office:value="0.052333">
                <text:p>0.052333</text:p>
              </table:table-cell>
              <table:table-cell office:value-type="float" office:value="0.031916">
                <text:p>0.031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4">
                <text:p>9.64</text:p>
              </table:table-cell>
              <table:table-cell office:value-type="float" office:value="0.130516">
                <text:p>0.130516</text:p>
              </table:table-cell>
              <table:table-cell office:value-type="float" office:value="0.102887">
                <text:p>0.102887</text:p>
              </table:table-cell>
              <table:table-cell office:value-type="float" office:value="0.06979">
                <text:p>0.06979</text:p>
              </table:table-cell>
              <table:table-cell office:value-type="float" office:value="0.060443">
                <text:p>0.060443</text:p>
              </table:table-cell>
              <table:table-cell office:value-type="float" office:value="0.037426">
                <text:p>0.037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74">
                <text:p>10.174</text:p>
              </table:table-cell>
              <table:table-cell office:value-type="float" office:value="0.133289">
                <text:p>0.133289</text:p>
              </table:table-cell>
              <table:table-cell office:value-type="float" office:value="0.105671">
                <text:p>0.105671</text:p>
              </table:table-cell>
              <table:table-cell office:value-type="float" office:value="0.083043">
                <text:p>0.083043</text:p>
              </table:table-cell>
              <table:table-cell office:value-type="float" office:value="0.070722">
                <text:p>0.070722</text:p>
              </table:table-cell>
              <table:table-cell office:value-type="float" office:value="0.056459">
                <text:p>0.056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003cm" svg:y="0.316cm" chart:style-name="ch2">
          <text:p>t_inpt: 1s</text:p>
        </chart:title>
        <chart:legend chart:legend-position="end" svg:x="14.019cm" svg:y="3.208cm" style:legend-expansion="high" chart:style-name="ch3"/>
        <chart:plot-area chart:style-name="ch4" table:cell-range-address="'NCM - Cell 4'.B17:'NCM - Cell 4'.G24 'NCM - Cell 4'.C16:'NCM - Cell 4'.G16" chart:data-source-has-labels="row" svg:x="1.33cm" svg:y="1.301cm" svg:width="12.37cm" svg:height="6.544cm">
          <chartooo:coordinate-region svg:x="2.242cm" svg:y="1.5cm" svg:width="11.272cm" svg:height="5.698cm"/>
          <chart:axis chart:dimension="x" chart:name="primary-x" chart:style-name="ch5">
            <chart:title svg:x="6.664cm" svg:y="8.025cm" chart:style-name="ch6">
              <text:p>Pulse Num</text:p>
            </chart:title>
          </chart:axis>
          <chart:axis chart:dimension="y" chart:name="primary-y" chart:style-name="ch5">
            <chart:title svg:x="0.451cm" svg:y="5.98cm" chart:style-name="ch7">
              <text:p>Resistance [Ohms]</text:p>
            </chart:title>
            <chart:grid chart:style-name="ch8" chart:class="major"/>
          </chart:axis>
          <chart:series chart:style-name="ch9" chart:values-cell-range-address="'NCM - Cell 4'.C17:'NCM - Cell 4'.C24" chart:label-cell-address="'NCM - Cell 4'.C16:'NCM - Cell 4'.C16" chart:class="chart:scatter">
            <chart:domain table:cell-range-address="'NCM - Cell 4'.B17:'NCM - Cell 4'.B24"/>
            <chart:data-point chart:repeated="8"/>
          </chart:series>
          <chart:series chart:style-name="ch10" chart:values-cell-range-address="'NCM - Cell 4'.D17:'NCM - Cell 4'.D24" chart:label-cell-address="'NCM - Cell 4'.D16:'NCM - Cell 4'.D16" chart:class="chart:scatter">
            <chart:data-point chart:repeated="8"/>
          </chart:series>
          <chart:series chart:style-name="ch11" chart:values-cell-range-address="'NCM - Cell 4'.E17:'NCM - Cell 4'.E24" chart:label-cell-address="'NCM - Cell 4'.E16:'NCM - Cell 4'.E16" chart:class="chart:scatter">
            <chart:data-point chart:repeated="8"/>
          </chart:series>
          <chart:series chart:style-name="ch12" chart:values-cell-range-address="'NCM - Cell 4'.F17:'NCM - Cell 4'.F24" chart:label-cell-address="'NCM - Cell 4'.F16:'NCM - Cell 4'.F16" chart:class="chart:scatter">
            <chart:data-point chart:repeated="8"/>
          </chart:series>
          <chart:series chart:style-name="ch13" chart:values-cell-range-address="'NCM - Cell 4'.G17:'NCM - Cell 4'.G24" chart:label-cell-address="'NCM - Cell 4'.G16:'NCM - Cell 4'.G16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:5</text:p>
                <draw:g>
                  <svg:desc>'NCM - Cell 4'.C16:'NCM - Cell 4'.C16</svg:desc>
                </draw:g>
              </table:table-cell>
              <table:table-cell office:value-type="string">
                <text:p>T:10</text:p>
                <draw:g>
                  <svg:desc>'NCM - Cell 4'.D16:'NCM - Cell 4'.D16</svg:desc>
                </draw:g>
              </table:table-cell>
              <table:table-cell office:value-type="string">
                <text:p>T:20</text:p>
                <draw:g>
                  <svg:desc>'NCM - Cell 4'.E16:'NCM - Cell 4'.E16</svg:desc>
                </draw:g>
              </table:table-cell>
              <table:table-cell office:value-type="string">
                <text:p>T:30</text:p>
                <draw:g>
                  <svg:desc>'NCM - Cell 4'.F16:'NCM - Cell 4'.F16</svg:desc>
                </draw:g>
              </table:table-cell>
              <table:table-cell office:value-type="string">
                <text:p>T:50</text:p>
                <draw:g>
                  <svg:desc>'NCM - Cell 4'.G16:'NCM - Cell 4'.G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56">
                <text:p>1.456</text:p>
                <draw:g>
                  <svg:desc>'NCM - Cell 4'.B17:'NCM - Cell 4'.B24</svg:desc>
                </draw:g>
              </table:table-cell>
              <table:table-cell office:value-type="float" office:value="0.221649">
                <text:p>0.221649</text:p>
                <draw:g>
                  <svg:desc>'NCM - Cell 4'.C17:'NCM - Cell 4'.C24</svg:desc>
                </draw:g>
              </table:table-cell>
              <table:table-cell office:value-type="float" office:value="0.16144">
                <text:p>0.16144</text:p>
                <draw:g>
                  <svg:desc>'NCM - Cell 4'.D17:'NCM - Cell 4'.D24</svg:desc>
                </draw:g>
              </table:table-cell>
              <table:table-cell office:value-type="float" office:value="0.086449">
                <text:p>0.086449</text:p>
                <draw:g>
                  <svg:desc>'NCM - Cell 4'.E17:'NCM - Cell 4'.E24</svg:desc>
                </draw:g>
              </table:table-cell>
              <table:table-cell office:value-type="float" office:value="0.056487">
                <text:p>0.056487</text:p>
                <draw:g>
                  <svg:desc>'NCM - Cell 4'.F17:'NCM - Cell 4'.F24</svg:desc>
                </draw:g>
              </table:table-cell>
              <table:table-cell office:value-type="float" office:value="0.033155">
                <text:p>0.033155</text:p>
                <draw:g>
                  <svg:desc>'NCM - Cell 4'.G17:'NCM - Cell 4'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65">
                <text:p>2.865</text:p>
              </table:table-cell>
              <table:table-cell office:value-type="float" office:value="0.188487">
                <text:p>0.188487</text:p>
              </table:table-cell>
              <table:table-cell office:value-type="float" office:value="0.143199">
                <text:p>0.143199</text:p>
              </table:table-cell>
              <table:table-cell office:value-type="float" office:value="0.085456">
                <text:p>0.085456</text:p>
              </table:table-cell>
              <table:table-cell office:value-type="float" office:value="0.054515">
                <text:p>0.054515</text:p>
              </table:table-cell>
              <table:table-cell office:value-type="float" office:value="0.033892">
                <text:p>0.033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0.172662">
                <text:p>0.172662</text:p>
              </table:table-cell>
              <table:table-cell office:value-type="float" office:value="0.126526">
                <text:p>0.126526</text:p>
              </table:table-cell>
              <table:table-cell office:value-type="float" office:value="0.079571">
                <text:p>0.079571</text:p>
              </table:table-cell>
              <table:table-cell office:value-type="float" office:value="0.049368">
                <text:p>0.049368</text:p>
              </table:table-cell>
              <table:table-cell office:value-type="float" office:value="0.032703">
                <text:p>0.032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15">
                <text:p>5.615</text:p>
              </table:table-cell>
              <table:table-cell office:value-type="float" office:value="0.167291">
                <text:p>0.167291</text:p>
              </table:table-cell>
              <table:table-cell office:value-type="float" office:value="0.128234">
                <text:p>0.128234</text:p>
              </table:table-cell>
              <table:table-cell office:value-type="float" office:value="0.078701">
                <text:p>0.078701</text:p>
              </table:table-cell>
              <table:table-cell office:value-type="float" office:value="0.050109">
                <text:p>0.050109</text:p>
              </table:table-cell>
              <table:table-cell office:value-type="float" office:value="0.035352">
                <text:p>0.035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9">
                <text:p>6.99</text:p>
              </table:table-cell>
              <table:table-cell office:value-type="float" office:value="0.178823">
                <text:p>0.178823</text:p>
              </table:table-cell>
              <table:table-cell office:value-type="float" office:value="0.129752">
                <text:p>0.129752</text:p>
              </table:table-cell>
              <table:table-cell office:value-type="float" office:value="0.088409">
                <text:p>0.088409</text:p>
              </table:table-cell>
              <table:table-cell office:value-type="float" office:value="0.050822">
                <text:p>0.050822</text:p>
              </table:table-cell>
              <table:table-cell office:value-type="float" office:value="0.030953">
                <text:p>0.030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64">
                <text:p>8.364</text:p>
              </table:table-cell>
              <table:table-cell office:value-type="float" office:value="0.188608">
                <text:p>0.188608</text:p>
              </table:table-cell>
              <table:table-cell office:value-type="float" office:value="0.156489">
                <text:p>0.156489</text:p>
              </table:table-cell>
              <table:table-cell office:value-type="float" office:value="0.105924">
                <text:p>0.105924</text:p>
              </table:table-cell>
              <table:table-cell office:value-type="float" office:value="0.063337">
                <text:p>0.063337</text:p>
              </table:table-cell>
              <table:table-cell office:value-type="float" office:value="0.033881">
                <text:p>0.033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4">
                <text:p>9.64</text:p>
              </table:table-cell>
              <table:table-cell office:value-type="float" office:value="0.217305">
                <text:p>0.217305</text:p>
              </table:table-cell>
              <table:table-cell office:value-type="float" office:value="0.179658">
                <text:p>0.179658</text:p>
              </table:table-cell>
              <table:table-cell office:value-type="float" office:value="0.123247">
                <text:p>0.123247</text:p>
              </table:table-cell>
              <table:table-cell office:value-type="float" office:value="0.082562">
                <text:p>0.082562</text:p>
              </table:table-cell>
              <table:table-cell office:value-type="float" office:value="0.041256">
                <text:p>0.041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74">
                <text:p>10.174</text:p>
              </table:table-cell>
              <table:table-cell office:value-type="float" office:value="0.226642">
                <text:p>0.226642</text:p>
              </table:table-cell>
              <table:table-cell office:value-type="float" office:value="0.191989">
                <text:p>0.191989</text:p>
              </table:table-cell>
              <table:table-cell office:value-type="float" office:value="0.148781">
                <text:p>0.148781</text:p>
              </table:table-cell>
              <table:table-cell office:value-type="float" office:value="0.115402">
                <text:p>0.115402</text:p>
              </table:table-cell>
              <table:table-cell office:value-type="float" office:value="0.074857">
                <text:p>0.074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003cm" svg:y="0.316cm" chart:style-name="ch2">
          <text:p>t_intp: 5s</text:p>
        </chart:title>
        <chart:legend chart:legend-position="end" svg:x="14.019cm" svg:y="3.208cm" style:legend-expansion="high" chart:style-name="ch3"/>
        <chart:plot-area chart:style-name="ch4" table:cell-range-address="'NCM - Cell 4'.B39:'NCM - Cell 4'.G46 'NCM - Cell 4'.C38:'NCM - Cell 4'.G38" chart:data-source-has-labels="row" svg:x="1.33cm" svg:y="1.301cm" svg:width="12.37cm" svg:height="6.544cm">
          <chartooo:coordinate-region svg:x="2.057cm" svg:y="1.501cm" svg:width="11.457cm" svg:height="5.697cm"/>
          <chart:axis chart:dimension="x" chart:name="primary-x" chart:style-name="ch5">
            <chart:title svg:x="6.664cm" svg:y="8.025cm" chart:style-name="ch6">
              <text:p>Pulse Num</text:p>
            </chart:title>
          </chart:axis>
          <chart:axis chart:dimension="y" chart:name="primary-y" chart:style-name="ch5">
            <chart:title svg:x="0.451cm" svg:y="5.98cm" chart:style-name="ch7">
              <text:p>Resistance [Ohms]</text:p>
            </chart:title>
            <chart:grid chart:style-name="ch8" chart:class="major"/>
          </chart:axis>
          <chart:series chart:style-name="ch9" chart:values-cell-range-address="'NCM - Cell 4'.C39:'NCM - Cell 4'.C46" chart:label-cell-address="'NCM - Cell 4'.C38:'NCM - Cell 4'.C38" chart:class="chart:scatter">
            <chart:domain table:cell-range-address="'NCM - Cell 4'.B39:'NCM - Cell 4'.B46"/>
            <chart:data-point chart:repeated="8"/>
          </chart:series>
          <chart:series chart:style-name="ch10" chart:values-cell-range-address="'NCM - Cell 4'.D39:'NCM - Cell 4'.D46" chart:label-cell-address="'NCM - Cell 4'.D38:'NCM - Cell 4'.D38" chart:class="chart:scatter">
            <chart:data-point chart:repeated="8"/>
          </chart:series>
          <chart:series chart:style-name="ch11" chart:values-cell-range-address="'NCM - Cell 4'.E39:'NCM - Cell 4'.E46" chart:label-cell-address="'NCM - Cell 4'.E38:'NCM - Cell 4'.E38" chart:class="chart:scatter">
            <chart:data-point chart:repeated="8"/>
          </chart:series>
          <chart:series chart:style-name="ch12" chart:values-cell-range-address="'NCM - Cell 4'.F39:'NCM - Cell 4'.F46" chart:label-cell-address="'NCM - Cell 4'.F38:'NCM - Cell 4'.F38" chart:class="chart:scatter">
            <chart:data-point chart:repeated="8"/>
          </chart:series>
          <chart:series chart:style-name="ch13" chart:values-cell-range-address="'NCM - Cell 4'.G39:'NCM - Cell 4'.G46" chart:label-cell-address="'NCM - Cell 4'.G38:'NCM - Cell 4'.G38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:5</text:p>
                <draw:g>
                  <svg:desc>'NCM - Cell 4'.C38:'NCM - Cell 4'.C38</svg:desc>
                </draw:g>
              </table:table-cell>
              <table:table-cell office:value-type="string">
                <text:p>T:10</text:p>
                <draw:g>
                  <svg:desc>'NCM - Cell 4'.D38:'NCM - Cell 4'.D38</svg:desc>
                </draw:g>
              </table:table-cell>
              <table:table-cell office:value-type="string">
                <text:p>T:20</text:p>
                <draw:g>
                  <svg:desc>'NCM - Cell 4'.E38:'NCM - Cell 4'.E38</svg:desc>
                </draw:g>
              </table:table-cell>
              <table:table-cell office:value-type="string">
                <text:p>T:30</text:p>
                <draw:g>
                  <svg:desc>'NCM - Cell 4'.F38:'NCM - Cell 4'.F38</svg:desc>
                </draw:g>
              </table:table-cell>
              <table:table-cell office:value-type="string">
                <text:p>T:50</text:p>
                <draw:g>
                  <svg:desc>'NCM - Cell 4'.G38:'NCM - Cell 4'.G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56">
                <text:p>1.456</text:p>
                <draw:g>
                  <svg:desc>'NCM - Cell 4'.B39:'NCM - Cell 4'.B46</svg:desc>
                </draw:g>
              </table:table-cell>
              <table:table-cell office:value-type="float" office:value="0.323751">
                <text:p>0.323751</text:p>
                <draw:g>
                  <svg:desc>'NCM - Cell 4'.C39:'NCM - Cell 4'.C46</svg:desc>
                </draw:g>
              </table:table-cell>
              <table:table-cell office:value-type="float" office:value="0.197141">
                <text:p>0.197141</text:p>
                <draw:g>
                  <svg:desc>'NCM - Cell 4'.D39:'NCM - Cell 4'.D46</svg:desc>
                </draw:g>
              </table:table-cell>
              <table:table-cell office:value-type="float" office:value="0.097318">
                <text:p>0.097318</text:p>
                <draw:g>
                  <svg:desc>'NCM - Cell 4'.E39:'NCM - Cell 4'.E46</svg:desc>
                </draw:g>
              </table:table-cell>
              <table:table-cell office:value-type="float" office:value="0.060696">
                <text:p>0.060696</text:p>
                <draw:g>
                  <svg:desc>'NCM - Cell 4'.F39:'NCM - Cell 4'.F46</svg:desc>
                </draw:g>
              </table:table-cell>
              <table:table-cell office:value-type="float" office:value="0.036841">
                <text:p>0.036841</text:p>
                <draw:g>
                  <svg:desc>'NCM - Cell 4'.G39:'NCM - Cell 4'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65">
                <text:p>2.865</text:p>
              </table:table-cell>
              <table:table-cell office:value-type="float" office:value="0.259364">
                <text:p>0.259364</text:p>
              </table:table-cell>
              <table:table-cell office:value-type="float" office:value="0.176293">
                <text:p>0.176293</text:p>
              </table:table-cell>
              <table:table-cell office:value-type="float" office:value="0.094801">
                <text:p>0.094801</text:p>
              </table:table-cell>
              <table:table-cell office:value-type="float" office:value="0.058946">
                <text:p>0.058946</text:p>
              </table:table-cell>
              <table:table-cell office:value-type="float" office:value="0.037574">
                <text:p>0.037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0.223242">
                <text:p>0.223242</text:p>
              </table:table-cell>
              <table:table-cell office:value-type="float" office:value="0.155048">
                <text:p>0.155048</text:p>
              </table:table-cell>
              <table:table-cell office:value-type="float" office:value="0.089871">
                <text:p>0.089871</text:p>
              </table:table-cell>
              <table:table-cell office:value-type="float" office:value="0.055994">
                <text:p>0.055994</text:p>
              </table:table-cell>
              <table:table-cell office:value-type="float" office:value="0.037578">
                <text:p>0.037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15">
                <text:p>5.615</text:p>
              </table:table-cell>
              <table:table-cell office:value-type="float" office:value="0.21289">
                <text:p>0.21289</text:p>
              </table:table-cell>
              <table:table-cell office:value-type="float" office:value="0.15234">
                <text:p>0.15234</text:p>
              </table:table-cell>
              <table:table-cell office:value-type="float" office:value="0.088996">
                <text:p>0.088996</text:p>
              </table:table-cell>
              <table:table-cell office:value-type="float" office:value="0.054521">
                <text:p>0.054521</text:p>
              </table:table-cell>
              <table:table-cell office:value-type="float" office:value="0.036344">
                <text:p>0.036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9">
                <text:p>6.99</text:p>
              </table:table-cell>
              <table:table-cell office:value-type="float" office:value="0.244089">
                <text:p>0.244089</text:p>
              </table:table-cell>
              <table:table-cell office:value-type="float" office:value="0.163319">
                <text:p>0.163319</text:p>
              </table:table-cell>
              <table:table-cell office:value-type="float" office:value="0.095799">
                <text:p>0.095799</text:p>
              </table:table-cell>
              <table:table-cell office:value-type="float" office:value="0.053047">
                <text:p>0.053047</text:p>
              </table:table-cell>
              <table:table-cell office:value-type="float" office:value="0.035104">
                <text:p>0.035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64">
                <text:p>8.364</text:p>
              </table:table-cell>
              <table:table-cell office:value-type="float" office:value="0.307986">
                <text:p>0.307986</text:p>
              </table:table-cell>
              <table:table-cell office:value-type="float" office:value="0.221765">
                <text:p>0.221765</text:p>
              </table:table-cell>
              <table:table-cell office:value-type="float" office:value="0.123364">
                <text:p>0.123364</text:p>
              </table:table-cell>
              <table:table-cell office:value-type="float" office:value="0.065325">
                <text:p>0.065325</text:p>
              </table:table-cell>
              <table:table-cell office:value-type="float" office:value="0.038303">
                <text:p>0.038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4">
                <text:p>9.64</text:p>
              </table:table-cell>
              <table:table-cell office:value-type="float" office:value="0.437108">
                <text:p>0.437108</text:p>
              </table:table-cell>
              <table:table-cell office:value-type="float" office:value="0.339238">
                <text:p>0.339238</text:p>
              </table:table-cell>
              <table:table-cell office:value-type="float" office:value="0.200632">
                <text:p>0.200632</text:p>
              </table:table-cell>
              <table:table-cell office:value-type="float" office:value="0.103641">
                <text:p>0.103641</text:p>
              </table:table-cell>
              <table:table-cell office:value-type="float" office:value="0.045682">
                <text:p>0.045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74">
                <text:p>10.174</text:p>
              </table:table-cell>
              <table:table-cell office:value-type="float" office:value="0.503126">
                <text:p>0.503126</text:p>
              </table:table-cell>
              <table:table-cell office:value-type="float" office:value="0.418767">
                <text:p>0.418767</text:p>
              </table:table-cell>
              <table:table-cell office:value-type="float" office:value="0.303873">
                <text:p>0.303873</text:p>
              </table:table-cell>
              <table:table-cell office:value-type="float" office:value="0.192737">
                <text:p>0.192737</text:p>
              </table:table-cell>
              <table:table-cell office:value-type="float" office:value="0.116401">
                <text:p>0.1164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147cm" svg:y="3.954cm" style:legend-expansion="high" chart:style-name="ch2"/>
        <chart:plot-area chart:style-name="ch3" table:cell-range-address="'NCM - Cell 4'.B53:'NCM - Cell 4'.B58 'NCM - Cell 4'.D53:'NCM - Cell 4'.E58" svg:x="0.319cm" svg:y="0.18cm" svg:width="12.509cm" svg:height="8.645cm">
          <chartooo:coordinate-region svg:x="1.231cm" svg:y="0.379cm" svg:width="11.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M - Cell 4'.D53:'NCM - Cell 4'.D58" chart:class="chart:scatter">
            <chart:domain table:cell-range-address="'NCM - Cell 4'.B53:'NCM - Cell 4'.B58"/>
            <chart:data-point chart:repeated="6"/>
          </chart:series>
          <chart:series chart:style-name="ch7" chart:values-cell-range-address="'NCM - Cell 4'.E53:'NCM - Cell 4'.E58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NCM - Cell 4'.B53:'NCM - Cell 4'.B58</svg:desc>
                </draw:g>
              </table:table-cell>
              <table:table-cell office:value-type="float" office:value="0.114427">
                <text:p>0.114427</text:p>
                <draw:g>
                  <svg:desc>'NCM - Cell 4'.D53:'NCM - Cell 4'.D58</svg:desc>
                </draw:g>
              </table:table-cell>
              <table:table-cell office:value-type="float" office:value="0.0513539111025685">
                <text:p>0.0513539111025685</text:p>
                <draw:g>
                  <svg:desc>'NCM - Cell 4'.E53:'NCM - Cell 4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92826">
                <text:p>0.092826</text:p>
              </table:table-cell>
              <table:table-cell office:value-type="float" office:value="0.0463373348584864">
                <text:p>0.0463373348584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64859">
                <text:p>0.064859</text:p>
              </table:table-cell>
              <table:table-cell office:value-type="float" office:value="0.0382617640722163">
                <text:p>0.0382617640722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46562">
                <text:p>0.046562</text:p>
              </table:table-cell>
              <table:table-cell office:value-type="float" office:value="0.0321503754377738">
                <text:p>0.0321503754377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30938">
                <text:p>0.030938</text:p>
              </table:table-cell>
              <table:table-cell office:value-type="float" office:value="0.0237848435484172">
                <text:p>0.0237848435484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185670792200686">
                <text:p>0.01856707922006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19cm" svg:y="3.208cm" style:legend-expansion="high" chart:style-name="ch2"/>
        <chart:plot-area chart:style-name="ch3" table:cell-range-address="'LFP - Cell 2'.B5:'LFP - Cell 2'.G13" chart:data-source-has-labels="row" svg:x="0.319cm" svg:y="0.18cm" svg:width="13.381cm" svg:height="8.646cm">
          <chartooo:coordinate-region svg:x="1.417cm" svg:y="0.38cm" svg:width="12.18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FP - Cell 2'.C6:'LFP - Cell 2'.C13" chart:label-cell-address="'LFP - Cell 2'.C5:'LFP - Cell 2'.C5" chart:class="chart:scatter">
            <chart:domain table:cell-range-address="'LFP - Cell 2'.B6:'LFP - Cell 2'.B13"/>
            <chart:data-point chart:repeated="8"/>
          </chart:series>
          <chart:series chart:style-name="ch7" chart:values-cell-range-address="'LFP - Cell 2'.D6:'LFP - Cell 2'.D13" chart:label-cell-address="'LFP - Cell 2'.D5:'LFP - Cell 2'.D5" chart:class="chart:scatter">
            <chart:data-point chart:repeated="8"/>
          </chart:series>
          <chart:series chart:style-name="ch8" chart:values-cell-range-address="'LFP - Cell 2'.E6:'LFP - Cell 2'.E13" chart:label-cell-address="'LFP - Cell 2'.E5:'LFP - Cell 2'.E5" chart:class="chart:scatter">
            <chart:data-point chart:repeated="8"/>
          </chart:series>
          <chart:series chart:style-name="ch9" chart:values-cell-range-address="'LFP - Cell 2'.F6:'LFP - Cell 2'.F13" chart:label-cell-address="'LFP - Cell 2'.F5:'LFP - Cell 2'.F5" chart:class="chart:scatter">
            <chart:data-point chart:repeated="8"/>
          </chart:series>
          <chart:series chart:style-name="ch10" chart:values-cell-range-address="'LFP - Cell 2'.G6:'LFP - Cell 2'.G13" chart:label-cell-address="'LFP - Cell 2'.G5:'LFP - Cell 2'.G5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:5</text:p>
                <draw:g>
                  <svg:desc>'LFP - Cell 2'.C5:'LFP - Cell 2'.C5</svg:desc>
                </draw:g>
              </table:table-cell>
              <table:table-cell office:value-type="string">
                <text:p>T:10</text:p>
                <draw:g>
                  <svg:desc>'LFP - Cell 2'.D5:'LFP - Cell 2'.D5</svg:desc>
                </draw:g>
              </table:table-cell>
              <table:table-cell office:value-type="string">
                <text:p>T:20</text:p>
                <draw:g>
                  <svg:desc>'LFP - Cell 2'.E5:'LFP - Cell 2'.E5</svg:desc>
                </draw:g>
              </table:table-cell>
              <table:table-cell office:value-type="string">
                <text:p>T:30</text:p>
                <draw:g>
                  <svg:desc>'LFP - Cell 2'.F5:'LFP - Cell 2'.F5</svg:desc>
                </draw:g>
              </table:table-cell>
              <table:table-cell office:value-type="string">
                <text:p>T:50</text:p>
                <draw:g>
                  <svg:desc>'LFP - Cell 2'.G5:'LFP - Cell 2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FP - Cell 2'.B6:'LFP - Cell 2'.B13</svg:desc>
                </draw:g>
              </table:table-cell>
              <table:table-cell office:value-type="float" office:value="0.027071">
                <text:p>0.027071</text:p>
                <draw:g>
                  <svg:desc>'LFP - Cell 2'.C6:'LFP - Cell 2'.C13</svg:desc>
                </draw:g>
              </table:table-cell>
              <table:table-cell office:value-type="float" office:value="0.018439">
                <text:p>0.018439</text:p>
                <draw:g>
                  <svg:desc>'LFP - Cell 2'.D6:'LFP - Cell 2'.D13</svg:desc>
                </draw:g>
              </table:table-cell>
              <table:table-cell office:value-type="float" office:value="0.013987">
                <text:p>0.013987</text:p>
                <draw:g>
                  <svg:desc>'LFP - Cell 2'.E6:'LFP - Cell 2'.E13</svg:desc>
                </draw:g>
              </table:table-cell>
              <table:table-cell office:value-type="float" office:value="0.011911">
                <text:p>0.011911</text:p>
                <draw:g>
                  <svg:desc>'LFP - Cell 2'.F6:'LFP - Cell 2'.F13</svg:desc>
                </draw:g>
              </table:table-cell>
              <table:table-cell office:value-type="float" office:value="0.009329">
                <text:p>0.009329</text:p>
                <draw:g>
                  <svg:desc>'LFP - Cell 2'.G6:'LFP - Cell 2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7083">
                <text:p>0.027083</text:p>
              </table:table-cell>
              <table:table-cell office:value-type="float" office:value="0.019862">
                <text:p>0.019862</text:p>
              </table:table-cell>
              <table:table-cell office:value-type="float" office:value="0.013542">
                <text:p>0.013542</text:p>
              </table:table-cell>
              <table:table-cell office:value-type="float" office:value="0.010989">
                <text:p>0.010989</text:p>
              </table:table-cell>
              <table:table-cell office:value-type="float" office:value="0.009841">
                <text:p>0.009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7337">
                <text:p>0.027337</text:p>
              </table:table-cell>
              <table:table-cell office:value-type="float" office:value="0.020143">
                <text:p>0.020143</text:p>
              </table:table-cell>
              <table:table-cell office:value-type="float" office:value="0.011736">
                <text:p>0.011736</text:p>
              </table:table-cell>
              <table:table-cell office:value-type="float" office:value="0.012337">
                <text:p>0.012337</text:p>
              </table:table-cell>
              <table:table-cell office:value-type="float" office:value="0.009475">
                <text:p>0.009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3655">
                <text:p>0.023655</text:p>
              </table:table-cell>
              <table:table-cell office:value-type="float" office:value="0.019762">
                <text:p>0.019762</text:p>
              </table:table-cell>
              <table:table-cell office:value-type="float" office:value="0.014618">
                <text:p>0.014618</text:p>
              </table:table-cell>
              <table:table-cell office:value-type="float" office:value="0.01076">
                <text:p>0.01076</text:p>
              </table:table-cell>
              <table:table-cell office:value-type="float" office:value="0.009928">
                <text:p>0.009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7078">
                <text:p>0.027078</text:p>
              </table:table-cell>
              <table:table-cell office:value-type="float" office:value="0.021055">
                <text:p>0.021055</text:p>
              </table:table-cell>
              <table:table-cell office:value-type="float" office:value="0.014746">
                <text:p>0.014746</text:p>
              </table:table-cell>
              <table:table-cell office:value-type="float" office:value="0.011288">
                <text:p>0.011288</text:p>
              </table:table-cell>
              <table:table-cell office:value-type="float" office:value="0.009932">
                <text:p>0.009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5723">
                <text:p>0.025723</text:p>
              </table:table-cell>
              <table:table-cell office:value-type="float" office:value="0.018146">
                <text:p>0.018146</text:p>
              </table:table-cell>
              <table:table-cell office:value-type="float" office:value="0.014739">
                <text:p>0.014739</text:p>
              </table:table-cell>
              <table:table-cell office:value-type="float" office:value="0.012935">
                <text:p>0.012935</text:p>
              </table:table-cell>
              <table:table-cell office:value-type="float" office:value="0.00948">
                <text:p>0.00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6154">
                <text:p>0.026154</text:p>
              </table:table-cell>
              <table:table-cell office:value-type="float" office:value="0.023081">
                <text:p>0.023081</text:p>
              </table:table-cell>
              <table:table-cell office:value-type="float" office:value="0.015345">
                <text:p>0.015345</text:p>
              </table:table-cell>
              <table:table-cell office:value-type="float" office:value="0.011736">
                <text:p>0.011736</text:p>
              </table:table-cell>
              <table:table-cell office:value-type="float" office:value="0.009778">
                <text:p>0.009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30375">
                <text:p>0.030375</text:p>
              </table:table-cell>
              <table:table-cell office:value-type="float" office:value="0.030696">
                <text:p>0.030696</text:p>
              </table:table-cell>
              <table:table-cell office:value-type="float" office:value="0.019567">
                <text:p>0.019567</text:p>
              </table:table-cell>
              <table:table-cell office:value-type="float" office:value="0.015948">
                <text:p>0.015948</text:p>
              </table:table-cell>
              <table:table-cell office:value-type="float" office:value="0.012036">
                <text:p>0.0120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19cm" svg:y="3.208cm" style:legend-expansion="high" chart:style-name="ch2"/>
        <chart:plot-area chart:style-name="ch3" table:cell-range-address="'LFP - Cell 2'.B16:'LFP - Cell 2'.G24" chart:data-source-has-labels="row" svg:x="0.319cm" svg:y="0.18cm" svg:width="13.381cm" svg:height="8.646cm">
          <chartooo:coordinate-region svg:x="1.417cm" svg:y="0.379cm" svg:width="12.18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FP - Cell 2'.C17:'LFP - Cell 2'.C24" chart:label-cell-address="'LFP - Cell 2'.C16:'LFP - Cell 2'.C16" chart:class="chart:scatter">
            <chart:domain table:cell-range-address="'LFP - Cell 2'.B17:'LFP - Cell 2'.B24"/>
            <chart:data-point chart:repeated="8"/>
          </chart:series>
          <chart:series chart:style-name="ch7" chart:values-cell-range-address="'LFP - Cell 2'.D17:'LFP - Cell 2'.D24" chart:label-cell-address="'LFP - Cell 2'.D16:'LFP - Cell 2'.D16" chart:class="chart:scatter">
            <chart:data-point chart:repeated="8"/>
          </chart:series>
          <chart:series chart:style-name="ch8" chart:values-cell-range-address="'LFP - Cell 2'.E17:'LFP - Cell 2'.E24" chart:label-cell-address="'LFP - Cell 2'.E16:'LFP - Cell 2'.E16" chart:class="chart:scatter">
            <chart:data-point chart:repeated="8"/>
          </chart:series>
          <chart:series chart:style-name="ch9" chart:values-cell-range-address="'LFP - Cell 2'.F17:'LFP - Cell 2'.F24" chart:label-cell-address="'LFP - Cell 2'.F16:'LFP - Cell 2'.F16" chart:class="chart:scatter">
            <chart:data-point chart:repeated="8"/>
          </chart:series>
          <chart:series chart:style-name="ch10" chart:values-cell-range-address="'LFP - Cell 2'.G17:'LFP - Cell 2'.G24" chart:label-cell-address="'LFP - Cell 2'.G16:'LFP - Cell 2'.G1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:5</text:p>
                <draw:g>
                  <svg:desc>'LFP - Cell 2'.C16:'LFP - Cell 2'.C16</svg:desc>
                </draw:g>
              </table:table-cell>
              <table:table-cell office:value-type="string">
                <text:p>T:10</text:p>
                <draw:g>
                  <svg:desc>'LFP - Cell 2'.D16:'LFP - Cell 2'.D16</svg:desc>
                </draw:g>
              </table:table-cell>
              <table:table-cell office:value-type="string">
                <text:p>T:20</text:p>
                <draw:g>
                  <svg:desc>'LFP - Cell 2'.E16:'LFP - Cell 2'.E16</svg:desc>
                </draw:g>
              </table:table-cell>
              <table:table-cell office:value-type="string">
                <text:p>T:30</text:p>
                <draw:g>
                  <svg:desc>'LFP - Cell 2'.F16:'LFP - Cell 2'.F16</svg:desc>
                </draw:g>
              </table:table-cell>
              <table:table-cell office:value-type="string">
                <text:p>T:50</text:p>
                <draw:g>
                  <svg:desc>'LFP - Cell 2'.G16:'LFP - Cell 2'.G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FP - Cell 2'.B17:'LFP - Cell 2'.B24</svg:desc>
                </draw:g>
              </table:table-cell>
              <table:table-cell office:value-type="float" office:value="0.027681">
                <text:p>0.027681</text:p>
                <draw:g>
                  <svg:desc>'LFP - Cell 2'.C17:'LFP - Cell 2'.C24</svg:desc>
                </draw:g>
              </table:table-cell>
              <table:table-cell office:value-type="float" office:value="0.020666">
                <text:p>0.020666</text:p>
                <draw:g>
                  <svg:desc>'LFP - Cell 2'.D17:'LFP - Cell 2'.D24</svg:desc>
                </draw:g>
              </table:table-cell>
              <table:table-cell office:value-type="float" office:value="0.013692">
                <text:p>0.013692</text:p>
                <draw:g>
                  <svg:desc>'LFP - Cell 2'.E17:'LFP - Cell 2'.E24</svg:desc>
                </draw:g>
              </table:table-cell>
              <table:table-cell office:value-type="float" office:value="0.012543">
                <text:p>0.012543</text:p>
                <draw:g>
                  <svg:desc>'LFP - Cell 2'.F17:'LFP - Cell 2'.F24</svg:desc>
                </draw:g>
              </table:table-cell>
              <table:table-cell office:value-type="float" office:value="0.010006">
                <text:p>0.010006</text:p>
                <draw:g>
                  <svg:desc>'LFP - Cell 2'.G17:'LFP - Cell 2'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8297">
                <text:p>0.028297</text:p>
              </table:table-cell>
              <table:table-cell office:value-type="float" office:value="0.021658">
                <text:p>0.021658</text:p>
              </table:table-cell>
              <table:table-cell office:value-type="float" office:value="0.014144">
                <text:p>0.014144</text:p>
              </table:table-cell>
              <table:table-cell office:value-type="float" office:value="0.011464">
                <text:p>0.011464</text:p>
              </table:table-cell>
              <table:table-cell office:value-type="float" office:value="0.010194">
                <text:p>0.010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7994">
                <text:p>0.027994</text:p>
              </table:table-cell>
              <table:table-cell office:value-type="float" office:value="0.020318">
                <text:p>0.020318</text:p>
              </table:table-cell>
              <table:table-cell office:value-type="float" office:value="0.013177">
                <text:p>0.013177</text:p>
              </table:table-cell>
              <table:table-cell office:value-type="float" office:value="0.01282">
                <text:p>0.01282</text:p>
              </table:table-cell>
              <table:table-cell office:value-type="float" office:value="0.00978">
                <text:p>0.00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8138">
                <text:p>0.028138</text:p>
              </table:table-cell>
              <table:table-cell office:value-type="float" office:value="0.021748">
                <text:p>0.021748</text:p>
              </table:table-cell>
              <table:table-cell office:value-type="float" office:value="0.015704">
                <text:p>0.015704</text:p>
              </table:table-cell>
              <table:table-cell office:value-type="float" office:value="0.011288">
                <text:p>0.011288</text:p>
              </table:table-cell>
              <table:table-cell office:value-type="float" office:value="0.010204">
                <text:p>0.010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8884">
                <text:p>0.028884</text:p>
              </table:table-cell>
              <table:table-cell office:value-type="float" office:value="0.022412">
                <text:p>0.022412</text:p>
              </table:table-cell>
              <table:table-cell office:value-type="float" office:value="0.015803">
                <text:p>0.015803</text:p>
              </table:table-cell>
              <table:table-cell office:value-type="float" office:value="0.013087">
                <text:p>0.013087</text:p>
              </table:table-cell>
              <table:table-cell office:value-type="float" office:value="0.010379">
                <text:p>0.010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29343">
                <text:p>0.029343</text:p>
              </table:table-cell>
              <table:table-cell office:value-type="float" office:value="0.020676">
                <text:p>0.020676</text:p>
              </table:table-cell>
              <table:table-cell office:value-type="float" office:value="0.016395">
                <text:p>0.016395</text:p>
              </table:table-cell>
              <table:table-cell office:value-type="float" office:value="0.014213">
                <text:p>0.014213</text:p>
              </table:table-cell>
              <table:table-cell office:value-type="float" office:value="0.009931">
                <text:p>0.009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9485">
                <text:p>0.029485</text:p>
              </table:table-cell>
              <table:table-cell office:value-type="float" office:value="0.02555">
                <text:p>0.02555</text:p>
              </table:table-cell>
              <table:table-cell office:value-type="float" office:value="0.017001">
                <text:p>0.017001</text:p>
              </table:table-cell>
              <table:table-cell office:value-type="float" office:value="0.013533">
                <text:p>0.013533</text:p>
              </table:table-cell>
              <table:table-cell office:value-type="float" office:value="0.010832">
                <text:p>0.010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32047">
                <text:p>0.032047</text:p>
              </table:table-cell>
              <table:table-cell office:value-type="float" office:value="0.03963">
                <text:p>0.03963</text:p>
              </table:table-cell>
              <table:table-cell office:value-type="float" office:value="0.023478">
                <text:p>0.023478</text:p>
              </table:table-cell>
              <table:table-cell office:value-type="float" office:value="0.018502">
                <text:p>0.018502</text:p>
              </table:table-cell>
              <table:table-cell office:value-type="float" office:value="0.013091">
                <text:p>0.0130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19cm" svg:y="3.208cm" style:legend-expansion="high" chart:style-name="ch2"/>
        <chart:plot-area chart:style-name="ch3" table:cell-range-address="'LFP - Cell 2'.B27:'LFP - Cell 2'.G35" chart:data-source-has-labels="row" svg:x="0.319cm" svg:y="0.18cm" svg:width="13.381cm" svg:height="8.646cm">
          <chartooo:coordinate-region svg:x="1.231cm" svg:y="0.379cm" svg:width="12.37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FP - Cell 2'.C28:'LFP - Cell 2'.C35" chart:label-cell-address="'LFP - Cell 2'.C27:'LFP - Cell 2'.C27" chart:class="chart:scatter">
            <chart:domain table:cell-range-address="'LFP - Cell 2'.B28:'LFP - Cell 2'.B35"/>
            <chart:data-point chart:repeated="8"/>
          </chart:series>
          <chart:series chart:style-name="ch7" chart:values-cell-range-address="'LFP - Cell 2'.D28:'LFP - Cell 2'.D35" chart:label-cell-address="'LFP - Cell 2'.D27:'LFP - Cell 2'.D27" chart:class="chart:scatter">
            <chart:data-point chart:repeated="8"/>
          </chart:series>
          <chart:series chart:style-name="ch8" chart:values-cell-range-address="'LFP - Cell 2'.E28:'LFP - Cell 2'.E35" chart:label-cell-address="'LFP - Cell 2'.E27:'LFP - Cell 2'.E27" chart:class="chart:scatter">
            <chart:data-point chart:repeated="8"/>
          </chart:series>
          <chart:series chart:style-name="ch9" chart:values-cell-range-address="'LFP - Cell 2'.F28:'LFP - Cell 2'.F35" chart:label-cell-address="'LFP - Cell 2'.F27:'LFP - Cell 2'.F27" chart:class="chart:scatter">
            <chart:data-point chart:repeated="8"/>
          </chart:series>
          <chart:series chart:style-name="ch10" chart:values-cell-range-address="'LFP - Cell 2'.G28:'LFP - Cell 2'.G35" chart:label-cell-address="'LFP - Cell 2'.G27:'LFP - Cell 2'.G27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:5</text:p>
                <draw:g>
                  <svg:desc>'LFP - Cell 2'.C27:'LFP - Cell 2'.C27</svg:desc>
                </draw:g>
              </table:table-cell>
              <table:table-cell office:value-type="string">
                <text:p>T:10</text:p>
                <draw:g>
                  <svg:desc>'LFP - Cell 2'.D27:'LFP - Cell 2'.D27</svg:desc>
                </draw:g>
              </table:table-cell>
              <table:table-cell office:value-type="string">
                <text:p>T:20</text:p>
                <draw:g>
                  <svg:desc>'LFP - Cell 2'.E27:'LFP - Cell 2'.E27</svg:desc>
                </draw:g>
              </table:table-cell>
              <table:table-cell office:value-type="string">
                <text:p>T:30</text:p>
                <draw:g>
                  <svg:desc>'LFP - Cell 2'.F27:'LFP - Cell 2'.F27</svg:desc>
                </draw:g>
              </table:table-cell>
              <table:table-cell office:value-type="string">
                <text:p>T:50</text:p>
                <draw:g>
                  <svg:desc>'LFP - Cell 2'.G27:'LFP - Cell 2'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FP - Cell 2'.B28:'LFP - Cell 2'.B35</svg:desc>
                </draw:g>
              </table:table-cell>
              <table:table-cell office:value-type="float" office:value="0.029345">
                <text:p>0.029345</text:p>
                <draw:g>
                  <svg:desc>'LFP - Cell 2'.C28:'LFP - Cell 2'.C35</svg:desc>
                </draw:g>
              </table:table-cell>
              <table:table-cell office:value-type="float" office:value="0.021216">
                <text:p>0.021216</text:p>
                <draw:g>
                  <svg:desc>'LFP - Cell 2'.D28:'LFP - Cell 2'.D35</svg:desc>
                </draw:g>
              </table:table-cell>
              <table:table-cell office:value-type="float" office:value="0.015493">
                <text:p>0.015493</text:p>
                <draw:g>
                  <svg:desc>'LFP - Cell 2'.E28:'LFP - Cell 2'.E35</svg:desc>
                </draw:g>
              </table:table-cell>
              <table:table-cell office:value-type="float" office:value="0.013542">
                <text:p>0.013542</text:p>
                <draw:g>
                  <svg:desc>'LFP - Cell 2'.F28:'LFP - Cell 2'.F35</svg:desc>
                </draw:g>
              </table:table-cell>
              <table:table-cell office:value-type="float" office:value="0.010533">
                <text:p>0.010533</text:p>
                <draw:g>
                  <svg:desc>'LFP - Cell 2'.G28:'LFP - Cell 2'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0253">
                <text:p>0.030253</text:p>
              </table:table-cell>
              <table:table-cell office:value-type="float" office:value="0.023022">
                <text:p>0.023022</text:p>
              </table:table-cell>
              <table:table-cell office:value-type="float" office:value="0.014748">
                <text:p>0.014748</text:p>
              </table:table-cell>
              <table:table-cell office:value-type="float" office:value="0.012485">
                <text:p>0.012485</text:p>
              </table:table-cell>
              <table:table-cell office:value-type="float" office:value="0.01053">
                <text:p>0.01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0094">
                <text:p>0.030094</text:p>
              </table:table-cell>
              <table:table-cell office:value-type="float" office:value="0.022131">
                <text:p>0.022131</text:p>
              </table:table-cell>
              <table:table-cell office:value-type="float" office:value="0.013994">
                <text:p>0.013994</text:p>
              </table:table-cell>
              <table:table-cell office:value-type="float" office:value="0.013538">
                <text:p>0.013538</text:p>
              </table:table-cell>
              <table:table-cell office:value-type="float" office:value="0.009931">
                <text:p>0.009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017">
                <text:p>0.03017</text:p>
              </table:table-cell>
              <table:table-cell office:value-type="float" office:value="0.023462">
                <text:p>0.023462</text:p>
              </table:table-cell>
              <table:table-cell office:value-type="float" office:value="0.016251">
                <text:p>0.016251</text:p>
              </table:table-cell>
              <table:table-cell office:value-type="float" office:value="0.012114">
                <text:p>0.012114</text:p>
              </table:table-cell>
              <table:table-cell office:value-type="float" office:value="0.010834">
                <text:p>0.010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1599">
                <text:p>0.031599</text:p>
              </table:table-cell>
              <table:table-cell office:value-type="float" office:value="0.024382">
                <text:p>0.024382</text:p>
              </table:table-cell>
              <table:table-cell office:value-type="float" office:value="0.017447">
                <text:p>0.017447</text:p>
              </table:table-cell>
              <table:table-cell office:value-type="float" office:value="0.013542">
                <text:p>0.013542</text:p>
              </table:table-cell>
              <table:table-cell office:value-type="float" office:value="0.010834">
                <text:p>0.010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2264">
                <text:p>0.032264</text:p>
              </table:table-cell>
              <table:table-cell office:value-type="float" office:value="0.023097">
                <text:p>0.023097</text:p>
              </table:table-cell>
              <table:table-cell office:value-type="float" office:value="0.01823">
                <text:p>0.01823</text:p>
              </table:table-cell>
              <table:table-cell office:value-type="float" office:value="0.01504">
                <text:p>0.01504</text:p>
              </table:table-cell>
              <table:table-cell office:value-type="float" office:value="0.010603">
                <text:p>0.010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31599">
                <text:p>0.031599</text:p>
              </table:table-cell>
              <table:table-cell office:value-type="float" office:value="0.028411">
                <text:p>0.028411</text:p>
              </table:table-cell>
              <table:table-cell office:value-type="float" office:value="0.019708">
                <text:p>0.019708</text:p>
              </table:table-cell>
              <table:table-cell office:value-type="float" office:value="0.014446">
                <text:p>0.014446</text:p>
              </table:table-cell>
              <table:table-cell office:value-type="float" office:value="0.01128">
                <text:p>0.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37004">
                <text:p>0.037004</text:p>
              </table:table-cell>
              <table:table-cell office:value-type="float" office:value="0.048135">
                <text:p>0.048135</text:p>
              </table:table-cell>
              <table:table-cell office:value-type="float" office:value="0.027345">
                <text:p>0.027345</text:p>
              </table:table-cell>
              <table:table-cell office:value-type="float" office:value="0.020764">
                <text:p>0.020764</text:p>
              </table:table-cell>
              <table:table-cell office:value-type="float" office:value="0.014893">
                <text:p>0.01489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19cm" svg:y="3.208cm" style:legend-expansion="high" chart:style-name="ch2"/>
        <chart:plot-area chart:style-name="ch3" table:cell-range-address="'LFP - Cell 2'.B38:'LFP - Cell 2'.G46" chart:data-source-has-labels="row" svg:x="0.319cm" svg:y="0.18cm" svg:width="13.381cm" svg:height="8.646cm">
          <chartooo:coordinate-region svg:x="1.231cm" svg:y="0.379cm" svg:width="12.37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FP - Cell 2'.C39:'LFP - Cell 2'.C46" chart:label-cell-address="'LFP - Cell 2'.C38:'LFP - Cell 2'.C38" chart:class="chart:scatter">
            <chart:domain table:cell-range-address="'LFP - Cell 2'.B39:'LFP - Cell 2'.B46"/>
            <chart:data-point chart:repeated="8"/>
          </chart:series>
          <chart:series chart:style-name="ch7" chart:values-cell-range-address="'LFP - Cell 2'.D39:'LFP - Cell 2'.D46" chart:label-cell-address="'LFP - Cell 2'.D38:'LFP - Cell 2'.D38" chart:class="chart:scatter">
            <chart:data-point chart:repeated="8"/>
          </chart:series>
          <chart:series chart:style-name="ch8" chart:values-cell-range-address="'LFP - Cell 2'.E39:'LFP - Cell 2'.E46" chart:label-cell-address="'LFP - Cell 2'.E38:'LFP - Cell 2'.E38" chart:class="chart:scatter">
            <chart:data-point chart:repeated="8"/>
          </chart:series>
          <chart:series chart:style-name="ch9" chart:values-cell-range-address="'LFP - Cell 2'.F39:'LFP - Cell 2'.F46" chart:label-cell-address="'LFP - Cell 2'.F38:'LFP - Cell 2'.F38" chart:class="chart:scatter">
            <chart:data-point chart:repeated="8"/>
          </chart:series>
          <chart:series chart:style-name="ch10" chart:values-cell-range-address="'LFP - Cell 2'.G39:'LFP - Cell 2'.G46" chart:label-cell-address="'LFP - Cell 2'.G38:'LFP - Cell 2'.G38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:5</text:p>
                <draw:g>
                  <svg:desc>'LFP - Cell 2'.C38:'LFP - Cell 2'.C38</svg:desc>
                </draw:g>
              </table:table-cell>
              <table:table-cell office:value-type="string">
                <text:p>T:10</text:p>
                <draw:g>
                  <svg:desc>'LFP - Cell 2'.D38:'LFP - Cell 2'.D38</svg:desc>
                </draw:g>
              </table:table-cell>
              <table:table-cell office:value-type="string">
                <text:p>T:20</text:p>
                <draw:g>
                  <svg:desc>'LFP - Cell 2'.E38:'LFP - Cell 2'.E38</svg:desc>
                </draw:g>
              </table:table-cell>
              <table:table-cell office:value-type="string">
                <text:p>T:30</text:p>
                <draw:g>
                  <svg:desc>'LFP - Cell 2'.F38:'LFP - Cell 2'.F38</svg:desc>
                </draw:g>
              </table:table-cell>
              <table:table-cell office:value-type="string">
                <text:p>T:50</text:p>
                <draw:g>
                  <svg:desc>'LFP - Cell 2'.G38:'LFP - Cell 2'.G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LFP - Cell 2'.B39:'LFP - Cell 2'.B46</svg:desc>
                </draw:g>
              </table:table-cell>
              <table:table-cell office:value-type="float" office:value="0.032031">
                <text:p>0.032031</text:p>
                <draw:g>
                  <svg:desc>'LFP - Cell 2'.C39:'LFP - Cell 2'.C46</svg:desc>
                </draw:g>
              </table:table-cell>
              <table:table-cell office:value-type="float" office:value="0.023113">
                <text:p>0.023113</text:p>
                <draw:g>
                  <svg:desc>'LFP - Cell 2'.D39:'LFP - Cell 2'.D46</svg:desc>
                </draw:g>
              </table:table-cell>
              <table:table-cell office:value-type="float" office:value="0.016552">
                <text:p>0.016552</text:p>
                <draw:g>
                  <svg:desc>'LFP - Cell 2'.E39:'LFP - Cell 2'.E46</svg:desc>
                </draw:g>
              </table:table-cell>
              <table:table-cell office:value-type="float" office:value="0.013543">
                <text:p>0.013543</text:p>
                <draw:g>
                  <svg:desc>'LFP - Cell 2'.F39:'LFP - Cell 2'.F46</svg:desc>
                </draw:g>
              </table:table-cell>
              <table:table-cell office:value-type="float" office:value="0.011279">
                <text:p>0.011279</text:p>
                <draw:g>
                  <svg:desc>'LFP - Cell 2'.G39:'LFP - Cell 2'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2578">
                <text:p>0.032578</text:p>
              </table:table-cell>
              <table:table-cell office:value-type="float" office:value="0.024515">
                <text:p>0.024515</text:p>
              </table:table-cell>
              <table:table-cell office:value-type="float" office:value="0.0161">
                <text:p>0.0161</text:p>
              </table:table-cell>
              <table:table-cell office:value-type="float" office:value="0.01327">
                <text:p>0.01327</text:p>
              </table:table-cell>
              <table:table-cell office:value-type="float" office:value="0.011012">
                <text:p>0.011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2351">
                <text:p>0.032351</text:p>
              </table:table-cell>
              <table:table-cell office:value-type="float" office:value="0.023783">
                <text:p>0.023783</text:p>
              </table:table-cell>
              <table:table-cell office:value-type="float" office:value="0.015341">
                <text:p>0.015341</text:p>
              </table:table-cell>
              <table:table-cell office:value-type="float" office:value="0.01444">
                <text:p>0.01444</text:p>
              </table:table-cell>
              <table:table-cell office:value-type="float" office:value="0.010823">
                <text:p>0.01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2458">
                <text:p>0.032458</text:p>
              </table:table-cell>
              <table:table-cell office:value-type="float" office:value="0.025022">
                <text:p>0.025022</text:p>
              </table:table-cell>
              <table:table-cell office:value-type="float" office:value="0.017695">
                <text:p>0.017695</text:p>
              </table:table-cell>
              <table:table-cell office:value-type="float" office:value="0.013132">
                <text:p>0.013132</text:p>
              </table:table-cell>
              <table:table-cell office:value-type="float" office:value="0.011727">
                <text:p>0.011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4457">
                <text:p>0.034457</text:p>
              </table:table-cell>
              <table:table-cell office:value-type="float" office:value="0.027072">
                <text:p>0.027072</text:p>
              </table:table-cell>
              <table:table-cell office:value-type="float" office:value="0.018963">
                <text:p>0.018963</text:p>
              </table:table-cell>
              <table:table-cell office:value-type="float" office:value="0.013988">
                <text:p>0.013988</text:p>
              </table:table-cell>
              <table:table-cell office:value-type="float" office:value="0.011737">
                <text:p>0.011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5373">
                <text:p>0.035373</text:p>
              </table:table-cell>
              <table:table-cell office:value-type="float" office:value="0.026185">
                <text:p>0.026185</text:p>
              </table:table-cell>
              <table:table-cell office:value-type="float" office:value="0.020314">
                <text:p>0.020314</text:p>
              </table:table-cell>
              <table:table-cell office:value-type="float" office:value="0.016251">
                <text:p>0.016251</text:p>
              </table:table-cell>
              <table:table-cell office:value-type="float" office:value="0.011209">
                <text:p>0.011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37015">
                <text:p>0.037015</text:p>
              </table:table-cell>
              <table:table-cell office:value-type="float" office:value="0.032497">
                <text:p>0.032497</text:p>
              </table:table-cell>
              <table:table-cell office:value-type="float" office:value="0.021514">
                <text:p>0.021514</text:p>
              </table:table-cell>
              <table:table-cell office:value-type="float" office:value="0.016694">
                <text:p>0.016694</text:p>
              </table:table-cell>
              <table:table-cell office:value-type="float" office:value="0.012182">
                <text:p>0.012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40178">
                <text:p>0.040178</text:p>
              </table:table-cell>
              <table:table-cell office:value-type="float" office:value="0.059558">
                <text:p>0.059558</text:p>
              </table:table-cell>
              <table:table-cell office:value-type="float" office:value="0.03251">
                <text:p>0.03251</text:p>
              </table:table-cell>
              <table:table-cell office:value-type="float" office:value="0.024378">
                <text:p>0.024378</text:p>
              </table:table-cell>
              <table:table-cell office:value-type="float" office:value="0.01722">
                <text:p>0.017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